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4900000143459387DD.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Tahoma1" svg:font-family="Tahoma" style:font-family-generic="swiss"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4" svg:font-family="Tahoma"/>
    <style:font-face style:name="Courier New1" svg:font-family="'Courier New'" style:font-family-generic="modern"/>
    <style:font-face style:name="宋体" svg:font-family="宋体" style:font-family-generic="roman"/>
    <style:font-face style:name="Helv" svg:font-family="Helv" style:font-family-generic="swiss"/>
    <style:font-face style:name="Courier" svg:font-family="Courier" style:font-family-generic="modern" style:font-pitch="fixed"/>
    <style:font-face style:name="Courier New" svg:font-family="'Courier New'" style:font-family-generic="modern" style:font-pitch="fixed"/>
    <style:font-face style:name="Lucida Sans Unicode1" svg:font-family="'Lucida Sans Unicode'" style:font-pitch="variable"/>
    <style:font-face style:name="SimSun" svg:font-family="SimSun, 宋体" style:font-pitch="variable"/>
    <style:font-face style:name="Tahoma3" svg:font-family="Tahom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ourier New2" svg:font-family="'Courier New'" style:font-family-generic="swiss" style:font-pitch="variable"/>
    <style:font-face style:name="Helv1" svg:font-family="Helv"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2" svg:font-family="Tahoma" style:font-family-generic="system" style:font-pitch="variable"/>
  </office:font-face-decls>
  <office:automatic-styles>
    <style:style style:name="Table2" style:family="table">
      <style:table-properties style:width="6.0111in" fo:margin-left="-0.0076in" fo:margin-right="-0.0035in" table:align="margins" style:writing-mode="lr-tb"/>
    </style:style>
    <style:style style:name="Table2.A" style:family="table-column">
      <style:table-column-properties style:column-width="1.1757in" style:rel-column-width="12817*"/>
    </style:style>
    <style:style style:name="Table2.B" style:family="table-column">
      <style:table-column-properties style:column-width="4.8354in" style:rel-column-width="52718*"/>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Table1" style:family="table">
      <style:table-properties style:width="4.9028in" fo:margin-left="0.4035in" fo:margin-right="0.6938in" table:align="margins" style:writing-mode="lr-tb"/>
    </style:style>
    <style:style style:name="Table1.A" style:family="table-column">
      <style:table-column-properties style:column-width="0.7361in" style:rel-column-width="9839*"/>
    </style:style>
    <style:style style:name="Table1.B" style:family="table-column">
      <style:table-column-properties style:column-width="1.7292in" style:rel-column-width="23113*"/>
    </style:style>
    <style:style style:name="Table1.C" style:family="table-column">
      <style:table-column-properties style:column-width="1.3in" style:rel-column-width="17376*"/>
    </style:style>
    <style:style style:name="Table1.D" style:family="table-column">
      <style:table-column-properties style:column-width="1.1375in" style:rel-column-width="15207*"/>
    </style:style>
    <style:style style:name="Table1.A1" style:family="table-cell">
      <style:table-cell-properties fo:padding="0.0382in" fo:border-left="0.0007in solid #000000" fo:border-right="none" fo:border-top="0.0007in solid #000000" fo:border-bottom="0.0007in solid #000000"/>
    </style:style>
    <style:style style:name="Table1.D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D2" style:family="table-cell">
      <style:table-cell-properties fo:padding="0.0382in" fo:border-left="0.0007in solid #000000" fo:border-right="0.0007in solid #000000" fo:border-top="none" fo:border-bottom="0.0007in solid #000000"/>
    </style:style>
    <style:style style:name="P1" style:family="paragraph" style:parent-style-name="Frame_20_contents">
      <style:paragraph-properties fo:text-align="center" style:justify-single-word="false"/>
    </style:style>
    <style:style style:name="P2" style:family="paragraph" style:parent-style-name="Body_20_Text_20_First_20_Indent">
      <style:paragraph-properties fo:text-align="center" style:justify-single-word="false"/>
      <style:text-properties style:font-name="Times" fo:font-size="16pt" fo:font-weight="bold" style:font-size-asian="16pt" style:font-weight-asian="bold" style:font-size-complex="16pt"/>
    </style:style>
    <style:style style:name="P3" style:family="paragraph" style:parent-style-name="Contents_20_1">
      <style:paragraph-properties>
        <style:tab-stops>
          <style:tab-stop style:position="6in" style:type="right" style:leader-style="dotted" style:leader-text="."/>
        </style:tab-stops>
      </style:paragraph-properties>
    </style:style>
    <style:style style:name="P4" style:family="paragraph" style:parent-style-name="Contents_20_2">
      <style:paragraph-properties>
        <style:tab-stops>
          <style:tab-stop style:position="6in" style:type="right" style:leader-style="dotted" style:leader-text="."/>
        </style:tab-stops>
      </style:paragraph-properties>
    </style:style>
    <style:style style:name="P5" style:family="paragraph" style:parent-style-name="Contents_20_3">
      <style:paragraph-properties>
        <style:tab-stops>
          <style:tab-stop style:position="6in" style:type="right" style:leader-style="dotted" style:leader-text="."/>
        </style:tab-stops>
      </style:paragraph-properties>
    </style:style>
    <style:style style:name="P6" style:family="paragraph" style:parent-style-name="Default_20_Text">
      <style:paragraph-properties>
        <style:tab-stops>
          <style:tab-stop style:position="0.5in"/>
          <style:tab-stop style:position="5.8264in" style:type="right" style:leader-style="dotted" style:leader-text="."/>
        </style:tab-stops>
      </style:paragraph-properties>
    </style:style>
    <style:style style:name="P7" style:family="paragraph" style:parent-style-name="Default_20_Text">
      <style:text-properties fo:color="#000000" style:font-name="Times New Roman" fo:font-size="8pt" fo:font-weight="normal" style:font-size-asian="8pt" style:font-weight-asian="normal" style:font-size-complex="8pt" style:font-weight-complex="normal"/>
    </style:style>
    <style:style style:name="P8" style:family="paragraph" style:parent-style-name="Default_20_Text">
      <style:paragraph-properties fo:line-height="100%"/>
      <style:text-properties fo:color="#000000" style:font-name="Times New Roman" fo:font-size="8pt" fo:font-weight="normal" style:font-size-asian="8pt" style:font-weight-asian="normal" style:font-size-complex="8pt" style:font-weight-complex="normal"/>
    </style:style>
    <style:style style:name="P9" style:family="paragraph" style:parent-style-name="Default_20_Text">
      <style:text-properties fo:color="#000000" style:font-name="Times New Roman" fo:font-size="12pt" fo:font-weight="normal" style:font-size-asian="12pt" style:font-weight-asian="normal" style:font-size-complex="12pt" style:font-weight-complex="normal"/>
    </style:style>
    <style:style style:name="P10" style:family="paragraph" style:parent-style-name="Default_20_Text">
      <style:paragraph-properties fo:line-height="100%"/>
    </style:style>
    <style:style style:name="P11" style:family="paragraph" style:parent-style-name="Default_20_Text">
      <style:paragraph-properties fo:line-height="100%"/>
      <style:text-properties fo:font-size="12pt" fo:font-weight="normal" style:font-size-asian="12pt" style:font-weight-asian="normal" style:font-size-complex="12pt" style:font-weight-complex="normal"/>
    </style:style>
    <style:style style:name="P12" style:family="paragraph" style:parent-style-name="Default_20_Text">
      <style:paragraph-properties fo:line-height="100%"/>
      <style:text-properties fo:font-weight="normal" style:font-weight-asian="normal" style:font-weight-complex="normal"/>
    </style:style>
    <style:style style:name="P13" style:family="paragraph" style:parent-style-name="Default_20_Text">
      <style:paragraph-properties fo:line-height="100%"/>
      <style:text-properties fo:font-size="14pt" fo:font-weight="bold" style:font-size-asian="14pt" style:font-weight-asian="bold" style:font-size-complex="14pt" style:font-weight-complex="bold"/>
    </style:style>
    <style:style style:name="P14" style:family="paragraph" style:parent-style-name="Default_20_Text">
      <style:paragraph-properties fo:line-height="100%"/>
      <style:text-properties style:font-name="Courier New" fo:font-size="10pt" fo:font-weight="normal" style:font-size-asian="10pt" style:font-weight-asian="normal" style:font-size-complex="10pt" style:font-weight-complex="normal"/>
    </style:style>
    <style:style style:name="P15" style:family="paragraph" style:parent-style-name="Default_20_Text">
      <style:paragraph-properties fo:line-height="100%"/>
      <style:text-properties style:font-name="Courier New" fo:font-size="10pt" fo:font-weight="normal" style:font-size-asian="10pt" style:language-asian="zh" style:country-asian="CN" style:font-weight-asian="normal" style:font-size-complex="10pt" style:font-weight-complex="normal"/>
    </style:style>
    <style:style style:name="P16" style:family="paragraph" style:parent-style-name="Text_20_Body_20_Single">
      <style:text-properties fo:color="#000000"/>
    </style:style>
    <style:style style:name="P17" style:family="paragraph" style:parent-style-name="Text_20_Body_20_Single">
      <style:paragraph-properties fo:text-align="center" style:justify-single-word="false"/>
      <style:text-properties fo:color="#000000"/>
    </style:style>
    <style:style style:name="P18" style:family="paragraph" style:parent-style-name="Text_20_Body_20_Single">
      <style:text-properties fo:font-size="12pt" fo:font-style="normal" style:font-size-asian="12pt" style:font-style-asian="normal" style:font-size-complex="12pt" style:font-style-complex="normal"/>
    </style:style>
    <style:style style:name="P19" style:family="paragraph" style:parent-style-name="Text_20_Body_20_Single">
      <style:text-properties style:font-name="Times New Roman" fo:font-size="12pt" fo:font-style="normal" style:font-size-asian="12pt" style:font-style-asian="normal" style:font-size-complex="12pt" style:font-style-complex="normal"/>
    </style:style>
    <style:style style:name="P20" style:family="paragraph" style:parent-style-name="Text_20_Body_20_Single">
      <style:paragraph-properties fo:text-align="center" style:justify-single-word="false"/>
      <style:text-properties fo:font-size="10pt" fo:font-weight="bold" style:font-size-asian="10pt" style:font-weight-asian="bold" style:font-size-complex="10pt" style:font-weight-complex="bold"/>
    </style:style>
    <style:style style:name="P21" style:family="paragraph" style:parent-style-name="Text_20_Body_20_Single">
      <style:text-properties style:font-name="Courier New2" fo:font-size="10pt" style:font-name-asian="Courier New2" style:font-size-asian="10pt" style:font-name-complex="Courier New2" style:font-size-complex="10pt"/>
    </style:style>
    <style:style style:name="P22" style:family="paragraph" style:parent-style-name="Text_20_Body_20_Single">
      <style:paragraph-properties fo:margin-left="0.5in" fo:margin-right="0in" fo:text-indent="0in" style:auto-text-indent="false"/>
      <style:text-properties fo:font-size="10pt" fo:font-style="italic" style:font-size-asian="10pt" style:font-style-asian="italic" style:font-size-complex="10pt" style:font-style-complex="italic"/>
    </style:style>
    <style:style style:name="P23" style:family="paragraph" style:parent-style-name="Text_20_Body_20_Single">
      <style:paragraph-properties fo:margin-left="0.5in" fo:margin-right="0in" fo:text-indent="0in" style:auto-text-indent="false"/>
      <style:text-properties fo:color="#000000" fo:font-size="10pt" fo:font-style="italic" style:font-size-asian="10pt" style:font-style-asian="italic" style:font-size-complex="10pt" style:font-style-complex="italic"/>
    </style:style>
    <style:style style:name="P24" style:family="paragraph" style:parent-style-name="Text_20_Body_20_Single">
      <style:paragraph-properties fo:margin-left="0.5in" fo:margin-right="0in" fo:line-height="0.1in" fo:text-indent="0in" style:auto-text-indent="false"/>
      <style:text-properties style:font-name="Courier New" fo:font-size="8pt" style:font-size-asian="8pt" style:font-size-complex="8pt"/>
    </style:style>
    <style:style style:name="P25" style:family="paragraph" style:parent-style-name="Text_20_Body_20_Single">
      <style:paragraph-properties fo:margin-left="0.5in" fo:margin-right="0in" fo:line-height="0.1in" fo:text-indent="0in" style:auto-text-indent="false"/>
      <style:text-properties style:font-name="Courier New" fo:font-size="8pt" fo:language="it" fo:country="IT" style:font-size-asian="8pt" style:font-size-complex="8pt"/>
    </style:style>
    <style:style style:name="P26" style:family="paragraph" style:parent-style-name="Table_20_Contents">
      <style:text-properties fo:font-weight="bold" style:font-weight-asian="bold" style:font-weight-complex="bold"/>
    </style:style>
    <style:style style:name="P27" style:family="paragraph" style:parent-style-name="Table_20_Contents">
      <style:text-properties style:language-asian="zh" style:country-asian="CN"/>
    </style:style>
    <style:style style:name="P28" style:family="paragraph" style:parent-style-name="Table_20_Contents">
      <style:paragraph-properties fo:text-align="center" style:justify-single-word="false"/>
      <style:text-properties style:font-name="Courier New" fo:font-size="10pt" fo:font-weight="bold" style:font-size-asian="10pt" style:font-weight-asian="bold" style:font-size-complex="10pt" style:font-weight-complex="bold"/>
    </style:style>
    <style:style style:name="P29" style:family="paragraph" style:parent-style-name="Table_20_Contents">
      <style:text-properties style:font-name="Courier New" fo:font-size="8pt" style:font-size-asian="8pt" style:font-size-complex="8pt"/>
    </style:style>
    <style:style style:name="P30" style:family="paragraph" style:parent-style-name="Body_20_Text_20_First_20_Indent" style:master-page-name="Standard">
      <style:paragraph-properties fo:text-align="center" style:justify-single-word="false" style:page-number="auto"/>
      <style:text-properties style:font-name="Times" fo:font-size="16pt" fo:font-weight="bold" style:font-size-asian="16pt" style:font-weight-asian="bold" style:font-size-complex="16pt"/>
    </style:style>
    <style:style style:name="P31" style:family="paragraph" style:parent-style-name="Heading_20_2">
      <style:text-properties fo:color="#000000" style:font-name="Arial" fo:font-size="14pt" fo:font-weight="bold" style:font-size-asian="14pt" style:font-weight-asian="bold" style:font-size-complex="14pt" style:font-weight-complex="bold"/>
    </style:style>
    <style:style style:name="P32" style:family="paragraph" style:parent-style-name="Heading_20_2">
      <style:paragraph-properties fo:margin-left="0in" fo:margin-right="0in" fo:text-indent="0in" style:auto-text-indent="false"/>
      <style:text-properties fo:font-style="normal" style:font-style-asian="normal" style:font-style-complex="normal"/>
    </style:style>
    <style:style style:name="P33" style:family="paragraph" style:parent-style-name="Text_20_Body_20_Single" style:list-style-name="WW8Num45">
      <style:text-properties fo:color="#000000" fo:font-size="10pt" style:font-size-asian="10pt" style:font-size-complex="10pt"/>
    </style:style>
    <style:style style:name="P34" style:family="paragraph" style:parent-style-name="Text_20_Body_20_Single">
      <style:text-properties fo:color="#000000" style:font-name="Times New Roman" fo:font-size="8pt" fo:font-style="italic" fo:font-weight="bold" style:font-size-asian="8pt" style:font-style-asian="italic" style:font-weight-asian="bold" style:font-size-complex="8pt" style:font-style-complex="italic" style:font-weight-complex="bold"/>
    </style:style>
    <style:style style:name="P35" style:family="paragraph" style:parent-style-name="Text_20_Body_20_Single">
      <style:text-properties fo:color="#000000" fo:font-style="italic" fo:font-weight="bold" style:font-style-asian="italic" style:font-weight-asian="bold" style:font-style-complex="italic" style:font-weight-complex="bold"/>
    </style:style>
    <style:style style:name="P36" style:family="paragraph" style:parent-style-name="Text_20_Body_20_Single" style:list-style-name="L2"/>
    <style:style style:name="P37" style:family="paragraph" style:parent-style-name="Text_20_Body_20_Single" style:list-style-name="L3"/>
    <style:style style:name="P38" style:family="paragraph" style:parent-style-name="Text_20_Body_20_Single" style:list-style-name="L4"/>
    <style:style style:name="P39" style:family="paragraph" style:parent-style-name="Text_20_Body_20_Single" style:list-style-name="L14"/>
    <style:style style:name="P40" style:family="paragraph" style:parent-style-name="Text_20_Body_20_Single" style:list-style-name="L15"/>
    <style:style style:name="P41" style:family="paragraph" style:parent-style-name="Text_20_Body_20_Single" style:list-style-name="L16"/>
    <style:style style:name="P42" style:family="paragraph" style:parent-style-name="Text_20_Body_20_Single" style:list-style-name="L17"/>
    <style:style style:name="P43" style:family="paragraph" style:parent-style-name="Default_20_Text">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Times New Roman" fo:font-size="12pt" style:font-name-asian="Times New Roman" style:font-size-asian="12pt" style:font-name-complex="宋体" style:font-size-complex="12pt"/>
    </style:style>
    <style:style style:name="P44" style:family="paragraph" style:parent-style-name="Default_20_Text" style:list-style-name="L1"/>
    <style:style style:name="P45" style:family="paragraph" style:parent-style-name="Default_20_Text" style:list-style-name="L5">
      <style:paragraph-properties fo:line-height="100%"/>
    </style:style>
    <style:style style:name="P46" style:family="paragraph" style:parent-style-name="Default_20_Text" style:list-style-name="L6">
      <style:paragraph-properties fo:line-height="100%"/>
    </style:style>
    <style:style style:name="P47" style:family="paragraph" style:parent-style-name="Default_20_Text" style:list-style-name="L7">
      <style:paragraph-properties fo:line-height="100%"/>
    </style:style>
    <style:style style:name="P48" style:family="paragraph" style:parent-style-name="Default_20_Text" style:list-style-name="L9">
      <style:paragraph-properties fo:line-height="100%"/>
    </style:style>
    <style:style style:name="P49" style:family="paragraph" style:parent-style-name="Default_20_Text" style:list-style-name="L10">
      <style:paragraph-properties fo:line-height="100%"/>
    </style:style>
    <style:style style:name="P50" style:family="paragraph" style:parent-style-name="Default_20_Text" style:list-style-name="L12">
      <style:paragraph-properties fo:line-height="100%"/>
    </style:style>
    <style:style style:name="P51" style:family="paragraph" style:parent-style-name="Default_20_Text" style:list-style-name="L6">
      <style:paragraph-properties fo:line-height="100%"/>
      <style:text-properties fo:font-weight="normal" style:font-weight-asian="normal" style:font-weight-complex="normal"/>
    </style:style>
    <style:style style:name="P52" style:family="paragraph" style:parent-style-name="Default_20_Text" style:list-style-name="L7">
      <style:paragraph-properties fo:line-height="100%"/>
      <style:text-properties fo:font-weight="normal" style:font-weight-asian="normal" style:font-weight-complex="normal"/>
    </style:style>
    <style:style style:name="P53" style:family="paragraph" style:parent-style-name="Default_20_Text" style:list-style-name="L5">
      <style:paragraph-properties fo:line-height="100%"/>
      <style:text-properties fo:font-weight="normal" style:font-weight-asian="normal" style:font-weight-complex="normal"/>
    </style:style>
    <style:style style:name="P54" style:family="paragraph" style:parent-style-name="Default_20_Text" style:list-style-name="L10">
      <style:paragraph-properties fo:line-height="100%"/>
      <style:text-properties fo:font-weight="normal" style:font-weight-asian="normal" style:font-weight-complex="normal"/>
    </style:style>
    <style:style style:name="P55" style:family="paragraph" style:parent-style-name="Default_20_Text" style:list-style-name="L12">
      <style:paragraph-properties fo:line-height="100%"/>
      <style:text-properties fo:font-weight="normal" style:font-weight-asian="normal" style:font-weight-complex="normal"/>
    </style:style>
    <style:style style:name="P56" style:family="paragraph" style:parent-style-name="Default_20_Text" style:list-style-name="L7">
      <style:paragraph-properties fo:line-height="100%"/>
      <style:text-properties style:font-name="Courier New" fo:font-size="10pt" fo:font-weight="normal" style:font-size-asian="10pt" style:font-weight-asian="normal" style:font-size-complex="10pt" style:font-weight-complex="normal"/>
    </style:style>
    <style:style style:name="P57" style:family="paragraph" style:parent-style-name="Default_20_Text">
      <style:paragraph-properties fo:line-height="100%"/>
      <style:text-properties fo:font-size="12pt" fo:font-weight="normal" style:font-size-asian="12pt" style:font-weight-asian="normal" style:font-size-complex="12pt" style:font-weight-complex="normal"/>
    </style:style>
    <style:style style:name="P58" style:family="paragraph" style:parent-style-name="Default_20_Text" style:list-style-name="L12">
      <style:paragraph-properties fo:line-height="100%"/>
      <style:text-properties style:font-name="Times New Roman" fo:font-size="12pt" fo:font-weight="normal" style:font-size-asian="12pt" style:font-weight-asian="normal" style:font-size-complex="12pt" style:font-weight-complex="normal"/>
    </style:style>
    <style:style style:name="P59" style:family="paragraph" style:parent-style-name="Default_20_Text">
      <style:text-properties fo:color="#000000" style:font-name="Times New Roman" fo:font-size="12pt" fo:font-weight="bold" style:font-size-asian="12pt" style:font-weight-asian="bold" style:font-size-complex="12pt" style:font-weight-complex="bold"/>
    </style:style>
    <style:style style:name="P60" style:family="paragraph" style:parent-style-name="Default_20_Text" style:list-style-name="L8" style:master-page-name="">
      <style:paragraph-properties fo:margin-left="0.2965in" fo:margin-right="0in" fo:line-height="100%" fo:text-indent="0in" style:auto-text-indent="false" style:page-number="auto" fo:background-color="transparent" style:shadow="none">
        <style:background-image/>
      </style:paragraph-properties>
      <style:text-properties fo:font-weight="normal" style:font-weight-asian="normal" style:font-weight-complex="normal"/>
    </style:style>
    <style:style style:name="P61" style:family="paragraph" style:parent-style-name="Default_20_Text" style:list-style-name="L13" style:master-page-name="">
      <style:paragraph-properties fo:margin-left="0.2965in" fo:margin-right="0in" fo:line-height="100%" fo:text-indent="0in" style:auto-text-indent="false" style:page-number="auto" fo:background-color="transparent" style:shadow="none">
        <style:background-image/>
      </style:paragraph-properties>
      <style:text-properties fo:font-weight="normal" style:font-weight-asian="normal" style:font-weight-complex="normal"/>
    </style:style>
    <style:style style:name="P62" style:family="paragraph" style:parent-style-name="Default_20_Text" style:list-style-name="L8">
      <style:paragraph-properties fo:margin-left="0.2965in" fo:margin-right="0in" fo:line-height="100%" fo:text-indent="0in" style:auto-text-indent="false" fo:background-color="transparent" style:shadow="none">
        <style:background-image/>
      </style:paragraph-properties>
      <style:text-properties fo:font-weight="normal" style:font-weight-asian="normal" style:font-weight-complex="normal"/>
    </style:style>
    <style:style style:name="P63" style:family="paragraph" style:parent-style-name="Default_20_Text" style:list-style-name="L13">
      <style:paragraph-properties fo:margin-left="0.2965in" fo:margin-right="0in" fo:line-height="100%" fo:text-indent="0in" style:auto-text-indent="false" fo:background-color="transparent" style:shadow="none">
        <style:background-image/>
      </style:paragraph-properties>
      <style:text-properties fo:font-weight="normal" style:font-weight-asian="normal" style:font-weight-complex="normal"/>
    </style:style>
    <style:style style:name="P64" style:family="paragraph" style:parent-style-name="Default_20_Text" style:list-style-name="L11">
      <style:paragraph-properties fo:margin-left="-0.5in" fo:margin-right="0in" fo:line-height="100%" fo:text-indent="0in" style:auto-text-indent="false"/>
      <style:text-properties style:font-name="Courier New" fo:font-size="10pt" fo:font-weight="normal" style:font-size-asian="10pt" style:font-weight-asian="normal" style:font-size-complex="10pt" style:font-weight-complex="normal"/>
    </style:style>
    <style:style style:name="P65" style:family="paragraph">
      <style:paragraph-properties fo:text-align="center" style:writing-mode="lr-tb"/>
      <style:text-properties fo:font-size="24pt"/>
    </style:style>
    <style:style style:name="P66" style:family="paragraph">
      <style:paragraph-properties fo:text-align="center" style:writing-mode="lr-tb"/>
    </style:style>
    <style:style style:name="P67" style:family="paragraph">
      <style:paragraph-properties style:writing-mode="lr-tb"/>
    </style:style>
    <style:style style:name="P68" style:family="paragraph">
      <style:paragraph-properties fo:text-align="center" style:writing-mode="lr-tb"/>
      <style:text-properties fo:font-size="7pt" style:font-size-asian="7pt" style:font-size-complex="7pt"/>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fo:font-style="italic" fo:font-weight="normal" style:font-style-asian="normal" style:font-weight-asian="bold" style:font-style-complex="italic" style:font-weight-complex="normal"/>
    </style:style>
    <style:style style:name="T3" style:family="text">
      <style:text-properties fo:font-style="italic" style:font-style-asian="italic" style:font-style-complex="italic"/>
    </style:style>
    <style:style style:name="T4" style:family="text">
      <style:text-properties fo:color="#000000"/>
    </style:style>
    <style:style style:name="T5" style:family="text">
      <style:text-properties fo:color="#000000" style:font-name="Times New Roman" fo:font-size="12pt" style:font-name-asian="Courier" style:font-size-asian="12pt" style:font-name-complex="Courier" style:font-size-complex="12pt"/>
    </style:style>
    <style:style style:name="T6" style:family="text">
      <style:text-properties fo:color="#000000" style:font-name="Times New Roman" fo:font-size="12pt" fo:font-style="normal" style:font-name-asian="Helv" style:font-size-asian="12pt" style:font-style-asian="normal" style:font-name-complex="Helv" style:font-size-complex="12pt" style:font-style-complex="normal"/>
    </style:style>
    <style:style style:name="T7" style:family="text">
      <style:text-properties fo:color="#000000" style:font-name="Times New Roman" fo:font-size="12pt" fo:font-weight="normal" style:font-size-asian="12pt" style:font-weight-asian="normal" style:font-size-complex="12pt" style:font-weight-complex="normal"/>
    </style:style>
    <style:style style:name="T8" style:family="text">
      <style:text-properties fo:color="#000000" style:font-name="Times New Roman" fo:font-size="12pt" fo:font-weight="bold" style:font-size-asian="12pt" style:font-weight-asian="bold" style:font-size-complex="12pt" style:font-weight-complex="bold"/>
    </style:style>
    <style:style style:name="T9" style:family="text">
      <style:text-properties fo:color="#000000" style:font-name="Times New Roman" fo:font-weight="normal" style:font-weight-asian="normal" style:font-weight-complex="normal"/>
    </style:style>
    <style:style style:name="T10" style:family="text">
      <style:text-properties fo:color="#000000" style:font-name="Times New Roman" fo:language="en" fo:country="US" fo:font-weight="normal" style:font-weight-asian="normal" style:font-weight-complex="normal"/>
    </style:style>
    <style:style style:name="T11" style:family="text">
      <style:text-properties fo:color="#000000" style:font-name="Courier New" fo:font-size="8pt" style:font-name-asian="Courier" style:font-size-asian="8pt" style:font-name-complex="Courier" style:font-size-complex="8pt"/>
    </style:style>
    <style:style style:name="T12" style:family="text">
      <style:text-properties fo:color="#000000" style:font-name="Courier New" fo:font-size="10pt" style:font-name-asian="Courier" style:font-size-asian="10pt" style:font-name-complex="Courier" style:font-size-complex="10pt"/>
    </style:style>
    <style:style style:name="T13" style:family="text">
      <style:text-properties fo:color="#000000" style:font-name="Courier New" fo:font-size="10pt" fo:font-style="normal" style:font-name-asian="Helv" style:font-size-asian="10pt" style:font-style-asian="normal" style:font-name-complex="Helv" style:font-size-complex="10pt" style:font-style-complex="normal"/>
    </style:style>
    <style:style style:name="T14" style:family="text">
      <style:text-properties fo:color="#000000" style:font-name="Courier New" fo:font-size="10pt" fo:font-weight="normal" style:font-size-asian="10pt" style:font-weight-asian="normal" style:font-size-complex="10pt" style:font-weight-complex="normal"/>
    </style:style>
    <style:style style:name="T15" style:family="text">
      <style:text-properties fo:color="#000000" style:font-name="Courier New" fo:font-size="9pt" fo:font-style="normal" style:font-name-asian="Helv" style:font-size-asian="9pt" style:font-style-asian="normal" style:font-name-complex="Helv" style:font-size-complex="9pt" style:font-style-complex="normal"/>
    </style:style>
    <style:style style:name="T16" style:family="text">
      <style:text-properties fo:color="#000000" style:font-name="Courier New" fo:font-size="9pt" style:font-name-asian="Helv" style:font-size-asian="9pt" style:font-name-complex="Helv" style:font-size-complex="9pt"/>
    </style:style>
    <style:style style:name="T17" style:family="text">
      <style:text-properties fo:color="#000000" style:text-position="33% 80%" style:font-name="Times New Roman" fo:font-weight="normal" style:font-weight-asian="normal" style:font-weight-complex="normal"/>
    </style:style>
    <style:style style:name="T18" style:family="text">
      <style:text-properties fo:color="#000000" style:font-name="Helv" fo:font-size="10pt" fo:font-style="normal" style:font-name-asian="Helv" style:font-size-asian="10pt" style:font-style-asian="normal" style:font-name-complex="Helv" style:font-size-complex="10pt" style:font-style-complex="normal"/>
    </style:style>
    <style:style style:name="T19" style:family="text">
      <style:text-properties fo:color="#000000" fo:font-style="italic" fo:font-weight="bold" style:font-style-asian="italic" style:font-weight-asian="bold" style:font-style-complex="italic" style:font-weight-complex="bold"/>
    </style:style>
    <style:style style:name="T20" style:family="text">
      <style:text-properties fo:color="#000000" fo:font-style="normal" fo:font-weight="normal" style:font-style-asian="normal" style:font-weight-asian="normal" style:font-style-complex="normal" style:font-weight-complex="normal"/>
    </style:style>
    <style:style style:name="T21" style:family="text">
      <style:text-properties fo:color="#000000" fo:font-style="normal" fo:font-weight="bold" style:font-style-asian="normal" style:font-weight-asian="bold" style:font-style-complex="normal" style:font-weight-complex="bold"/>
    </style:style>
    <style:style style:name="T22" style:family="text">
      <style:text-properties fo:color="#000000" style:font-name="Courier New2" fo:font-size="10pt" fo:font-weight="normal" style:font-name-asian="Courier New2" style:font-size-asian="10pt" style:font-weight-asian="normal" style:font-name-complex="Courier New2" style:font-size-complex="10pt" style:font-weight-complex="normal"/>
    </style:style>
    <style:style style:name="T23" style:family="text">
      <style:text-properties fo:font-weight="bold" style:font-weight-asian="bold" style:font-weight-complex="bold"/>
    </style:style>
    <style:style style:name="T24" style:family="text">
      <style:text-properties style:text-position="super 58%"/>
    </style:style>
    <style:style style:name="T25" style:family="text">
      <style:text-properties style:language-asian="zh" style:country-asian="CN"/>
    </style:style>
    <style:style style:name="T26" style:family="text">
      <style:text-properties fo:color="#ff6600" fo:language="zxx" fo:country="none" style:language-asian="zxx" style:country-asian="none" style:language-complex="he" style:country-complex="IL"/>
    </style:style>
    <style:style style:name="T27" style:family="text">
      <style:text-properties fo:font-size="10pt" fo:font-weight="bold" style:font-size-asian="10pt" style:font-weight-asian="bold" style:font-size-complex="10pt" style:font-weight-complex="bold"/>
    </style:style>
    <style:style style:name="T28" style:family="text">
      <style:text-properties fo:font-size="10pt" fo:font-style="italic" style:font-size-asian="10pt" style:font-style-asian="italic" style:font-size-complex="10pt" style:font-style-complex="italic"/>
    </style:style>
    <style:style style:name="T29" style:family="text">
      <style:text-properties fo:font-size="10pt" style:font-size-asian="10pt" style:font-size-complex="10pt"/>
    </style:style>
    <style:style style:name="T30" style:family="text">
      <style:text-properties style:font-name="Courier New"/>
    </style:style>
    <style:style style:name="T31" style:family="text">
      <style:text-properties style:font-name="Courier New" fo:font-size="10pt" style:font-size-asian="10pt" style:font-size-complex="10pt"/>
    </style:style>
    <style:style style:name="T32" style:family="text">
      <style:text-properties style:font-name="Courier New" fo:font-size="10pt" style:font-size-asian="10pt" style:language-asian="zh" style:country-asian="CN" style:font-size-complex="10pt"/>
    </style:style>
    <style:style style:name="T33" style:family="text">
      <style:text-properties style:font-name="Courier New" fo:font-size="10pt" fo:font-style="normal" style:font-size-asian="10pt" style:font-style-asian="normal" style:font-size-complex="10pt" style:font-style-complex="normal"/>
    </style:style>
    <style:style style:name="T34" style:family="text">
      <style:text-properties style:font-name="Courier New" fo:font-size="10pt" fo:font-style="normal" style:font-size-asian="10pt" style:language-asian="zh" style:country-asian="CN" style:font-style-asian="normal" style:font-size-complex="10pt" style:font-style-complex="normal"/>
    </style:style>
    <style:style style:name="T35" style:family="text">
      <style:text-properties style:font-name="Courier New" fo:font-size="10pt" fo:font-style="normal" style:font-name-asian="Courier New" style:font-size-asian="10pt" style:language-asian="zh" style:country-asian="CN" style:font-style-asian="normal" style:font-size-complex="10pt" style:font-style-complex="normal"/>
    </style:style>
    <style:style style:name="T36" style:family="text">
      <style:text-properties style:font-name="Courier New" fo:font-size="10pt" fo:font-style="normal" fo:font-weight="normal" style:font-size-asian="10pt" style:font-style-asian="normal" style:font-weight-asian="normal" style:font-size-complex="10pt" style:font-style-complex="normal" style:font-weight-complex="normal"/>
    </style:style>
    <style:style style:name="T37" style:family="text">
      <style:text-properties style:font-name="Courier New" fo:font-size="10pt" fo:font-style="italic" style:font-name-asian="Courier New" style:font-size-asian="10pt" style:language-asian="zh" style:country-asian="CN" style:font-style-asian="italic" style:font-size-complex="10pt" style:font-style-complex="italic"/>
    </style:style>
    <style:style style:name="T38" style:family="text">
      <style:text-properties style:font-name="Courier New" fo:font-size="10pt" fo:font-style="italic" fo:font-weight="normal" style:font-size-asian="10pt" style:font-style-asian="italic" style:font-weight-asian="normal" style:font-size-complex="10pt" style:font-style-complex="italic" style:font-weight-complex="normal"/>
    </style:style>
    <style:style style:name="T39" style:family="text">
      <style:text-properties style:font-name="Courier New" fo:font-size="10pt" fo:font-style="italic" style:font-size-asian="10pt" style:font-style-asian="italic" style:font-size-complex="10pt" style:font-style-complex="italic"/>
    </style:style>
    <style:style style:name="T40" style:family="text">
      <style:text-properties style:font-name="Courier New" fo:font-size="10pt" fo:language="en" fo:country="US" fo:font-style="normal" style:font-name-asian="Courier New" style:font-size-asian="10pt" style:language-asian="zh" style:country-asian="CN" style:font-style-asian="normal" style:font-size-complex="10pt" style:font-style-complex="normal"/>
    </style:style>
    <style:style style:name="T41" style:family="text">
      <style:text-properties style:font-name="Courier New" fo:font-size="10pt" fo:font-weight="normal" style:font-size-asian="10pt" style:font-weight-asian="normal" style:font-size-complex="10pt" style:font-weight-complex="normal"/>
    </style:style>
    <style:style style:name="T42" style:family="text">
      <style:text-properties style:font-name="Courier New" fo:font-size="10pt" fo:language="nl" fo:country="BE" fo:font-weight="normal" style:font-size-asian="10pt" style:font-weight-asian="normal" style:font-size-complex="10pt" style:font-weight-complex="normal"/>
    </style:style>
    <style:style style:name="T43" style:family="text">
      <style:text-properties style:font-name="Courier New" fo:font-size="8pt" style:font-size-asian="8pt" style:font-size-complex="8pt"/>
    </style:style>
    <style:style style:name="T44" style:family="text">
      <style:text-properties style:font-name="Courier New" fo:font-size="12pt" style:font-size-asian="12pt" style:font-size-complex="12pt"/>
    </style:style>
    <style:style style:name="T45" style:family="text">
      <style:text-properties style:font-name="Courier New" fo:font-size="12pt" fo:language="en" fo:country="US" fo:font-style="normal" style:font-name-asian="Times New Roman" style:font-size-asian="12pt" style:language-asian="zh" style:country-asian="CN" style:font-style-asian="normal" style:font-size-complex="12pt" style:font-style-complex="normal"/>
    </style:style>
    <style:style style:name="T46" style:family="text">
      <style:text-properties style:font-name="Courier New" fo:font-size="11pt" style:font-size-asian="11pt" style:font-size-complex="11pt"/>
    </style:style>
    <style:style style:name="T47" style:family="text">
      <style:text-properties style:font-name="Courier New" fo:font-size="9pt" fo:font-style="normal" style:font-size-asian="9pt" style:font-style-asian="normal" style:font-size-complex="9pt" style:font-style-complex="normal"/>
    </style:style>
    <style:style style:name="T48" style:family="text">
      <style:text-properties style:font-name="Courier New2" fo:font-size="10pt" style:font-name-asian="Courier New2" style:font-size-asian="10pt" style:font-name-complex="Courier New2" style:font-size-complex="10pt"/>
    </style:style>
    <style:style style:name="T49" style:family="text">
      <style:text-properties style:font-name="Courier New2" fo:font-size="10pt" fo:font-style="normal" style:font-name-asian="Courier New2" style:font-size-asian="10pt" style:font-style-asian="normal" style:font-name-complex="Courier New2" style:font-size-complex="10pt" style:font-style-complex="normal"/>
    </style:style>
    <style:style style:name="T50" style:family="text">
      <style:text-properties fo:font-size="12pt" style:font-size-asian="12pt" style:font-size-complex="12pt"/>
    </style:style>
    <style:style style:name="T51" style:family="text">
      <style:text-properties fo:font-size="12pt" fo:font-style="normal" style:font-size-asian="12pt" style:font-style-asian="normal" style:font-size-complex="12pt" style:font-style-complex="normal"/>
    </style:style>
    <style:style style:name="T52" style:family="text">
      <style:text-properties fo:font-size="12pt" fo:font-style="normal" style:font-size-asian="12pt" style:language-asian="zh" style:country-asian="CN" style:font-style-asian="normal" style:font-size-complex="12pt" style:font-style-complex="normal"/>
    </style:style>
    <style:style style:name="T53" style:family="text">
      <style:text-properties fo:font-size="12pt" fo:font-style="normal" fo:font-weight="bold" style:font-size-asian="12pt" style:font-style-asian="normal" style:font-weight-asian="bold" style:font-size-complex="12pt" style:font-style-complex="normal" style:font-weight-complex="bold"/>
    </style:style>
    <style:style style:name="T54" style:family="text">
      <style:text-properties fo:font-size="12pt" fo:font-style="italic" style:font-size-asian="12pt" style:font-style-asian="italic" style:font-size-complex="12pt" style:font-style-complex="italic"/>
    </style:style>
    <style:style style:name="T55" style:family="text">
      <style:text-properties fo:font-size="12pt" fo:font-weight="normal" style:font-size-asian="12pt" style:font-weight-asian="normal" style:font-size-complex="12pt" style:font-weight-complex="normal"/>
    </style:style>
    <style:style style:name="T56" style:family="text">
      <style:text-properties style:font-name="Times New Roman" fo:font-size="12pt" style:font-size-asian="12pt" style:font-size-complex="12pt"/>
    </style:style>
    <style:style style:name="T57" style:family="text">
      <style:text-properties style:font-name="Times New Roman" fo:font-size="12pt" fo:font-weight="bold" style:font-size-asian="12pt" style:font-weight-asian="bold" style:font-size-complex="12pt" style:font-weight-complex="bold"/>
    </style:style>
    <style:style style:name="T58" style:family="text">
      <style:text-properties style:font-name="Times New Roman" fo:font-size="12pt" fo:font-style="normal" style:font-size-asian="12pt" style:font-style-asian="normal" style:font-size-complex="12pt" style:font-style-complex="normal"/>
    </style:style>
    <style:style style:name="T59" style:family="text">
      <style:text-properties style:font-name="Times New Roman" fo:font-size="12pt" fo:font-style="normal" style:font-size-asian="12pt" style:language-asian="zh" style:country-asian="CN" style:font-style-asian="normal" style:font-size-complex="12pt" style:font-style-complex="normal"/>
    </style:style>
    <style:style style:name="T60" style:family="text">
      <style:text-properties style:font-name="Times New Roman" fo:font-size="12pt" fo:font-style="normal" fo:font-weight="bold" style:font-size-asian="12pt" style:font-style-asian="normal" style:font-weight-asian="bold" style:font-size-complex="12pt" style:font-style-complex="normal" style:font-weight-complex="bold"/>
    </style:style>
    <style:style style:name="T61" style:family="text">
      <style:text-properties style:font-name="Times New Roman" fo:font-size="12pt" fo:language="en" fo:country="US" fo:font-style="normal" style:font-name-asian="Times New Roman" style:font-size-asian="12pt" style:language-asian="zh" style:country-asian="CN" style:font-style-asian="normal" style:font-size-complex="12pt" style:font-style-complex="normal"/>
    </style:style>
    <style:style style:name="T62" style:family="text">
      <style:text-properties style:font-name="Times New Roman" fo:font-size="12pt" fo:language="en" fo:country="US" fo:font-style="normal" style:font-name-asian="Courier New" style:font-size-asian="12pt" style:language-asian="zh" style:country-asian="CN" style:font-style-asian="normal" style:font-size-complex="12pt" style:font-style-complex="normal"/>
    </style:style>
    <style:style style:name="T63" style:family="text">
      <style:text-properties style:font-name="Times New Roman" fo:font-size="12pt" fo:font-weight="normal" style:font-size-asian="12pt" style:font-weight-asian="normal" style:font-size-complex="12pt" style:font-weight-complex="normal"/>
    </style:style>
    <style:style style:name="T64" style:family="text">
      <style:text-properties style:font-name="Times New Roman" fo:font-size="10pt" style:font-size-asian="10pt" style:font-size-complex="10pt"/>
    </style:style>
    <style:style style:name="T65" style:family="text">
      <style:text-properties style:font-name="Times New Roman" fo:font-size="8pt" style:font-size-asian="8pt" style:font-size-complex="8pt"/>
    </style:style>
    <style:style style:name="T66" style:family="text">
      <style:text-properties style:font-name="Times New Roman" fo:font-size="9pt" style:font-size-asian="9pt" style:font-size-complex="9pt"/>
    </style:style>
    <style:style style:name="T67" style:family="text">
      <style:text-properties fo:font-weight="normal" style:font-weight-asian="normal" style:font-weight-complex="normal"/>
    </style:style>
    <style:style style:name="T68" style:family="text">
      <style:text-properties fo:font-style="normal" fo:font-weight="normal" style:font-style-asian="normal" style:font-weight-asian="normal" style:font-style-complex="normal" style:font-weight-complex="normal"/>
    </style:style>
    <style:style style:name="T69" style:family="text">
      <style:text-properties fo:font-style="normal" style:font-style-asian="normal" style:font-style-complex="normal"/>
    </style:style>
    <style:style style:name="T70" style:family="text">
      <style:text-properties fo:color="#000000" style:font-name="Times New Roman" fo:font-size="12pt" fo:language="en" fo:country="US" style:font-name-asian="SimSun" style:font-size-asian="12pt" style:language-asian="zh" style:country-asian="CN" style:font-name-complex="Times New Roman" style:font-size-complex="12pt" style:language-complex="ar" style:country-complex="SA"/>
    </style:style>
    <style:style style:name="T71" style:family="text">
      <style:text-properties style:use-window-font-color="true" style:font-name="Times New Roman" fo:font-size="10pt" fo:language="en" fo:country="US" fo:font-weight="bold" style:font-name-asian="SimSun" style:font-size-asian="10pt" style:language-asian="zh" style:country-asian="CN" style:font-weight-asian="bold" style:font-name-complex="Times New Roman" style:font-size-complex="10pt" style:language-complex="ar" style:country-complex="SA" style:font-weight-complex="bold"/>
    </style:style>
    <style:style style:name="T72" style:family="text">
      <style:text-properties style:use-window-font-color="true" style:font-name="Times New Roman" fo:font-size="8pt" fo:language="en" fo:country="US" style:font-name-asian="SimSun" style:font-size-asian="8pt" style:language-asian="zh" style:country-asian="CN" style:font-name-complex="Times New Roman" style:font-size-complex="8pt" style:language-complex="ar" style:country-complex="SA"/>
    </style:style>
    <style:style style:name="T73" style:family="text">
      <style:text-properties fo:color="#0000ff" style:font-name="Times New Roman" fo:font-size="12pt" fo:language="en" fo:country="US" style:font-name-asian="SimSun" style:font-size-asian="12pt" style:language-asian="zh" style:country-asian="CN" style:font-name-complex="Times New Roman" style:font-size-complex="12pt" style:language-complex="ar" style:country-complex="SA"/>
    </style:style>
    <style:style style:name="T74" style:family="text">
      <style:text-properties fo:color="#ff6600" style:font-name="Times New Roman" fo:font-size="12pt" fo:language="en" fo:country="US" style:font-name-asian="SimSun" style:font-size-asian="12pt" style:language-asian="zh" style:country-asian="CN" style:font-name-complex="Times New Roman" style:font-size-complex="12pt" style:language-complex="ar" style:country-complex="SA"/>
    </style:style>
    <style:style style:name="T75" style:family="text">
      <style:text-properties fo:color="#0000ff" style:font-name="Times New Roman" fo:font-size="7pt" fo:language="en" fo:country="US" fo:font-weight="bold" style:font-name-asian="SimSun" style:font-size-asian="7pt" style:language-asian="zh" style:country-asian="CN" style:font-weight-asian="bold" style:font-name-complex="Times New Roman" style:font-size-complex="7pt" style:language-complex="ar" style:country-complex="SA" style:font-weight-complex="bold"/>
    </style:style>
    <style:style style:name="T76" style:family="text">
      <style:text-properties fo:color="#ff6600" style:font-name="Times New Roman" fo:font-size="7pt" fo:language="en" fo:country="US" fo:font-weight="bold" style:font-name-asian="SimSun" style:font-size-asian="7pt" style:language-asian="zh" style:country-asian="CN" style:font-weight-asian="bold" style:font-name-complex="Times New Roman" style:font-size-complex="7pt" style:language-complex="ar" style:country-complex="SA" style:font-weight-complex="bold"/>
    </style:style>
    <style:style style:name="T77" style:family="text">
      <style:text-properties style:use-window-font-color="true" style:font-name="Times New Roman" fo:font-size="12pt" fo:language="en" fo:country="US" style:font-name-asian="SimSun" style:font-size-asian="12pt" style:language-asian="zh" style:country-asian="CN" style:font-name-complex="Times New Roman" style:font-size-complex="12pt" style:language-complex="ar" style:country-complex="SA"/>
    </style:style>
    <style:style style:name="T78" style:family="text">
      <style:text-properties fo:color="#ff0000" style:font-name="Times New Roman" fo:font-size="12pt" fo:language="en" fo:country="US" style:font-name-asian="SimSun" style:font-size-asian="12pt" style:language-asian="zh" style:country-asian="CN" style:font-name-complex="Times New Roman" style:font-size-complex="12pt" style:language-complex="ar" style:country-complex="SA"/>
    </style:style>
    <style:style style:name="T79" style:family="text">
      <style:text-properties fo:color="#000000" style:font-name="Times New Roman" fo:font-size="10pt" fo:language="en" fo:country="US" fo:font-weight="bold" style:font-name-asian="SimSun" style:font-size-asian="10pt" style:language-asian="zh" style:country-asian="CN" style:font-weight-asian="bold" style:font-name-complex="Times New Roman" style:font-size-complex="10pt" style:language-complex="ar" style:country-complex="SA" style:font-weight-complex="bold"/>
    </style:style>
    <style:style style:name="fr1" style:family="graphic" style:parent-style-name="Frame">
      <style:graphic-properties fo:margin-left="0in" fo:margin-right="0in" fo:margin-top="0in" fo:margin-bottom="0in" style:wrap="run-through" style:number-wrapped-paragraphs="no-limit" style:vertical-pos="top" style:vertical-rel="paragraph-content" style:horizontal-pos="right" style:horizontal-rel="paragraph-content" fo:padding="0in" fo:border="none"/>
    </style:style>
    <style:style style:name="fr2"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2">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3">
      <text:list-level-style-bullet text:level="1" text:style-name="Bullet_20_Symbols" style:num-suffix="." text:bullet-char="•">
        <style:list-level-properties text:min-label-width="0.1965in"/>
        <style:text-properties style:font-name="Tahoma1"/>
      </text:list-level-style-bullet>
      <text:list-level-style-bullet text:level="2" text:style-name="Bullet_20_Symbols" style:num-suffix="." text:bullet-char="•">
        <style:list-level-properties text:space-before="0.1972in" text:min-label-width="0.1965in"/>
        <style:text-properties style:font-name="Tahoma1"/>
      </text:list-level-style-bullet>
      <text:list-level-style-bullet text:level="3" text:style-name="Bullet_20_Symbols" style:num-suffix="." text:bullet-char="•">
        <style:list-level-properties text:space-before="0.3937in" text:min-label-width="0.1965in"/>
        <style:text-properties style:font-name="Tahoma1"/>
      </text:list-level-style-bullet>
      <text:list-level-style-bullet text:level="4" text:style-name="Bullet_20_Symbols" style:num-suffix="." text:bullet-char="•">
        <style:list-level-properties text:space-before="0.5909in" text:min-label-width="0.1965in"/>
        <style:text-properties style:font-name="Tahoma1"/>
      </text:list-level-style-bullet>
      <text:list-level-style-bullet text:level="5" text:style-name="Bullet_20_Symbols" style:num-suffix="." text:bullet-char="•">
        <style:list-level-properties text:space-before="0.7874in" text:min-label-width="0.1965in"/>
        <style:text-properties style:font-name="Tahoma1"/>
      </text:list-level-style-bullet>
      <text:list-level-style-bullet text:level="6" text:style-name="Bullet_20_Symbols" style:num-suffix="." text:bullet-char="•">
        <style:list-level-properties text:space-before="0.9846in" text:min-label-width="0.1965in"/>
        <style:text-properties style:font-name="Tahoma1"/>
      </text:list-level-style-bullet>
      <text:list-level-style-bullet text:level="7" text:style-name="Bullet_20_Symbols" style:num-suffix="." text:bullet-char="•">
        <style:list-level-properties text:space-before="1.1815in" text:min-label-width="0.1965in"/>
        <style:text-properties style:font-name="Tahoma1"/>
      </text:list-level-style-bullet>
      <text:list-level-style-bullet text:level="8" text:style-name="Bullet_20_Symbols" style:num-suffix="." text:bullet-char="•">
        <style:list-level-properties text:space-before="1.3787in" text:min-label-width="0.1965in"/>
        <style:text-properties style:font-name="Tahoma1"/>
      </text:list-level-style-bullet>
      <text:list-level-style-bullet text:level="9" text:style-name="Bullet_20_Symbols" style:num-suffix="." text:bullet-char="•">
        <style:list-level-properties text:space-before="1.5752in" text:min-label-width="0.1965in"/>
        <style:text-properties style:font-name="Tahoma1"/>
      </text:list-level-style-bullet>
      <text:list-level-style-bullet text:level="10" text:style-name="Bullet_20_Symbols" style:num-suffix="." text:bullet-char="•">
        <style:list-level-properties text:space-before="1.7724in" text:min-label-width="0.1965in"/>
        <style:text-properties style:font-name="Tahoma1"/>
      </text:list-level-style-bullet>
    </text:list-style>
    <text:list-style style:name="L4">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5">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6">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
      <text:list-level-style-number text:level="1"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9">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10">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1">
      <text:list-level-style-number text:level="1" text:style-name="Numbering_20_Symbols" style:num-suffix="." style:num-format="1" text:start-value="5">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2">
      <text:list-level-style-number text:level="1" text:style-name="Numbering_20_Symbols" style:num-suffix="." style:num-format="1" text:start-value="4">
        <style:list-level-properties text:min-label-width="0.1965in"/>
      </text:list-level-style-number>
      <text:list-level-style-number text:level="2" text:style-name="Numbering_20_Symbols" style:num-suffix="." style:num-format="1" text:start-value="4">
        <style:list-level-properties text:space-before="0.1972in" text:min-label-width="0.1965in"/>
      </text:list-level-style-number>
      <text:list-level-style-number text:level="3" text:style-name="Numbering_20_Symbols" style:num-suffix="." style:num-format="1" text:start-value="4">
        <style:list-level-properties text:space-before="0.3937in" text:min-label-width="0.1965in"/>
      </text:list-level-style-number>
      <text:list-level-style-number text:level="4" text:style-name="Numbering_20_Symbols" style:num-suffix="." style:num-format="1" text:start-value="4">
        <style:list-level-properties text:space-before="0.5909in" text:min-label-width="0.1965in"/>
      </text:list-level-style-number>
      <text:list-level-style-number text:level="5" text:style-name="Numbering_20_Symbols" style:num-suffix="." style:num-format="1" text:start-value="4">
        <style:list-level-properties text:space-before="0.7874in" text:min-label-width="0.1965in"/>
      </text:list-level-style-number>
      <text:list-level-style-number text:level="6" text:style-name="Numbering_20_Symbols" style:num-suffix="." style:num-format="1" text:start-value="4">
        <style:list-level-properties text:space-before="0.9846in" text:min-label-width="0.1965in"/>
      </text:list-level-style-number>
      <text:list-level-style-number text:level="7" text:style-name="Numbering_20_Symbols" style:num-suffix="." style:num-format="1" text:start-value="4">
        <style:list-level-properties text:space-before="1.1815in" text:min-label-width="0.1965in"/>
      </text:list-level-style-number>
      <text:list-level-style-number text:level="8" text:style-name="Numbering_20_Symbols" style:num-suffix="." style:num-format="1" text:start-value="4">
        <style:list-level-properties text:space-before="1.3787in" text:min-label-width="0.1965in"/>
      </text:list-level-style-number>
      <text:list-level-style-number text:level="9" text:style-name="Numbering_20_Symbols" style:num-suffix="." style:num-format="1" text:start-value="4">
        <style:list-level-properties text:space-before="1.5752in" text:min-label-width="0.1965in"/>
      </text:list-level-style-number>
      <text:list-level-style-number text:level="10" text:style-name="Numbering_20_Symbols" style:num-suffix="." style:num-format="1" text:start-value="4">
        <style:list-level-properties text:space-before="1.7724in" text:min-label-width="0.1965in"/>
      </text:list-level-style-number>
    </text:list-style>
    <text:list-style style:name="L13">
      <text:list-level-style-number text:level="1"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14">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15">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16">
      <text:list-level-style-bullet text:level="1" text:style-name="Bullet_20_Symbols" style:num-suffix="." text:bullet-char="•">
        <style:list-level-properties text:min-label-width="0.1965in"/>
        <style:text-properties style:font-name="Tahoma1"/>
      </text:list-level-style-bullet>
      <text:list-level-style-bullet text:level="2" text:style-name="Bullet_20_Symbols" style:num-suffix="." text:bullet-char="•">
        <style:list-level-properties text:space-before="0.1972in" text:min-label-width="0.1965in"/>
        <style:text-properties style:font-name="Tahoma1"/>
      </text:list-level-style-bullet>
      <text:list-level-style-bullet text:level="3" text:style-name="Bullet_20_Symbols" style:num-suffix="." text:bullet-char="•">
        <style:list-level-properties text:space-before="0.3937in" text:min-label-width="0.1965in"/>
        <style:text-properties style:font-name="Tahoma1"/>
      </text:list-level-style-bullet>
      <text:list-level-style-bullet text:level="4" text:style-name="Bullet_20_Symbols" style:num-suffix="." text:bullet-char="•">
        <style:list-level-properties text:space-before="0.5909in" text:min-label-width="0.1965in"/>
        <style:text-properties style:font-name="Tahoma1"/>
      </text:list-level-style-bullet>
      <text:list-level-style-bullet text:level="5" text:style-name="Bullet_20_Symbols" style:num-suffix="." text:bullet-char="•">
        <style:list-level-properties text:space-before="0.7874in" text:min-label-width="0.1965in"/>
        <style:text-properties style:font-name="Tahoma1"/>
      </text:list-level-style-bullet>
      <text:list-level-style-bullet text:level="6" text:style-name="Bullet_20_Symbols" style:num-suffix="." text:bullet-char="•">
        <style:list-level-properties text:space-before="0.9846in" text:min-label-width="0.1965in"/>
        <style:text-properties style:font-name="Tahoma1"/>
      </text:list-level-style-bullet>
      <text:list-level-style-bullet text:level="7" text:style-name="Bullet_20_Symbols" style:num-suffix="." text:bullet-char="•">
        <style:list-level-properties text:space-before="1.1815in" text:min-label-width="0.1965in"/>
        <style:text-properties style:font-name="Tahoma1"/>
      </text:list-level-style-bullet>
      <text:list-level-style-bullet text:level="8" text:style-name="Bullet_20_Symbols" style:num-suffix="." text:bullet-char="•">
        <style:list-level-properties text:space-before="1.3787in" text:min-label-width="0.1965in"/>
        <style:text-properties style:font-name="Tahoma1"/>
      </text:list-level-style-bullet>
      <text:list-level-style-bullet text:level="9" text:style-name="Bullet_20_Symbols" style:num-suffix="." text:bullet-char="•">
        <style:list-level-properties text:space-before="1.5752in" text:min-label-width="0.1965in"/>
        <style:text-properties style:font-name="Tahoma1"/>
      </text:list-level-style-bullet>
      <text:list-level-style-bullet text:level="10" text:style-name="Bullet_20_Symbols" style:num-suffix="." text:bullet-char="•">
        <style:list-level-properties text:space-before="1.7724in" text:min-label-width="0.1965in"/>
        <style:text-properties style:font-name="Tahoma1"/>
      </text:list-level-style-bullet>
    </text:list-style>
    <text:list-style style:name="L17">
      <text:list-level-style-bullet text:level="1" text:style-name="Bullet_20_Symbols" style:num-suffix="." text:bullet-char="•">
        <style:list-level-properties text:min-label-width="0.1965in"/>
        <style:text-properties style:font-name="Tahoma1"/>
      </text:list-level-style-bullet>
      <text:list-level-style-bullet text:level="2" text:style-name="Bullet_20_Symbols" style:num-suffix="." text:bullet-char="•">
        <style:list-level-properties text:space-before="0.1972in" text:min-label-width="0.1965in"/>
        <style:text-properties style:font-name="Tahoma1"/>
      </text:list-level-style-bullet>
      <text:list-level-style-bullet text:level="3" text:style-name="Bullet_20_Symbols" style:num-suffix="." text:bullet-char="•">
        <style:list-level-properties text:space-before="0.3937in" text:min-label-width="0.1965in"/>
        <style:text-properties style:font-name="Tahoma1"/>
      </text:list-level-style-bullet>
      <text:list-level-style-bullet text:level="4" text:style-name="Bullet_20_Symbols" style:num-suffix="." text:bullet-char="•">
        <style:list-level-properties text:space-before="0.5909in" text:min-label-width="0.1965in"/>
        <style:text-properties style:font-name="Tahoma1"/>
      </text:list-level-style-bullet>
      <text:list-level-style-bullet text:level="5" text:style-name="Bullet_20_Symbols" style:num-suffix="." text:bullet-char="•">
        <style:list-level-properties text:space-before="0.7874in" text:min-label-width="0.1965in"/>
        <style:text-properties style:font-name="Tahoma1"/>
      </text:list-level-style-bullet>
      <text:list-level-style-bullet text:level="6" text:style-name="Bullet_20_Symbols" style:num-suffix="." text:bullet-char="•">
        <style:list-level-properties text:space-before="0.9846in" text:min-label-width="0.1965in"/>
        <style:text-properties style:font-name="Tahoma1"/>
      </text:list-level-style-bullet>
      <text:list-level-style-bullet text:level="7" text:style-name="Bullet_20_Symbols" style:num-suffix="." text:bullet-char="•">
        <style:list-level-properties text:space-before="1.1815in" text:min-label-width="0.1965in"/>
        <style:text-properties style:font-name="Tahoma1"/>
      </text:list-level-style-bullet>
      <text:list-level-style-bullet text:level="8" text:style-name="Bullet_20_Symbols" style:num-suffix="." text:bullet-char="•">
        <style:list-level-properties text:space-before="1.3787in" text:min-label-width="0.1965in"/>
        <style:text-properties style:font-name="Tahoma1"/>
      </text:list-level-style-bullet>
      <text:list-level-style-bullet text:level="9" text:style-name="Bullet_20_Symbols" style:num-suffix="." text:bullet-char="•">
        <style:list-level-properties text:space-before="1.5752in" text:min-label-width="0.1965in"/>
        <style:text-properties style:font-name="Tahoma1"/>
      </text:list-level-style-bullet>
      <text:list-level-style-bullet text:level="10" text:style-name="Bullet_20_Symbols" style:num-suffix="." text:bullet-char="•">
        <style:list-level-properties text:space-before="1.7724in" text:min-label-width="0.1965in"/>
        <style:text-properties style:font-name="Tahoma1"/>
      </text:list-level-style-bullet>
    </text:list-style>
    <style:style style:name="gr1" style:family="graphic">
      <style:graphic-properties style:run-through="foreground" style:wrap="run-through" style:number-wrapped-paragraphs="no-limit" style:vertical-pos="from-top" style:horizontal-pos="from-left" style:horizontal-rel="paragraph" draw:wrap-influence-on-position="once-concurrent" style:flow-with-text="false"/>
    </style:style>
    <style:style style:name="gr2" style:family="graphic">
      <style:graphic-properties draw:stroke="none" draw:fill="none" draw:fill-color="#ffffff" draw:textarea-horizontal-align="left" draw:textarea-vertical-align="top" draw:auto-grow-height="false" fo:padding-top="0.0902in" fo:padding-bottom="0.0902in" fo:padding-left="0.1736in" fo:padding-right="0.1736in" fo:wrap-option="no-wrap" draw:shadow="hidden" style:run-through="foreground"/>
    </style:style>
    <style:style style:name="gr3" style:family="graphic">
      <style:graphic-properties draw:stroke="dash" draw:stroke-dash="Dash_20_2" svg:stroke-width="0.0138in" svg:stroke-color="#ff6600" draw:stroke-linejoin="miter" draw:fill="solid" draw:fill-color="#ffffff" draw:opacity="0%" draw:textarea-horizontal-align="left" draw:textarea-vertical-align="top" draw:auto-grow-height="false" fo:padding-top="0.0902in" fo:padding-bottom="0.0902in" fo:padding-left="0.1736in" fo:padding-right="0.1736in" fo:wrap-option="no-wrap" draw:shadow="hidden" style:run-through="foreground"/>
    </style:style>
    <style:style style:name="gr4" style:family="graphic">
      <style:graphic-properties draw:stroke="dash" draw:stroke-dash="Dash_20_3" svg:stroke-width="0.0138in" svg:stroke-color="#0000ff" draw:stroke-linejoin="miter" draw:fill="none" draw:fill-color="#0000ff" draw:textarea-horizontal-align="left" draw:textarea-vertical-align="top" draw:auto-grow-height="false" fo:padding-top="0.0902in" fo:padding-bottom="0.0902in" fo:padding-left="0.1736in" fo:padding-right="0.1736in" fo:wrap-option="no-wrap" draw:shadow="hidden" style:run-through="foreground"/>
    </style:style>
    <style:style style:name="gr5" style:family="graphic">
      <style:graphic-properties draw:stroke="solid" svg:stroke-width="0.0102in" svg:stroke-color="#000000" draw:stroke-linejoin="miter" draw:fill="solid" draw:fill-color="#0000ff" draw:opacity="50%" draw:textarea-horizontal-align="justify" draw:textarea-vertical-align="middle" draw:auto-grow-height="false" draw:auto-grow-width="false" fo:min-height="0.039in" fo:padding-top="0.05in" fo:padding-bottom="0.05in" fo:padding-left="0.1in" fo:padding-right="0.1in" fo:wrap-option="no-wrap" draw:shadow="hidden" style:run-through="foreground"/>
    </style:style>
    <style:style style:name="gr6" style:family="graphic">
      <style:graphic-properties draw:stroke="solid" svg:stroke-width="0.0102in" svg:stroke-color="#000000" draw:stroke-linejoin="miter" draw:fill="solid" draw:fill-color="#339966" draw:opacity="58%" draw:textarea-horizontal-align="justify" draw:textarea-vertical-align="middle" draw:auto-grow-height="false" draw:auto-grow-width="false" fo:min-height="0.039in" fo:padding-top="0.05in" fo:padding-bottom="0.05in" fo:padding-left="0.1in" fo:padding-right="0.1in" fo:wrap-option="no-wrap" draw:shadow="hidden" style:run-through="foreground"/>
    </style:style>
    <style:style style:name="gr7" style:family="graphic">
      <style:graphic-properties draw:stroke="solid" svg:stroke-width="0.0102in" svg:stroke-color="#000000" draw:stroke-linejoin="miter" draw:fill="solid" draw:fill-color="#339966" draw:opacity="61%" draw:textarea-horizontal-align="justify" draw:textarea-vertical-align="middle" draw:auto-grow-height="false" draw:auto-grow-width="false" fo:min-height="0.039in" fo:padding-top="0.05in" fo:padding-bottom="0.05in" fo:padding-left="0.1in" fo:padding-right="0.1in" fo:wrap-option="no-wrap" draw:shadow="hidden" style:run-through="foreground"/>
    </style:style>
    <style:style style:name="gr8" style:family="graphic">
      <style:graphic-properties draw:stroke="solid" svg:stroke-width="0.0102in" svg:stroke-color="#000000" draw:stroke-linejoin="miter" draw:fill="solid" draw:fill-color="#33cccc" draw:textarea-horizontal-align="justify" draw:textarea-vertical-align="middle" draw:auto-grow-height="false" draw:auto-grow-width="false" fo:min-height="0.039in" fo:padding-top="0.05in" fo:padding-bottom="0.05in" fo:padding-left="0.1in" fo:padding-right="0.1in" fo:wrap-option="no-wrap" draw:shadow="hidden" style:run-through="foreground"/>
    </style:style>
    <style:style style:name="gr9" style:family="graphic">
      <style:graphic-properties draw:stroke="solid" svg:stroke-width="0.0102in" svg:stroke-color="#000000" draw:stroke-linejoin="miter" draw:fill="solid" draw:fill-color="#ff9900" draw:textarea-horizontal-align="justify" draw:textarea-vertical-align="middle" draw:auto-grow-height="false" draw:auto-grow-width="false" fo:min-height="0.039in" fo:padding-top="0.05in" fo:padding-bottom="0.05in" fo:padding-left="0.1in" fo:padding-right="0.1in" fo:wrap-option="no-wrap" draw:shadow="hidden" style:run-through="foreground"/>
    </style:style>
    <style:style style:name="gr10" style:family="graphic">
      <style:graphic-properties draw:stroke="none" draw:fill="solid" draw:fill-color="#ffffff" draw:opacity="0%" draw:textarea-horizontal-align="justify" draw:textarea-vertical-align="middle" draw:auto-grow-height="false" draw:auto-grow-width="false" fo:min-height="0.039in" fo:padding-top="0.05in" fo:padding-bottom="0.05in" fo:padding-left="0.1in" fo:padding-right="0.1in" fo:wrap-option="no-wrap" draw:shadow="hidden" style:run-through="foreground"/>
    </style:style>
    <style:style style:name="gr11" style:family="graphic">
      <style:graphic-properties draw:stroke="solid" svg:stroke-width="0.0138in" svg:stroke-color="#ff9900" draw:stroke-linejoin="miter" draw:fill="none" draw:fill-color="#ffffff" draw:textarea-horizontal-align="left" draw:textarea-vertical-align="top" draw:auto-grow-height="false" fo:padding-top="0.0902in" fo:padding-bottom="0.0902in" fo:padding-left="0.1736in" fo:padding-right="0.1736in" fo:wrap-option="no-wrap" draw:shadow="hidden" style:run-through="foreground"/>
    </style:style>
    <style:style style:name="gr12" style:family="graphic">
      <style:graphic-properties draw:stroke="solid" svg:stroke-width="0.0138in" svg:stroke-color="#0000ff" draw:stroke-linejoin="miter" draw:fill="none" draw:fill-color="#ffffff" draw:textarea-horizontal-align="left" draw:textarea-vertical-align="top" draw:auto-grow-height="false" fo:padding-top="0.0902in" fo:padding-bottom="0.0902in" fo:padding-left="0.1736in" fo:padding-right="0.1736in" fo:wrap-option="no-wrap" draw:shadow="hidden" style:run-through="foreground"/>
    </style:style>
    <style:style style:name="gr13" style:family="graphic">
      <style:graphic-properties draw:stroke="solid" svg:stroke-width="0.0102in" svg:stroke-color="#ff0000" draw:stroke-linejoin="miter" draw:fill="none" draw:fill-color="#ffffff" draw:textarea-horizontal-align="left" draw:textarea-vertical-align="top" draw:auto-grow-height="false" fo:padding-top="0.0902in" fo:padding-bottom="0.0902in" fo:padding-left="0.1736in" fo:padding-right="0.1736in" fo:wrap-option="no-wrap" draw:shadow="hidden"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xCAT 2.X Monitoring How-to <text:s/></text:p>
      <text:p text:style-name="P2">10/09/2009</text:p>
      <text:p text:style-name="Date"/>
      <text:table-of-content text:style-name="Sect1" text:protected="true" text:name="Table of Contents1">
        <text:table-of-content-source text:outline-level="4">
          <text:index-title-template text:style-name="Contents_20_Heading">Table of Contents</text:index-title-template>
          <text:table-of-content-entry-template text:outline-level="1" text:style-name="Contents_20_1">
            <text:index-entry-link-start/>
            <text:index-entry-chapter/>
            <text:index-entry-span> </text:index-entry-span>
            <text:index-entry-text/>
            <text:index-entry-link-end/>
            <text:index-entry-tab-stop style:type="right" style:leader-char="."/>
            <text:index-entry-page-number/>
          </text:table-of-content-entry-template>
          <text:table-of-content-entry-template text:outline-level="2" text:style-name="Contents_20_2">
            <text:index-entry-link-start/>
            <text:index-entry-chapter/>
            <text:index-entry-span> </text:index-entry-span>
            <text:index-entry-text/>
            <text:index-entry-link-end/>
            <text:index-entry-tab-stop style:type="right" style:leader-char="."/>
            <text:index-entry-page-number/>
          </text:table-of-content-entry-template>
          <text:table-of-content-entry-template text:outline-level="3" text:style-name="Contents_20_3">
            <text:index-entry-link-start/>
            <text:index-entry-chapter/>
            <text:index-entry-span> </text:index-entry-span>
            <text:index-entry-text/>
            <text:index-entry-link-end/>
            <text:index-entry-tab-stop style:type="right" style:leader-char="."/>
            <text:index-entry-page-number/>
          </text:table-of-content-entry-template>
          <text:table-of-content-entry-template text:outline-level="4" text:style-name="Contents_20_4">
            <text:index-entry-link-start/>
            <text:index-entry-chapter/>
            <text:index-entry-span> </text:index-entry-span>
            <text:index-entry-text/>
            <text:index-entry-link-end/>
            <text:index-entry-tab-stop style:type="right" style:leader-char="."/>
            <text:index-entry-page-number/>
          </text:table-of-content-entry-template>
          <text:table-of-content-entry-template text:outline-level="5" text:style-name="Contents_20_5">
            <text:index-entry-link-start/>
            <text:index-entry-chapter/>
            <text:index-entry-link-end/>
            <text:index-entry-link-start/>
            <text:index-entry-link-end/>
            <text:index-entry-chapter/>
            <text:index-entry-text/>
            <text:index-entry-tab-stop style:type="right" style:leader-char="."/>
            <text:index-entry-page-number/>
          </text:table-of-content-entry-template>
          <text:table-of-content-entry-template text:outline-level="6" text:style-name="Contents_20_6">
            <text:index-entry-link-start/>
            <text:index-entry-chapter/>
            <text:index-entry-link-end/>
            <text:index-entry-link-start/>
            <text:index-entry-link-end/>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link-end/>
            <text:index-entry-link-start/>
            <text:index-entry-link-end/>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link-end/>
            <text:index-entry-link-start/>
            <text:index-entry-link-end/>
            <text:index-entry-chapter/>
            <text:index-entry-text/>
            <text:index-entry-tab-stop style:type="right" style:leader-char="."/>
            <text:index-entry-page-number/>
          </text:table-of-content-entry-template>
          <text:table-of-content-entry-template text:outline-level="9" text:style-name="Contents_20_9">
            <text:index-entry-link-start/>
            <text:index-entry-chapter/>
            <text:index-entry-link-end/>
            <text:index-entry-link-start/>
            <text:index-entry-link-end/>
            <text:index-entry-chapter/>
            <text:index-entry-text/>
            <text:index-entry-tab-stop style:type="right" style:leader-char="."/>
            <text:index-entry-page-number/>
          </text:table-of-content-entry-template>
          <text:table-of-content-entry-template text:outline-level="10" text:style-name="Contents_20_10">
            <text:index-entry-link-start/>
            <text:index-entry-chapter/>
            <text:index-entry-link-end/>
            <text:index-entry-link-start/>
            <text:index-entry-link-end/>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3"><text:a xlink:type="simple" xlink:href="#1.Introduction|outline">1.0 Introduction</text:a><text:tab/>1</text:p>
          <text:p text:style-name="P3"><text:a xlink:type="simple" xlink:href="#2. Using xCAT Monitoring Plug-in Infrastructure|outline">2.0 <text:s/>Using xCAT Monitoring Plug-in Infrastructure</text:a><text:tab/>1</text:p>
          <text:p text:style-name="P4"><text:a xlink:type="simple" xlink:href="#2.1.xCAT Monitoring Commands and How-to|outline">2.1 xCAT Monitoring Commands and How-to</text:a><text:tab/>2</text:p>
          <text:p text:style-name="P5"><text:a xlink:type="simple" xlink:href="#2.1.1.Define monitoring servers|outline">2.1.1 Define monitoring servers</text:a><text:tab/>3</text:p>
          <text:p text:style-name="P4"><text:a xlink:type="simple" xlink:href="#2.2.Install and enable monitoring|outline">2.2 Install and enable monitoring</text:a><text:tab/>4</text:p>
          <text:p text:style-name="P5"><text:a xlink:type="simple" xlink:href="#2.2.1.SNMP monitoring|outline">2.2.1 SNMP monitoring</text:a><text:tab/>4</text:p>
          <text:p text:style-name="P5"><text:a xlink:type="simple" xlink:href="#2.2.2.RMC monitoring|outline">2.2.2 RMC monitoring</text:a><text:tab/>7</text:p>
          <text:p text:style-name="P5"><text:a xlink:type="simple" xlink:href="#2.2.3.Node liveness monitoring|outline">2.2.3 Node liveness monitoring</text:a><text:tab/>10</text:p>
          <text:p text:style-name="P5"><text:a xlink:type="simple" xlink:href="#2.2.4.Ganglia monitoring|outline">2.2.4 Ganglia monitoring</text:a><text:tab/>11</text:p>
          <text:p text:style-name="P5"><text:a xlink:type="simple" xlink:href="#2.2.5.PCP (Performance Co-Pilot)|outline">2.2.5 PCP (Performance Co-Pilot)</text:a><text:tab/>12</text:p>
          <text:p text:style-name="P5"><text:a xlink:type="simple" xlink:href="#2.2.6.Node liveness monitoring with PCP|outline">2.2.6 Node liveness monitoring with PCP</text:a><text:tab/>14</text:p>
          <text:p text:style-name="P4"><text:a xlink:type="simple" xlink:href="#2.3.Create your own monitoring plug-in module|outline">2.3 Create your own monitoring plug-in module</text:a><text:tab/>14</text:p>
          <text:p text:style-name="P3"><text:a xlink:type="simple" xlink:href="#3.Using xCAT Notification Infrastructure|outline">3.0 Using xCAT Notification Infrastructure</text:a><text:tab/>16</text:p>
        </text:index-body>
      </text:table-of-content>
      <text:p text:style-name="Date"/>
      <text:p text:style-name="Date"/>
      <text:p text:style-name="P6"/>
      <text:p text:style-name="Heading_20_1">Introduction</text:p>
      <text:p text:style-name="Default_20_Text"/>
      <text:p text:style-name="Default_20_Text">There are two monitoring infrastructures introduced in xCAT 2.0. The <text:span text:style-name="T1">xCAT Monitoring Plug-in Infrastructure</text:span> allows you to plug-in one or more third party monitoring software such as Ganglia, RMC, SNMP etc. to monitor the xCAT cluster. The <text:span text:style-name="T1">xCAT Notification Infrastructure</text:span> <text:s/>allows you to watch for the changes in xCAT database tables. <text:s/></text:p>
      <text:p text:style-name="Default_20_Text"/>
      <text:p text:style-name="Heading_20_1"><text:s/>Using xCAT Monitoring Plug-in Infrastructure</text:p>
      <text:p text:style-name="Default_20_Text"/>
      <text:p text:style-name="Text_20_Body_20_Single">With xCAT 2.0, you can integrate 3rd party monitoring software into your xCAT cluster. <text:s/>The idea is to use monitoring plug-in modules that act as bridges to connect xCAT and the 3rd party software. <text:span text:style-name="T4">Though you can write your own monitoring plug-in modules (see section 2.3), <text:s/>over time, xCAT will supply a list of built-in plug-in modules for the most common monitoring software. They are:</text:span></text:p>
      <text:list xml:id="list30105184" text:style-name="WW8Num45">
        <text:list-item>
          <text:p text:style-name="P33">xCAT (xcatmon.pm)  <text:s/>(monitoring node statue using fping. released)</text:p>
        </text:list-item>
        <text:list-item>
          <text:p text:style-name="P33">SNMP (snmpmon.pm) <text:s/>(snmp monitoring. released)</text:p>
        </text:list-item>
        <text:list-item>
          <text:p text:style-name="P33">RMC (rmcmon.pm)    <text:s/>(released)</text:p>
        </text:list-item>
        <text:list-item>
          <text:p text:style-name="P33"><text:soft-page-break/>Ganglia (gangliamon.pm) <text:s/>(released)</text:p>
        </text:list-item>
        <text:list-item>
          <text:p text:style-name="P33">Nagios (nagiosmon.pm)</text:p>
        </text:list-item>
        <text:list-item>
          <text:p text:style-name="P33">Performance Co-pilot (pcpmon.pm) <text:s/></text:p>
        </text:list-item>
      </text:list>
      <text:p text:style-name="Text_20_Body_20_Single">You can pick one or more monitoring plug-ins to monitor the xCAT cluster. The following sections will demonstrate how to use the plug-ins. </text:p>
      <text:p text:style-name="P32">xCAT Monitoring Commands and How-to</text:p>
      <text:p text:style-name="Default_20_Text"/>
      <text:p text:style-name="Text_20_Body_20_Single">In xCAT, there are 8 commands available for monitoring purpose. <text:s/>They are:</text:p>
      <table:table table:name="Table2" table:style-name="Table2">
        <table:table-column table:style-name="Table2.A"/>
        <table:table-column table:style-name="Table2.B"/>
        <table:table-row>
          <table:table-cell table:style-name="Table2.A1" office:value-type="string">
            <text:p text:style-name="P26">Command</text:p>
          </table:table-cell>
          <table:table-cell table:style-name="Table2.B1" office:value-type="string">
            <text:p text:style-name="P26">Description</text:p>
          </table:table-cell>
        </table:table-row>
        <table:table-row>
          <table:table-cell table:style-name="Table2.A2" office:value-type="string">
            <text:p text:style-name="Table_20_Contents">monls </text:p>
          </table:table-cell>
          <table:table-cell table:style-name="Table2.B2" office:value-type="string">
            <text:p text:style-name="Table_20_Contents">list the current or all the monitoring plug-in names, their status and description.</text:p>
          </table:table-cell>
        </table:table-row>
        <table:table-row>
          <table:table-cell table:style-name="Table2.A2" office:value-type="string">
            <text:p text:style-name="Table_20_Contents">monadd </text:p>
          </table:table-cell>
          <table:table-cell table:style-name="Table2.B2" office:value-type="string">
            <text:p text:style-name="Table_20_Contents">add a monitoring plug-in to the 'monitoring' table. This will also adds the configuration scripts for the monitoring plug-in, if any, to the 'postscripts' table. </text:p>
          </table:table-cell>
        </table:table-row>
        <table:table-row>
          <table:table-cell table:style-name="Table2.A2" office:value-type="string">
            <text:p text:style-name="Table_20_Contents">monrm </text:p>
          </table:table-cell>
          <table:table-cell table:style-name="Table2.B2" office:value-type="string">
            <text:p text:style-name="Table_20_Contents">remove a monitoring plug-in from the 'monitoring' table. It also removes the configuration scripts for the monitoring plug-in from the 'postscritps' table.</text:p>
          </table:table-cell>
        </table:table-row>
        <table:table-row>
          <table:table-cell table:style-name="Table2.A2" office:value-type="string">
            <text:p text:style-name="Table_20_Contents">moncfg</text:p>
          </table:table-cell>
          <table:table-cell table:style-name="Table2.B2" office:value-type="string">
            <text:p text:style-name="Table_20_Contents">configure the 3<text:span text:style-name="T24">rd</text:span> party monitoring software on the management server and the service node for the given nodes to include the nodes into the monitoring domain. It does all the necessary configuration changes to prepare the software for monitoring the nodes. <text:s/>The -r option will configure the nodes as well. </text:p>
          </table:table-cell>
        </table:table-row>
        <table:table-row>
          <table:table-cell table:style-name="Table2.A2" office:value-type="string">
            <text:p text:style-name="Table_20_Contents">mondecfg</text:p>
          </table:table-cell>
          <table:table-cell table:style-name="Table2.B2" office:value-type="string">
            <text:p text:style-name="Table_20_Contents">deconfigure the 3<text:span text:style-name="T24">rd</text:span> party monitoring software on the management server and the service node for the given nodes to remove the nodes from the monitoring domain. The -r option will deconfigure the nodes as well. </text:p>
          </table:table-cell>
        </table:table-row>
        <table:table-row>
          <table:table-cell table:style-name="Table2.A2" office:value-type="string">
            <text:p text:style-name="Table_20_Contents">monstart </text:p>
          </table:table-cell>
          <table:table-cell table:style-name="Table2.B2" office:value-type="string">
            <text:p text:style-name="Table_20_Contents">start 3<text:span text:style-name="T24">rd</text:span> party software on the management server and the service node for the given nodes to monitor the xCAT cluster. It includes starting the daemons. The -r option will start the daemons on the nodes as well.</text:p>
          </table:table-cell>
        </table:table-row>
        <table:table-row>
          <table:table-cell table:style-name="Table2.A2" office:value-type="string">
            <text:p text:style-name="Table_20_Contents">monstop</text:p>
          </table:table-cell>
          <table:table-cell table:style-name="Table2.B2" office:value-type="string">
            <text:p text:style-name="Table_20_Contents">stop 3<text:span text:style-name="T24">rd</text:span> party software on the management server and the service node for the given nodes from monitoring the xCAT cluster. The -r will stop the daemons on the nodes as well.</text:p>
          </table:table-cell>
        </table:table-row>
        <table:table-row>
          <table:table-cell table:style-name="Table2.A2" office:value-type="string">
            <text:p text:style-name="P27">monshow</text:p>
          </table:table-cell>
          <table:table-cell table:style-name="Table2.B2" office:value-type="string">
            <text:p text:style-name="Table_20_Contents">displays the events that happened on the given nodes or the monitoring data that is collected from the given nodes. </text:p>
            <text:p text:style-name="P43"/>
          </table:table-cell>
        </table:table-row>
      </table:table>
      <text:p text:style-name="Text_20_Body_20_Single"><text:s/></text:p>
      <text:p text:style-name="Default_20_Text"><text:soft-page-break/>There are 2 ways you can configure the 3<text:span text:style-name="T24">rd</text:span> party software to monitor the xCAT cluster. The first way is to configure it on the nodes during the node deployment phase. The second is to configure it after the node is up and running. </text:p>
      <text:p text:style-name="Default_20_Text"/>
      <text:p text:style-name="Heading_20_3">Define monitoring servers</text:p>
      <text:p text:style-name="Default_20_Text"/>
      <text:p text:style-name="Default_20_Text">If you have a small number of nodes to monitor, or if you prefer the management node (mn) handles the monitoring then make your management node the monitoring node. For a large cluster, it is recommended that you dedicate some nodes as monitoring aggregation points. These nodes are called monitoring servers. You can use the service nodes (sn) as the monitoring servers. <text:s/>The monitoring servers are defined by the 'monserver' column of the <text:span text:style-name="T23">noderes</text:span> table. The data in 'monserver' column is a comma separated pairs of host names or ip addresses. The first host name or ip address represents the network adapter on that connects to the mn. The second host name or ip address represents the network adapter that connects to the nodes. If the no data is provided in the 'monserver' column, the values <text:s/>in the <text:s/>'servicenode' and the 'xcatmaster' columns in the same table will be used. If none is defined, the mn will be used as the monitoring server. <text:s/></text:p>
      <text:p text:style-name="Default_20_Text"/>
      <text:p text:style-name="Default_20_Text">In following example the nodes in <text:s/>group2 have dedicated monitoring server (monsv02) while the nodes in group1 use their service node as the monitoring server (sn01). <text:s/></text:p>
      <text:p text:style-name="P17"><text:span text:style-name="T26"><draw:g text:anchor-type="as-char" svg:y="0in" draw:z-index="1" draw:name="group object1" draw:style-name="gr1"><draw:rect draw:style-name="gr2" draw:text-style-name="P65" svg:width="6.0012in" svg:height="4.1252in" svg:x="0in" svg:y="0in"><text:p/></draw:rect><draw:custom-shape draw:style-name="gr3" draw:text-style-name="P66" svg:width="2.2512in" svg:height="2.1252in" svg:x="3.25in" svg:y="1.3752in"><text:p/><draw:enhanced-geometry svg:viewBox="0 0 21600 21600" draw:extrusion-first-light-direction="(0 0 0)" draw:type="rectangle" draw:enhanced-path="M 0 0 L 21600 0 21600 21600 0 21600 0 0 Z N"/></draw:custom-shape><draw:custom-shape draw:style-name="gr4" draw:text-style-name="P66" svg:width="4.2512in" svg:height="1.6252in" svg:x="0.75in" svg:y="0.6252in"><text:p/><draw:enhanced-geometry svg:viewBox="0 0 21600 21600" draw:extrusion-first-light-direction="(0 0 0)" draw:type="rectangle" draw:enhanced-path="M 0 0 L 21600 0 21600 21600 0 21600 0 0 Z N"/></draw:custom-shape><draw:custom-shape draw:style-name="gr3" draw:text-style-name="P66" svg:width="2.0012in" svg:height="2.1252in" svg:x="0.1252in" svg:y="1.3752in"><text:p/><draw:enhanced-geometry svg:viewBox="0 0 21600 21600" draw:extrusion-first-light-direction="(0 0 0)" draw:type="rectangle" draw:enhanced-path="M 0 0 L 21600 0 21600 21600 0 21600 0 0 Z N"/></draw:custom-shape><draw:frame draw:style-name="gr5" draw:text-style-name="P66" svg:width="0.7512in" svg:height="0.3752in" svg:x="2.25in" svg:y="0.7492in"><draw:text-box><text:p text:style-name="P66"><text:span text:style-name="T70">mn</text:span></text:p></draw:text-box></draw:frame><draw:frame draw:style-name="gr6" draw:text-style-name="P66" svg:width="0.5012in" svg:height="0.3752in" svg:x="0.8752in" svg:y="1.6252in"><draw:text-box><text:p text:style-name="P66"><text:span text:style-name="T71">sn01</text:span></text:p></draw:text-box></draw:frame><draw:frame draw:style-name="gr7" draw:text-style-name="P66" svg:width="0.5012in" svg:height="0.3752in" svg:x="3.5in" svg:y="1.6252in"><draw:text-box><text:p text:style-name="P66"><text:span text:style-name="T71">sn02</text:span></text:p></draw:text-box></draw:frame><draw:frame draw:style-name="gr8" draw:text-style-name="P66" svg:width="0.6252in" svg:height="0.3752in" svg:x="4.25in" svg:y="1.6252in"><draw:text-box><text:p text:style-name="P66"><text:span text:style-name="T71">monsv02</text:span></text:p></draw:text-box></draw:frame><draw:frame draw:style-name="gr9" draw:text-style-name="P66" svg:width="0.3752in" svg:height="0.2512in" svg:x="0.25in" svg:y="2.8744in"><draw:text-box><text:p text:style-name="P66"><text:span text:style-name="T72">n1</text:span></text:p></draw:text-box></draw:frame><draw:frame draw:style-name="gr9" draw:text-style-name="P66" svg:width="0.3752in" svg:height="0.2512in" svg:x="0.8752in" svg:y="2.8744in"><draw:text-box><text:p text:style-name="P66"><text:span text:style-name="T72">n2</text:span></text:p></draw:text-box></draw:frame><draw:frame draw:style-name="gr9" draw:text-style-name="P66" svg:width="0.3752in" svg:height="0.2512in" svg:x="1.5in" svg:y="2.8752in"><draw:text-box><text:p text:style-name="P66"><text:span text:style-name="T72">n3</text:span></text:p></draw:text-box></draw:frame><draw:frame draw:style-name="gr9" draw:text-style-name="P66" svg:width="0.3752in" svg:height="0.2516in" svg:x="3.5in" svg:y="2.8736in"><draw:text-box><text:p text:style-name="P66"><text:span text:style-name="T72">n4</text:span></text:p></draw:text-box></draw:frame><draw:frame draw:style-name="gr9" draw:text-style-name="P66" svg:width="0.3752in" svg:height="0.2488in" svg:x="4.1252in" svg:y="2.8736in"><draw:text-box><text:p text:style-name="P66"><text:span text:style-name="T72">n5</text:span></text:p></draw:text-box></draw:frame><draw:frame draw:style-name="gr9" draw:text-style-name="P66" svg:width="0.3752in" svg:height="0.2512in" svg:x="4.75in" svg:y="2.8744in"><draw:text-box><text:p text:style-name="P66"><text:span text:style-name="T72">n6</text:span></text:p></draw:text-box></draw:frame><draw:frame draw:style-name="gr10" draw:text-style-name="P67" svg:width="1.7512in" svg:height="0.3752in" svg:x="3.5in" svg:y="0.3752in"><draw:text-box><text:p text:style-name="P67"><text:span text:style-name="T73">management network</text:span></text:p></draw:text-box></draw:frame><draw:frame draw:style-name="gr10" draw:text-style-name="P67" svg:width="1.3752in" svg:height="0.3752in" svg:x="0.8752in" svg:y="3.5in"><draw:text-box><text:p text:style-name="P67"><text:span text:style-name="T74">compute network</text:span></text:p></draw:text-box></draw:frame><draw:frame draw:style-name="gr10" draw:text-style-name="P67" svg:width="1.3752in" svg:height="0.3752in" svg:x="4.25in" svg:y="3.5in"><draw:text-box><text:p text:style-name="P67"><text:span text:style-name="T74">compute network</text:span></text:p></draw:text-box></draw:frame><draw:line draw:style-name="gr11" draw:text-style-name="P65" svg:x1="1.1252in" svg:y1="2in" svg:x2="0.5in" svg:y2="2.8752in"><text:p/></draw:line><draw:line draw:style-name="gr11" draw:text-style-name="P65" svg:x1="1.1252in" svg:y1="2in" svg:x2="1in" svg:y2="2.8752in"><text:p/></draw:line><draw:line draw:style-name="gr11" draw:text-style-name="P65" svg:x1="1.1252in" svg:y1="2in" svg:x2="1.6252in" svg:y2="2.8752in"><text:p/></draw:line><draw:line draw:style-name="gr11" draw:text-style-name="P65" svg:x1="3.7504in" svg:y1="2in" svg:x2="3.6252in" svg:y2="2.8752in"><text:p/></draw:line><draw:line draw:style-name="gr11" draw:text-style-name="P65" svg:x1="3.75in" svg:y1="2in" svg:x2="4.25in" svg:y2="2.8752in"><text:p/></draw:line><draw:line draw:style-name="gr11" draw:text-style-name="P65" svg:x1="3.75in" svg:y1="2in" svg:x2="4.8752in" svg:y2="2.8752in"><text:p/></draw:line><draw:line draw:style-name="gr12" draw:text-style-name="P65" svg:x1="2.6252in" svg:y1="1.1252in" svg:x2="1.1252in" svg:y2="1.6252in"><text:p/></draw:line><draw:line draw:style-name="gr12" draw:text-style-name="P65" svg:x1="2.6252in" svg:y1="1.1252in" svg:x2="3.7504in" svg:y2="1.6252in"><text:p/></draw:line><draw:line draw:style-name="gr12" draw:text-style-name="P65" svg:x1="2.6252in" svg:y1="1.1252in" svg:x2="4.6252in" svg:y2="1.6252in"><text:p/></draw:line><draw:line draw:style-name="gr11" draw:text-style-name="P65" svg:x1="4.5004in" svg:y1="2in" svg:x2="3.6252in" svg:y2="2.8752in"><text:p/></draw:line><draw:line draw:style-name="gr11" draw:text-style-name="P65" svg:x1="4.5in" svg:y1="2in" svg:x2="4.25in" svg:y2="2.8752in"><text:p/></draw:line><draw:line draw:style-name="gr11" draw:text-style-name="P65" svg:x1="4.5in" svg:y1="2in" svg:x2="4.8752in" svg:y2="2.8752in"><text:p/></draw:line><draw:frame draw:style-name="gr10" draw:text-style-name="P68" svg:width="0.8752in" svg:height="0.2512in" svg:x="2.8752in" svg:y="0.8752in"><draw:text-box><text:p text:style-name="P66"><text:span text:style-name="T75">9.114.47.227</text:span></text:p></draw:text-box></draw:frame><draw:frame draw:style-name="gr10" draw:text-style-name="P68" svg:width="0.8752in" svg:height="0.2512in" svg:x="1.25in" svg:y="1.5in"><draw:text-box><text:p text:style-name="P66"><text:span text:style-name="T75">9.114.47.226</text:span></text:p></draw:text-box></draw:frame><draw:frame draw:style-name="gr10" draw:text-style-name="P68" svg:width="0.8752in" svg:height="0.2512in" svg:x="2.75in" svg:y="1.5in"><draw:text-box><text:p text:style-name="P66"><text:span text:style-name="T75">9.114.47.228</text:span></text:p></draw:text-box></draw:frame><draw:frame draw:style-name="gr10" draw:text-style-name="P68" svg:width="0.8752in" svg:height="0.2512in" svg:x="4.25in" svg:y="1.3752in"><draw:text-box><text:p text:style-name="P66"><text:span text:style-name="T75">9.114.47.229</text:span></text:p></draw:text-box></draw:frame><draw:frame draw:style-name="gr10" draw:text-style-name="P66" svg:width="0.8752in" svg:height="0.2512in" svg:x="1.1252in" svg:y="2in"><draw:text-box><text:p text:style-name="P66"><text:span text:style-name="T76">192.152.101.1</text:span></text:p><text:p text:style-name="P67"><text:span text:style-name="T74"/></text:p></draw:text-box></draw:frame><draw:frame draw:style-name="gr10" draw:text-style-name="P66" svg:width="0.8752in" svg:height="0.2512in" svg:x="2.8752in" svg:y="2in"><draw:text-box><text:p text:style-name="P66"><text:span text:style-name="T76">192.152.101.2</text:span></text:p><text:p text:style-name="P67"><text:span text:style-name="T77"/></text:p></draw:text-box></draw:frame><draw:frame draw:style-name="gr10" draw:text-style-name="P66" svg:width="0.8752in" svg:height="0.2512in" svg:x="4.5in" svg:y="2in"><draw:text-box><text:p text:style-name="P66"><text:span text:style-name="T76">192.152.101.3</text:span></text:p><text:p text:style-name="P67"><text:span text:style-name="T77"/></text:p></draw:text-box></draw:frame><draw:line draw:style-name="gr13" draw:text-style-name="P65" svg:x1="2.6252in" svg:y1="0.7504in" svg:x2="2.626in" svg:y2="0.3752in"><text:p/></draw:line><draw:frame draw:style-name="gr10" draw:text-style-name="P67" svg:width="1.5012in" svg:height="0.3752in" svg:x="2.1252in" svg:y="0in"><draw:text-box><text:p text:style-name="P67"><text:span text:style-name="T78">to public network</text:span></text:p></draw:text-box></draw:frame><draw:frame draw:style-name="gr10" draw:text-style-name="P67" svg:width="0.7512in" svg:height="0.3752in" svg:x="0.6252in" svg:y="3.1252in"><draw:text-box><text:p text:style-name="P67"><text:span text:style-name="T79">group1</text:span></text:p></draw:text-box></draw:frame><draw:frame draw:style-name="gr10" draw:text-style-name="P67" svg:width="0.7512in" svg:height="0.3752in" svg:x="4in" svg:y="3.1252in"><draw:text-box><text:p text:style-name="P67"><text:span text:style-name="T79">group2</text:span></text:p></draw:text-box></draw:frame></draw:g></text:span><text:span text:style-name="T27">Figure 1. Monitoring servers for the nodes</text:span></text:p>
      <text:p text:style-name="Default_20_Text"><text:soft-page-break/>The <text:span text:style-name="T23">noderes</text:span> table looks like this for the above cluster.</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28">node</text:p>
          </table:table-cell>
          <table:table-cell table:style-name="Table1.A1" office:value-type="string">
            <text:p text:style-name="P28">monservers</text:p>
          </table:table-cell>
          <table:table-cell table:style-name="Table1.A1" office:value-type="string">
            <text:p text:style-name="P28">servicenode</text:p>
          </table:table-cell>
          <table:table-cell table:style-name="Table1.D1" office:value-type="string">
            <text:p text:style-name="P28">xcatmaster</text:p>
          </table:table-cell>
        </table:table-row>
        <table:table-row>
          <table:table-cell table:style-name="Table1.A2" office:value-type="string">
            <text:p text:style-name="P29">sv01</text:p>
          </table:table-cell>
          <table:table-cell table:style-name="Table1.A2" office:value-type="string">
            <text:p text:style-name="P29"/>
          </table:table-cell>
          <table:table-cell table:style-name="Table1.A2" office:value-type="string">
            <text:p text:style-name="P29">9.114.47.227 </text:p>
          </table:table-cell>
          <table:table-cell table:style-name="Table1.D2" office:value-type="string">
            <text:p text:style-name="P29">9.114.47.227 </text:p>
          </table:table-cell>
        </table:table-row>
        <table:table-row>
          <table:table-cell table:style-name="Table1.A2" office:value-type="string">
            <text:p text:style-name="P29">sv02</text:p>
          </table:table-cell>
          <table:table-cell table:style-name="Table1.A2" office:value-type="string">
            <text:p text:style-name="P29"/>
          </table:table-cell>
          <table:table-cell table:style-name="Table1.A2" office:value-type="string">
            <text:p text:style-name="P29">9.114.47.227 </text:p>
          </table:table-cell>
          <table:table-cell table:style-name="Table1.D2" office:value-type="string">
            <text:p text:style-name="P29">9.114.47.227 </text:p>
          </table:table-cell>
        </table:table-row>
        <table:table-row>
          <table:table-cell table:style-name="Table1.A2" office:value-type="string">
            <text:p text:style-name="P29">monsv02</text:p>
          </table:table-cell>
          <table:table-cell table:style-name="Table1.A2" office:value-type="string">
            <text:p text:style-name="P29"/>
          </table:table-cell>
          <table:table-cell table:style-name="Table1.A2" office:value-type="string">
            <text:p text:style-name="P29">9.114.47.227 </text:p>
          </table:table-cell>
          <table:table-cell table:style-name="Table1.D2" office:value-type="string">
            <text:p text:style-name="P29">9.114.47.227 </text:p>
          </table:table-cell>
        </table:table-row>
        <table:table-row>
          <table:table-cell table:style-name="Table1.A2" office:value-type="string">
            <text:p text:style-name="P29">group1</text:p>
          </table:table-cell>
          <table:table-cell table:style-name="Table1.A2" office:value-type="string">
            <text:p text:style-name="P29"/>
          </table:table-cell>
          <table:table-cell table:style-name="Table1.A2" office:value-type="string">
            <text:p text:style-name="P29">sv01</text:p>
          </table:table-cell>
          <table:table-cell table:style-name="Table1.D2" office:value-type="string">
            <text:p text:style-name="P29">192.152.101.1 </text:p>
          </table:table-cell>
        </table:table-row>
        <table:table-row>
          <table:table-cell table:style-name="Table1.A2" office:value-type="string">
            <text:p text:style-name="P29">group2</text:p>
          </table:table-cell>
          <table:table-cell table:style-name="Table1.A2" office:value-type="string">
            <text:p text:style-name="P29">monsv02, 192.152.101.3 </text:p>
          </table:table-cell>
          <table:table-cell table:style-name="Table1.A2" office:value-type="string">
            <text:p text:style-name="P29">sv02</text:p>
          </table:table-cell>
          <table:table-cell table:style-name="Table1.D2" office:value-type="string">
            <text:p text:style-name="P29">192.152.101.2</text:p>
          </table:table-cell>
        </table:table-row>
      </table:table>
      <text:p text:style-name="Default_20_Text"/>
      <text:p text:style-name="Heading_20_2">Install and enable monitoring</text:p>
      <text:p text:style-name="Default_20_Text"/>
      <text:p text:style-name="Default_20_Text">The following sections how to install the different types of monitoring tools that are available. Where applicable place the software in the appropriate directories under /install for AIX or LINUX for installation during the rnetboot process. If you are configuring monitoring on a cluster where the nodes are already installed use the updatenode process.</text:p>
      <text:p text:style-name="Heading_20_3">SNMP monitoring</text:p>
      <text:p text:style-name="Default_20_Text"/>
      <text:list xml:id="list30105993" text:style-name="L1">
        <text:list-item>
          <text:p text:style-name="P44">Download the corresponding mib files for your system that you wish to receive SNMP traps from and copy them onto the management node (mn) and the monitoring servers under the following directory:<text:line-break/><text:span text:style-name="T31"> /usr/share/snmp/mibs/<text:line-break/><text:line-break/></text:span>The mib files for IBM blade center management modules (MM) and RSAII are packaged within the firmware updates. They can be found under IBM support page:<text:line-break/><text:a xlink:type="simple" xlink:href="http://www.ibm.com/support/us/en/">http://www.ibm.com/support/us/en/</text:a><text:line-break/><text:line-break/><text:span text:style-name="T50">To download the mibs for MM</text:span><text:span text:style-name="T56"> go to:</text:span><text:span text:style-name="T64"><text:line-break/></text:span><text:a xlink:type="simple" xlink:href="http://www-304.ibm.com/systems/support/supportsite.wss/docdisplay?lndocid=MIGR-5070708&amp;brandind=5000020">http://www-304.ibm.com/systems/support/supportsite.wss/docdisplay?lndocid=MIGR-5070708&amp;brandind=5000020</text:a><text:span text:style-name="T31"><text:line-break/><text:line-break/></text:span><text:span text:style-name="T56">Download fil</text:span><text:span text:style-name="T64">e</text:span><text:span text:style-name="T31"> ibm_fw_amm_bpet26k_anyos_noarch.zip. </text:span><text:span text:style-name="T56">Then unzip the file and you will fine <text:s/>two mib files</text:span><text:span text:style-name="T31"> mmblade.mib </text:span><text:span text:style-name="T56">and</text:span><text:span text:style-name="T31"> mmalert.mib<text:line-break/><text:line-break/></text:span>To download the mibs for RSAII go to:<text:line-break/><text:a xlink:type="simple" xlink:href="http://www-304.ibm.com/systems/support/supportsite.wss/docdisplay?brandind=5000008&amp;lndocid=MIGR-64575">http://www-304.ibm.com/systems/support/supportsite.wss/docdisplay?brandind=5000008&amp;lndocid=MIGR-64575</text:a><text:span text:style-name="T31"><text:line-break/><text:line-break/></text:span><text:span text:style-name="T56">Download file</text:span><text:span text:style-name="T31"> ibm_fw_rsa2_ggep30a_anyos_noarch.zip. </text:span><text:span text:style-name="T56">Then unzip it and you will find the mib files</text:span><text:span text:style-name="T31"> RTRSAAG.MIB </text:span><text:span text:style-name="T56">and</text:span><text:span text:style-name="T31"> RTALSERT.MIB<text:line-break/></text:span></text:p>
        </text:list-item>
        <text:list-item>
          <text:p text:style-name="P44">Make sure <text:span text:style-name="T48">net-snmp</text:span> rpm is installed on mn and all the monitoring servers.<text:line-break/> <text:s/><text:span text:style-name="T31">rpm -qa |grep net-snmp<text:line-break/></text:span></text:p>
        </text:list-item>
        <text:list-item>
          <text:p text:style-name="P44"><text:soft-page-break/>Add snmpmon to the <text:span text:style-name="T23">monitoring</text:span> table.<text:span text:style-name="T31"> <text:s/><text:line-break/> monadd snmpmon<text:line-break/></text:span></text:p>
        </text:list-item>
        <text:list-item>
          <text:p text:style-name="P44">Configure the Blade Center MM or BMC to set the trap destination to be the management server.<text:line-break/><text:span text:style-name="T31"> moncfg snmpmon -r<text:line-break/></text:span></text:p>
        </text:list-item>
        <text:list-item>
          <text:p text:style-name="P44"><text:span text:style-name="T4">To activate, use the monstart command.</text:span><text:span text:style-name="T56"><text:line-break/> <text:s/></text:span><text:span text:style-name="T31">monstart snmpmon -r<text:line-break/><text:line-break/></text:span><text:span text:style-name="T56">Note: Use this command to stop snmpmon.<text:line-break/> <text:s/></text:span><text:span text:style-name="T31">monstop snmpmon -r<text:line-break/></text:span></text:p>
        </text:list-item>
        <text:list-item>
          <text:p text:style-name="P44"><text:span text:style-name="T56">Verify monitoring was started.<text:line-break/></text:span><text:span text:style-name="T64"> <text:s/>m</text:span><text:span text:style-name="T31">onls<text:line-break/> snmpmon<text:tab/><text:tab/>monitored<text:line-break/></text:span></text:p>
        </text:list-item>
        <text:list-item>
          <text:p text:style-name="P44"><text:span text:style-name="T56">Set email recipients. When traps are received, they will be logged into the syslog on mn. The warning and critical alerts will be emailed to 'alerts' alias on the mn's mail system. By default, 'alerts' points to the root's mailbox, but you can have the emails sent to other recipients by modifying it. On the mn:<text:line-break/> <text:s/></text:span><text:span text:style-name="T31">vi</text:span><text:span text:style-name="T44"> </text:span><text:span text:style-name="T31">/etc/aliases</text:span><text:span text:style-name="T56"> <text:line-break/><text:line-break/>Find the line beginning with the word </text:span><text:span text:style-name="T31">alerts. </text:span><text:span text:style-name="T56">It is usually is at the bottom of the file. Change the line so it looks something like this<text:line-break/> <text:s text:c="2"/></text:span><text:span text:style-name="T31">alerts <text:s text:c="3"/>root,joe@us.ibm.com,jill@yahoo.com<text:line-break/><text:line-break/></text:span><text:span text:style-name="T56">Now make the new email aliases in effect<text:line-break/> <text:s text:c="2"/></text:span><text:span text:style-name="T31">newaliases<text:line-break/></text:span></text:p>
        </text:list-item>
        <text:list-item>
          <text:p text:style-name="P44"><text:span text:style-name="T56">Set up the filters. The xCAT built-in SNMP trap handler can process any SNMP traps. Here is <text:s/>a sample email message sent by the trap handler after a Blade Center MM trap is handled.<text:line-break/></text:span><text:span text:style-name="T43">Subject: Critical: Cluster SNMP Alert!<text:line-break/>Message: <text:line-break/></text:span><text:span text:style-name="T11"> Node: rro123b<text:line-break/> Machine Type/Model: <text:s/>0284<text:line-break/> Serial Number: <text:s/>1012ADA<text:line-break/> Room: <text:line-break/> Rack: <text:line-break/> Unit: <text:line-break/> Chassis: <text:line-break/> Slot: <text:line-break/><text:line-break/>SNMP Critical Alert received from bco41(UDP: [11.16.15.41]:161)<text:line-break/> App ID: "BladeCenter Advanced Management Module"<text:line-break/> App Alert Type: 128<text:line-break/> Message: "Processor 2 (CPU 2 Status) internal error"<text:line-break/> Blade Name: "rro123b"<text:line-break/> Error Source="Blade_11"<text:line-break/><text:line-break/> Trap details:<text:line-break/></text:span><text:soft-page-break/><text:span text:style-name="T11"> DISMAN-EVENT-MIB::sysUpTimeInstance=17:17:49:12.08<text:line-break/> SNMPv2-MIB::snmpTrapOID.0=BLADESPPALT-MIB::mmTrapBladeC<text:line-break/> BLADESPPALT-MIB::spTrapDateTime="Date(m/d/y)=05/20/08, Time(h:m:s)=14:30:12"<text:line-break/> BLADESPPALT-MIB::spTrapAppId="BladeCenter Advanced Management Module"<text:line-break/> BLADESPPALT-MIB::spTrapSpTxtId="bco41"<text:line-break/> BLADESPPALT-MIB::spTrapSysUuid="D76ADB0137E2438B9F14DCC6569478BA"<text:line-break/> BLADESPPALT-MIB::spTrapSysSern="100058A"<text:line-break/> BLADESPPALT-MIB::spTrapAppType=128<text:line-break/> BLADESPPALT-MIB::spTrapPriority=0<text:line-break/> BLADESPPALT-MIB::spTrapMsgText="Processor 2 (CPU 2 Status) internal error"<text:line-break/> BLADESPPALT-MIB::spTrapHostContact="No Contact Configured"<text:line-break/> BLADESPPALT-MIB::spTrapHostLocation="No Location Configured"<text:line-break/> BLADESPPALT-MIB::spTrapBladeName="rro123b"<text:line-break/> BLADESPPALT-MIB::spTrapBladeSern="YL113684L129"<text:line-break/> BLADESPPALT-MIB::spTrapBladeUuid="3A77351D00001000B6AA001A640F4972"<text:line-break/> BLADESPPALT-MIB::spTrapEvtName=2154758151<text:line-break/> BLADESPPALT-MIB::spTrapSourceId="Blade_11"<text:line-break/> SNMP-COMMUNITY-MIB::snmpTrapAddress.0=11.16.15.41<text:line-break/> SNMP-COMMUNITY-MIB::snmpTrapCommunity.0="public"<text:line-break/></text:span><text:span text:style-name="T11"> SNMPv2-MIB::snmpTrapEnterprise.0=BLADESPPALT-MIB::mmRemoteSupTrapMIB<text:line-break/><text:line-break/></text:span><text:span text:style-name="T56">But sometimes you want the trap handler filter out certain type of alerts. For example, when blades are rebooting you will get a lot of alerts and you do not want to be notified for these alerts. The filtering can be done by adding a row in the </text:span><text:span text:style-name="T57">monsetting</text:span><text:span text:style-name="T56"> table with name equals to </text:span><text:span text:style-name="T46">snmpmon</text:span><text:span text:style-name="T56"> and key equals to </text:span><text:span text:style-name="T46">ignore</text:span><text:span text:style-name="T56">. The value is a comma separated list that describes the contents in a trap. For example, to filter out any blade center mm traps from blade rro123b. <text:line-break/></text:span><text:span text:style-name="T31">chtab name=snmpmon,key=ignore monsetting.value=</text:span><text:span text:style-name="T11">BLADESPPALT-MIB::spTrapBladeName="rro123b"<text:line-break/><text:line-break/></text:span><text:span text:style-name="T5">(The mib module name </text:span><text:span text:style-name="T11">BLADESPPALT-MIB </text:span><text:span text:style-name="T5">is optional in the command. </text:span><text:span text:style-name="T12">spTrapBladeName</text:span><text:span text:style-name="T5"> can be found in the mm mib file or from your email notification.)<text:line-break/><text:line-break/>The following example will filter out all power on/off/reboot alerts for any blades. </text:span><text:span text:style-name="T11"><text:s/><text:line-break/></text:span><text:span text:style-name="T31">chtab name=snmpmon,key=ignore monsetting.value=spTrapMsgText=”Blade powered off”,spTrapMsgText=”Blade powered on”,spTrapMsgText=”System board (Sys Pwr Monitor) power cycle”,spTrapMsgText=”System board (Sys Pwr Monitor) power off”,spTrapMsgText=”System board (Sys Pwr Monitor) power on”,spTrapMsgText=”Blade reboot”<text:line-break/><text:line-break/></text:span><text:span text:style-name="T56">There are other keys and values for the </text:span><text:span text:style-name="T57">monsetting</text:span><text:span text:style-name="T56"> table supported by snmpmon monitoring plug-in. <text:s/>For example, you can make user-defined commands to be run for certain traps by adding '</text:span><text:span text:style-name="T31">runcmd</text:span><text:span text:style-name="T56">' key in the table. Use this command to list all the possible keywords.<text:line-break/> <text:s/></text:span><text:span text:style-name="T31">monls snmpon -d<text:line-break/></text:span></text:p>
        </text:list-item>
        <text:list-item>
          <text:p text:style-name="P44"><text:span text:style-name="T56">Make sure the blade names on Blade Center MM <text:s/>are identical to the node names defined in the xCAT nodelist table.<text:line-break/> <text:s/></text:span><text:span text:style-name="T31">rspconfig group1 textid <text:s text:c="4"/></text:span><text:span text:style-name="T56">(This command queries the blade name)<text:line-break/></text:span><text:span text:style-name="T48"> n1: textid: SN#YL10338241EA<text:line-break/> n2: textid: SN#YL103382513F<text:line-break/> n3: textid: SN#YK13A084307Y</text:span><text:span text:style-name="T65"><text:line-break/></text:span><text:span text:style-name="T56"> <text:s/></text:span><text:span text:style-name="T31">rspconfig group1 textid=* <text:s text:c="4"/></text:span><text:span text:style-name="T56">(This command sets the blade name)<text:line-break/></text:span><text:span text:style-name="T48"> n1: textid: n1<text:line-break/></text:span><text:soft-page-break/><text:span text:style-name="T48"> n2: textid: n2<text:line-break/> n3: textid: n3</text:span><text:span text:style-name="T65"><text:line-break/></text:span></text:p>
        </text:list-item>
        <text:list-item>
          <text:p text:style-name="P44"><text:span text:style-name="T56">Make sure snmptrapd is up and running on mn and all monitoring servers. It should have the '-</text:span><text:span text:style-name="T31">m ALL'</text:span><text:span text:style-name="T56"> flag.<text:line-break/> <text:s/></text:span><text:span text:style-name="T31">ps -ef |grep snmptrapd</text:span><text:span text:style-name="T56"> <text:line-break/></text:span><text:span text:style-name="T48"> <text:s/>root <text:s text:c="4"/>31866 <text:s text:c="4"/>1 <text:s/>0 08:44 ? <text:s/>00:00:00 /usr/sbin/snmptrapd -m ALL</text:span><text:span text:style-name="T66"><text:line-break/></text:span></text:p>
        </text:list-item>
        <text:list-item>
          <text:p text:style-name="P44"><text:span text:style-name="T56">Make sure snmp destination is set to the corresponding monitoring servers. <text:line-break/> <text:s/></text:span><text:span text:style-name="T31">rspconfig mm snmpdest </text:span><text:span text:style-name="T56"><text:s text:c="2"/>(mm is the group name for all the blade center mm)<text:line-break/></text:span><text:span text:style-name="T48"> mm1: SP SNMP Destination 1: <text:s/>192.152.101.1<text:line-break/> mm2: SP SNMP Destination 1: <text:s/>192.152.101.3</text:span><text:span text:style-name="T66"><text:line-break/></text:span></text:p>
        </text:list-item>
        <text:list-item>
          <text:p text:style-name="P44"><text:span text:style-name="T56">Make sure SNMP alert is set to 'enabled'.<text:line-break/> <text:s text:c="2"/></text:span><text:span text:style-name="T31">rspconfig mm alert<text:line-break/></text:span><text:span text:style-name="T65"> <text:s text:c="2"/></text:span><text:span text:style-name="T48"><text:s/>mm1: SP Alerting: enabled<text:line-break/> <text:s/>mm2: SP Alerting: enabled<text:line-break/></text:span></text:p>
        </text:list-item>
      </text:list>
      <text:p text:style-name="Heading_20_3">RMC monitoring</text:p>
      <text:p text:style-name="P34"><text:s/></text:p>
      <text:p text:style-name="P18"><text:span text:style-name="T9">IBM's Resource Monitoring and Control (RMC) subsystem is our recommended software for monitoring xCAT clusters. It's is part of the IBM's Reliable Scalable Cluster Technology (RSCT) that provides a comprehensive clustering environment for AIX</text:span><text:span text:style-name="T17"> </text:span><text:span text:style-name="T9">and </text:span><text:span text:style-name="T10">LINUX.</text:span><text:span text:style-name="T9"> </text:span>The RMC subsystem and the core resource managers that ship with RSCT enable you to monitor various resources of your system and create automated responses to changing conditions of those resources. <text:s/>RMC also allows you to create your own conditions (monitors), responses (actions) and sensors (resources).</text:p>
      <text:p text:style-name="Text_20_Body_20_Single"><text:span text:style-name="T51">Rmcmon is xCAT's monitoring plug-in module for RMC. It's responsible for automatically setting up RMC monitoring domain for RMC and creates predefined conditions, responses and sensor on the management node, the service node and the nodes. Rmcmon also provides node reachability and status updates on xCAT </text:span><text:span text:style-name="T53">nodelist</text:span><text:span text:style-name="T51"> table via RMC's node status monitoring. </text:span><text:span text:style-name="T52">If you enable performance monitoring, xCAT will collect and consolidate data from RSCT resource and store to RRD database. </text:span></text:p>
      <text:list xml:id="list30114384" text:style-name="L2">
        <text:list-item>
          <text:p text:style-name="P36"><text:span text:style-name="T51">Verify and or install </text:span><text:bookmark-start text:name="DDE_LINK1"/><text:span text:style-name="T54">rsct.core, rsct.core.utils </text:span><text:span text:style-name="T51">and </text:span><text:span text:style-name="T54">bos.rte.SRC</text:span><text:bookmark-end text:name="DDE_LINK1"/><text:span text:style-name="T51"> on the mn. </text:span>For LINUX, the software can be downloaded from:<text:line-break/><text:a xlink:type="simple" xlink:href="http://www14.software.ibm.com/webapp/set2/sas/f/rsct/rmc/download/home.html">http://www14.software.ibm.com/webapp/set2/sas/f/rsct/rmc/download/home.html</text:a><text:span text:style-name="T18"><text:line-break/><text:line-break/></text:span><text:span text:style-name="T6">RSCT comes with the AIX operating system. Make sure the level of software is supported by xCAT. </text:span></text:p>
        </text:list-item>
      </text:list>
      <text:list xml:id="list30114590" text:style-name="L3">
        <text:list-item>
          <text:list>
            <text:list-item>
              <text:p text:style-name="P37"><text:span text:style-name="T6">For AIX 5.3, you need at least RSCT 2.4.9.0 which ships with AIX 5.3.0.80 or greater.</text:span><text:span text:style-name="T58"> </text:span></text:p>
            </text:list-item>
            <text:list-item>
              <text:p text:style-name="P37"><text:soft-page-break/><text:span text:style-name="T58">For AIX 6.1, you need at least RSCT </text:span><text:span text:style-name="T6">2.5.1.0 which ships with AIX 6.1.1.0 or greater.<text:line-break/><text:line-break/>Use this command to check the RSCT level:<text:line-break/> </text:span><text:span text:style-name="T13"><text:s/>/usr/sbin/rsct/install/bin/ctversion<text:line-break/><text:line-break/></text:span><text:span text:style-name="T58">If you have a lower version of AIX, you can obtain the latest RSCT as </text:span><text:span text:style-name="T6">part of the AIX Technology Levels, or as separate PTFs</text:span><text:span text:style-name="T18">.<text:line-break/><text:line-break/></text:span><text:span text:style-name="T15">AIX 6.1<text:line-break/></text:span><text:span text:style-name="T16"> 6100-01 TL:<text:line-break/></text:span><text:a xlink:type="simple" xlink:href="http://www-933.ibm.com/eserver/support/fixes/fixcentral/pseriesfixpackinformation/6100-01-00-0822">http://www-933.ibm.com/eserver/support/fixes/fixcentral/pseriesfixpackinformation/6100-01-00-0822</text:a><text:span text:style-name="T16"><text:line-break/> PTFS:<text:line-break/></text:span><text:a xlink:type="simple" xlink:href="http://www-933.ibm.com/eserver/support/fixes/fixcentral/pseriespkgoptions/ptf?fixes=U817016">http://www-933.ibm.com/eserver/support/fixes/fixcentral/pseriespkgoptions/ptf?fixes=U817016</text:a><text:span text:style-name="T16"><text:line-break/><text:line-break/>AIX 5.3:<text:line-break/> 5300-08 TL:<text:line-break/></text:span><text:a xlink:type="simple" xlink:href="http://www-933.ibm.com/eserver/support/fixes/fixcentral/pseriesfixpackinformation/5300-08-00-0818">http://www-933.ibm.com/eserver/support/fixes/fixcentral/pseriesfixpackinformation/5300-08-00-0818</text:a><text:span text:style-name="T16"><text:line-break/> PTFS:<text:line-break/></text:span><text:a xlink:type="simple" xlink:href="http://www-933.ibm.com/eserver/support/fixes/fixcentral/pseriespkgoptions/ptf?fixes=U816993">http://www-933.ibm.com/eserver/support/fixes/fixcentral/pseriespkgoptions/ptf?fixes=U816993</text:a></text:p>
            </text:list-item>
          </text:list>
        </text:list-item>
      </text:list>
      <text:list xml:id="list30102552" text:style-name="L2">
        <text:list-item>
          <text:p text:style-name="P36"><text:span text:style-name="T56">Install xCAT-rmc on the mn.<text:line-break/> <text:s/></text:span><text:span text:style-name="T31">rpm -Uvh xCAT-rmc-2.1.rpm</text:span></text:p>
        </text:list-item>
        <text:list-item>
          <text:p text:style-name="P36"><text:span text:style-name="T56">Make sure all the nodes and service nodes that need to have RMC installed have 'osi' in the </text:span><text:span text:style-name="T33">nodetype</text:span><text:span text:style-name="T56"> column of the </text:span><text:span text:style-name="T60">nodetype</text:span><text:span text:style-name="T56"> table.<text:line-break/> <text:s/></text:span><text:span text:style-name="T31">tabdump nodetype<text:line-break/><text:line-break/></text:span><text:span text:style-name="T58">Make sure the </text:span><text:span text:style-name="T33">mac</text:span><text:span text:style-name="T58"> column of </text:span><text:span text:style-name="T60">mac</text:span><text:span text:style-name="T58"> table for the nodes and the service nodes are populated because the mac address will be used as a RMC nodeid for the node.<text:line-break/></text:span> <text:s/><text:span text:style-name="T33">tabdump mac</text:span></text:p>
        </text:list-item>
        <text:list-item>
          <text:p text:style-name="P36"><text:span text:style-name="T56">Setup the xCAT hierarchy.</text:span><text:span text:style-name="T58"> If you are not using separate monitoring servers or have a flat cluster, skip this step. The </text:span><text:span text:style-name="T33">monserver</text:span><text:span text:style-name="T58"> column of the </text:span><text:span text:style-name="T60">noderes</text:span><text:span text:style-name="T58"> table is used to define a monitoring server for a node. The </text:span><text:span text:style-name="T33">monserver</text:span><text:span text:style-name="T58"> is a comma separated pair of host name or ip addresses. The first one is the monitoring server name or ip known by the mn. The second one is the same host known by the node.<text:line-break/> <text:s/></text:span><text:span text:style-name="T33">chdef -t node -o node5 monserver=9.114.46.47,192.168.52.118 <text:line-break/><text:line-break/></text:span><text:span text:style-name="T56">If </text:span><text:span text:style-name="T31">monserver</text:span><text:span text:style-name="T56"> is not set, the default is the </text:span><text:span text:style-name="T31">servicenode</text:span><text:span text:style-name="T56"> and </text:span><text:span text:style-name="T31">xcatmaster</text:span><text:span text:style-name="T56"> pair in the </text:span><text:span text:style-name="T57">noderes</text:span><text:span text:style-name="T56"> table. </text:span></text:p>
        </text:list-item>
        <text:list-item>
          <text:p text:style-name="P36"><text:soft-page-break/><text:span text:style-name="T56">Add rmcmon in the </text:span><text:span text:style-name="T57">monitoring</text:span><text:span text:style-name="T56"> table. This will also add the </text:span><text:span text:style-name="T31">configrmcnode</text:span><text:span text:style-name="T56"> postscript into </text:span><text:span text:style-name="T57">postscripts</text:span><text:span text:style-name="T56"> table.<text:line-break/> <text:s text:c="2"/></text:span><text:span text:style-name="T31">monadd rmcmon <text:s/></text:span><text:span text:style-name="T56"><text:s/><text:line-break/>or <text:line-break/> <text:s/></text:span><text:span text:style-name="T31">monadd rmcmon -n <text:line-break/></text:span><text:span text:style-name="T56">or</text:span><text:span text:style-name="T31"><text:line-break/> monadd rmcmon -n -s [montype=perf]<text:line-break/><text:line-break/></text:span><text:span text:style-name="T58">The second command allows the RMC monitoring feed the node reachability status monitoring to xCAT. You need to have RSCT 2.4.10.0 <text:s/>or greater on AIX 5.3 system or RSCT 2.5.2.0 or greater on AIX 6.1 for this feature to work. The third command enables performance monitoring only. Event monitoring will be disabled. To enable both, use -s [montype=event,perf]</text:span></text:p>
        </text:list-item>
        <text:list-item>
          <text:p text:style-name="P36"><text:span text:style-name="T56">Create resources for the IBM.MngNode class to include each node managed by the management node.<text:line-break/> </text:span><text:span text:style-name="T31">moncfg rmcmon nodes </text:span></text:p>
        </text:list-item>
        <text:list-item>
          <text:p text:style-name="P36"><text:span text:style-name="T56">Add the nodes into the RMC domain. If the nodes are already installed, make sure </text:span><text:span text:style-name="T54">rsct.core, rsct.core.utils </text:span><text:span text:style-name="T51">and </text:span><text:span text:style-name="T54">bos.rte.SRC </text:span><text:span text:style-name="T56">are installed on the nodes. Then run:<text:line-break/></text:span><text:span text:style-name="T31"> moncfg rmcmon nodes -r <text:line-break/><text:line-break/></text:span><text:span text:style-name="T56">If the nodes are not installed make sure the </text:span><text:span text:style-name="T54">rsct.core, rsct.core.utils </text:span><text:span text:style-name="T51">and </text:span><text:span text:style-name="T54">bos.rte.SRC</text:span><text:span text:style-name="T56"> are included in the images for the nodes and any </text:span><text:span text:style-name="T58">monitoring servers. This process will automatically setup the RMC monitoring domain. </text:span></text:p>
        </text:list-item>
        <text:list-item>
          <text:p text:style-name="P36"><text:span text:style-name="T58">Verify that RMC domain are setup correctly. List all the nodes managed by mn:<text:line-break/></text:span><text:span text:style-name="T33"> <text:s text:c="2"/>lsrsrc -a IBM.Host Name<text:line-break/> <text:s text:c="2"/>Resource Persistent Attributes for IBM.Host<text:line-break/> <text:s text:c="2"/>resource 1:<text:line-break/> <text:s text:c="10"/>Name = "node1"<text:line-break/> <text:s text:c="2"/>resource 2:<text:line-break/> <text:s text:c="10"/>Name = "node2"<text:line-break/></text:span><text:span text:style-name="T47"><text:line-break/></text:span><text:span text:style-name="T58">If lsrsrc shows any nodes are not in the cluster, refresh the configuration and check again.<text:line-break/></text:span><text:span text:style-name="T33"> <text:s text:c="2"/>xdsh nodes refrsrc IBM.MCP<text:line-break/> <text:s text:c="2"/>lsrsrc -a IBM.Host Name<text:line-break/><text:line-break/></text:span><text:span text:style-name="T58">If applicable, use xdsh command to check the nodes managed by the monitoring servers: </text:span><text:span text:style-name="T33"><text:s/><text:line-break/> <text:s/>xdsh monserver_name lsrsrc -a IBM.Host Name</text:span></text:p>
        </text:list-item>
        <text:list-item>
          <text:p text:style-name="P36"><text:span text:style-name="T59">Setup optional performance monitoring. The </text:span><text:span text:style-name="T34">moncfg</text:span><text:span text:style-name="T59"> command ran earlier in this section added predefined <text:s/>performance metrics which can be collected into the monsetting table. You can modify it <text:s/>as needed. <text:line-break/></text:span><text:span text:style-name="T35">chtab key=rmetrics_resourceclass</text:span><text:span text:style-name="T37"> </text:span><text:span text:style-name="T35">monsetting.name=rmcmon<text:line-break/>monsetting.value=</text:span><text:span text:style-name="T40">[resource names]attribute names:sample interval<text:line-break/><text:line-break/></text:span><text:span text:style-name="T61">The</text:span><text:span text:style-name="T45"> </text:span><text:span text:style-name="T61">unit of </text:span><text:span text:style-name="T40">sample interval </text:span><text:span text:style-name="T62">is minute.<text:line-break/></text:span><text:soft-page-break/><text:span text:style-name="T62"><text:line-break/></text:span><text:span text:style-name="T62">For example:<text:line-break/></text:span><text:span text:style-name="T40">tabdump monsetting<text:line-break/>#name,key,value,comments,disable<text:line-break/>"rmcmon","rmetrics_IBM.Processor","[proc0,proc1]PctTimeIdle,PctTimeWait,PctTimeKernel,PctTimeUser:5",,<text:line-break/>"rmcmon","montype","perf,event",,<text:line-break/><text:line-break/></text:span>RRD needs to be installed <text:span text:style-name="T25">if you want to use performance monitoring</text:span>.<text:span text:style-name="T25"> You can download rrdtool RPM and its dependencies for AIX from </text:span><text:a xlink:type="simple" xlink:href="http://www.perzl.org/aix/"><text:span text:style-name="T25">http://www.perzl.org/aix/</text:span></text:a><text:span text:style-name="T25">.</text:span></text:p>
        </text:list-item>
        <text:list-item>
          <text:p text:style-name="P36"><text:span text:style-name="T4">To activate, use the monstart command.</text:span><text:span text:style-name="T58"> This will start event as well as performance monitoring if specified with </text:span><text:span text:style-name="T33">monadd</text:span><text:span text:style-name="T58"> command earlier in this section.<text:line-break/> <text:s/></text:span><text:span text:style-name="T33">monstart rmcmon</text:span></text:p>
        </text:list-item>
        <text:list-item>
          <text:p text:style-name="P36"><text:span text:style-name="T58">Verify monitoring was started.<text:line-break/><text:line-break/> <text:s/></text:span><text:span text:style-name="T33">monls<text:line-break/> rmcmon <text:s text:c="9"/>monitored</text:span></text:p>
        </text:list-item>
        <text:list-item>
          <text:p text:style-name="P36"><text:span text:style-name="T58">For event monitoring, the </text:span><text:span text:style-name="T33">moncfg</text:span><text:span text:style-name="T58"> command created a set of predefined conditions, responses and sensors on the mn and the monitoring servers. To verify issue the following:<text:line-break/> <text:s/></text:span><text:span text:style-name="T33">lscondition<text:line-break/> lsresponse<text:line-break/> lssensor <text:line-break/> lscondresp</text:span></text:p>
        </text:list-item>
        <text:list-item>
          <text:p text:style-name="P36"><text:span text:style-name="T58">Pick and choose the conditions to monitor using the </text:span><text:span text:style-name="T33">startcondresp</text:span><text:span text:style-name="T58"> command which associates a condition with a response. A condition can be associated with more than one response. In this example the response will write to the </text:span><text:span text:style-name="T57">eventlog</text:span><text:span text:style-name="T23"> </text:span><text:span text:style-name="T58">table.<text:line-break/> <text:s/></text:span><text:span text:style-name="T33">startcondresp AnyNodeVarSpaceUsed LogEventToxCATDatabase</text:span><text:span text:style-name="T58"><text:line-break/><text:line-break/>If you have monitoring servers, also turn on the condition with “</text:span><text:span text:style-name="T33">_H</text:span><text:span text:style-name="T58">” in the name.<text:line-break/> <text:s text:c="2"/></text:span><text:span text:style-name="T33">startcondresp AnyNodeVarSpaceUsed_H LogEventToxCATDatabase<text:line-break/><text:line-break/></text:span><text:span text:style-name="T58">Conditions without <text:s/>“</text:span><text:span text:style-name="T33">_H</text:span><text:span text:style-name="T58">” in the name are designed to monitor the nodes which are managed by the mn, whereas conditions with “</text:span><text:span text:style-name="T33">_H</text:span><text:span text:style-name="T58">” in the names are for the nodes managed by the monitoring servers. These nodes are grandchildren of the mn. The associations will be saved to file /var/log/rmcmon on mn and service nodes when monstop is issued so that next time you use mon</text:span><text:span text:style-name="T59">start</text:span><text:span text:style-name="T58"> command the associations will be preserved.<text:line-break/><text:line-break/>With RMC, you can create your own conditions, responses and sensors for monitoring. The useful commands are:<text:line-break/> <text:s/></text:span><text:span text:style-name="T33">lsrsrc<text:line-break/> mkcondition<text:line-break/> rmcondition<text:line-break/> lscondition<text:line-break/></text:span><text:soft-page-break/><text:span text:style-name="T33"> mkresponse<text:line-break/> lsresponse<text:line-break/> rmresponse<text:line-break/> startcondresp<text:line-break/> stopcondresp<text:line-break/> rmcondresp<text:line-break/> mksensor<text:line-break/> lssensor<text:line-break/> rmsensor<text:line-break/><text:line-break/></text:span><text:span text:style-name="T58">Please refer to “</text:span><text:a xlink:type="simple" xlink:href="http://publib.boulder.ibm.com/infocenter/clresctr/vxrx/index.jsp?topic=/com.ibm.cluster.rsct.doc/rsctbooks.html">RSCT Administration Guide</text:a><text:span text:style-name="T58">” for more details. </text:span></text:p>
        </text:list-item>
      </text:list>
      <text:p text:style-name="P19"/>
      <text:p text:style-name="Heading_20_3">Node liveness monitoring</text:p>
      <text:p text:style-name="P35"/>
      <text:p text:style-name="Text_20_Body_20_Single"><text:span text:style-name="T20">Xcatmon</text:span><text:span text:style-name="T4"> provides node liveness monitoring using </text:span><text:span text:style-name="T33">fping</text:span><text:span text:style-name="T4">. This can be used if no other 3rd party software is used for node status monitoring. The </text:span><text:span text:style-name="T33">status</text:span><text:span text:style-name="T19"> </text:span><text:span text:style-name="T4">column of the </text:span><text:span text:style-name="T21">nodelist</text:span><text:span text:style-name="T4"> table will be updated periodically with the latest node liveness status by this plug-in. </text:span></text:p>
      <text:list xml:id="list30123827" text:style-name="L4">
        <text:list-item>
          <text:p text:style-name="P38"><text:span text:style-name="T4">Add the monitoring plug-in in the 'monitoring' table:<text:line-break/> <text:s/></text:span><text:span text:style-name="T14">monadd xcatmon –n –s [ping-interval=5]<text:line-break/></text:span><text:span text:style-name="T7">where 5 means that the nodes are pinged for status every 5 minutes</text:span><text:span text:style-name="T8">.</text:span></text:p>
        </text:list-item>
        <text:list-item>
          <text:p text:style-name="P38"><text:span text:style-name="T4">To activate, use the monstart command.<text:line-break/> <text:s/></text:span><text:span text:style-name="T14">monstart xcatmon</text:span></text:p>
        </text:list-item>
        <text:list-item>
          <text:p text:style-name="P38"><text:span text:style-name="T56">Verify monitoring was started.<text:line-break/> <text:s/></text:span><text:span text:style-name="T31">monls snmpmon<text:line-break/></text:span><text:span text:style-name="T30"> </text:span><text:span text:style-name="T22">xcatmon <text:s text:c="8"/>monitored <text:s text:c="2"/>node-status-monitored</text:span></text:p>
        </text:list-item>
        <text:list-item>
          <text:p text:style-name="P38"><text:span text:style-name="T7">Check the settings.<text:line-break/> </text:span><text:span text:style-name="T14">tabdump monsetting<text:line-break/></text:span><text:span text:style-name="T22"> #name,key,value,comments,disable<text:line-break/> "xcatmon","ping-interval","5",,</text:span></text:p>
        </text:list-item>
        <text:list-item>
          <text:p text:style-name="P38">Make sure cron jobs are activated on mn and all monitoring server.<text:line-break/><text:span text:style-name="T7"> <text:s text:c="3"/></text:span><text:span text:style-name="T14">crontab -l<text:line-break/></text:span><text:span text:style-name="T22">*/5 * * * * XCATROOT=/opt/xcat PATH=/bin:/usr/bin:/sbin:/usr/sbin:/opt/xcat/bin:/opt/xcat/sbin /opt/xcat/sbin/xcatnodemon</text:span></text:p>
        </text:list-item>
      </text:list>
      <text:p text:style-name="P7"/>
      <text:p text:style-name="P7"/>
      <text:p text:style-name="Heading_20_3">Ganglia monitoring</text:p>
      <text:p text:style-name="Default_20_Text"/>
      <text:list xml:id="list30120205" text:style-name="L5">
        <text:list-item>
          <text:p text:style-name="P45">Install Ganglia on the management node. The following p<text:span text:style-name="T55">rerequisites are needed before </text:span>Gangila is installed<text:span text:style-name="T55">: </text:span>Apache, PHP and RRD.</text:p>
        </text:list-item>
      </text:list>
      <text:p text:style-name="P11"><text:soft-page-break/><text:s text:c="2"/><text:line-break/> <text:s/>RRD installation:</text:p>
      <text:list xml:id="list30125117" text:style-name="L6">
        <text:list-item>
          <text:p text:style-name="P46"><text:span text:style-name="T67">Download and install the RRD rpm (Please note that the versions of the rpms might change and hence download them appropriately).<text:line-break/> <text:s/></text:span><text:span text:style-name="T41">rpm -Uvh rrdtool-1.2.27-3.el5.i386.rpm</text:span></text:p>
          <text:p text:style-name="P51"/>
        </text:list-item>
      </text:list>
      <text:p text:style-name="P13"><text:s text:c="2"/><text:span text:style-name="T55">Ganglia installation:</text:span></text:p>
      <text:list xml:id="list30134220" text:style-name="L7">
        <text:list-item>
          <text:p text:style-name="P52">Download the software from:<text:line-break/><text:a xlink:type="simple" xlink:href="http://ganglia.sourceforge.net/">http://ganglia.sourceforge.net/</text:a><text:line-break/></text:p>
        </text:list-item>
        <text:list-item>
          <text:p text:style-name="P47"><text:span text:style-name="T67">Obtain the following rpms found under Ganglia monitoring core (Please note that the versions of the rpms might change and hence download them appropriately).<text:line-break/> <text:s/></text:span><text:span text:style-name="T41">ganglia-gmetad-3.0.7-1.i386.rpm </text:span></text:p>
          <text:p text:style-name="P56"><text:s/>ganglia-gmond-3.0.7-1.i386.rpm </text:p>
          <text:p text:style-name="P56"><text:s/>ganglia-web-3.0.7-1.noarch.rpm <text:s/></text:p>
          <text:p text:style-name="P52"/>
        </text:list-item>
        <text:list-item>
          <text:p text:style-name="P47"><text:span text:style-name="T67">Install the above rpms.<text:line-break/></text:span><text:span text:style-name="T41">rpm -Uvh ganglia-gmetad-3.0.7-1.i386.rpm ganglia-gmond-3.0.7-1.i386.rpm ganglia-web-3.0.7-1.noarch.rpm <text:s/></text:span></text:p>
        </text:list-item>
      </text:list>
      <text:p text:style-name="P10"/>
      <text:list xml:id="list30107158" text:style-name="L5">
        <text:list-item>
          <text:p text:style-name="P45"><text:span text:style-name="T56">Make sure all the nodes and service nodes that need to Ganglia installed have 'osi' in the </text:span><text:span text:style-name="T33">nodetype</text:span><text:span text:style-name="T56"> column of the </text:span><text:span text:style-name="T60">nodetype</text:span><text:span text:style-name="T56"> table. <text:line-break/> <text:s/></text:span><text:span text:style-name="T31">tabdump nodetype<text:line-break/></text:span></text:p>
        </text:list-item>
        <text:list-item>
          <text:p text:style-name="P53">Add gangliamon to the <text:span text:style-name="T23">monitoring</text:span> table. <text:span text:style-name="T56">This command will also add the 'confGang' configuration scripts on the 'postscripts' table.<text:line-break/></text:span> <text:s/><text:span text:style-name="T31">monadd gangliamon<text:line-break/></text:span></text:p>
        </text:list-item>
        <text:list-item>
          <text:p text:style-name="P53">Install Ganglia on the service node and the compute nodes.</text:p>
        </text:list-item>
      </text:list>
      <text:list xml:id="list30116646" text:style-name="L8">
        <text:list-item>
          <text:p text:style-name="P60">Copy <text:span text:style-name="T48">ganglia-gmetad-3.0.7-1.i386.rpm</text:span> and <text:span text:style-name="T48">ganglia-gmond-3.0.7-1.i386.rpm</text:span> to the <text:span text:style-name="T48">/install/post/otherpkgs/&lt;osver&gt;/&lt;arch&gt;</text:span> directory.</text:p>
        </text:list-item>
        <text:list-item>
          <text:p text:style-name="P62">Add <text:span text:style-name="T31">ganglia-gmetad</text:span> and <text:s/><text:span text:style-name="T31">ganglia-gmond</text:span> to the service node's 'other packages' profile (<text:span text:style-name="T31">service.otherpkgs.pkglist</text:span>) and save it to the <text:span text:style-name="T31">/install/custom/&lt;install|netboot&gt;/os</text:span> directory.</text:p>
        </text:list-item>
        <text:list-item>
          <text:p text:style-name="P62">Add <text:span text:style-name="T31">ganglia-gmond</text:span> to the compute node's 'other packages' profile (<text:span text:style-name="T31">compute.otherpkgs.pkglist</text:span>) and save it to /<text:span text:style-name="T31">install/custom/&lt;install|netboot&gt;/os</text:span> directory. Please refer to <text:a xlink:type="simple" xlink:href="http://xcat.svn.sourceforge.net/svnroot/xcat/xcat-core/trunk/xCAT-client/share/doc/xCAT2-updatenode.pdf">xCAT 2 <text:s/>How to Install Additonal Software</text:a> for details.</text:p>
        </text:list-item>
        <text:list-item>
          <text:p text:style-name="P62">Install the service node and then compute nodes. Please refer to the <text:a xlink:type="simple" xlink:href="http://xcat.svn.sourceforge.net/svnroot/xcat/xcat-core/trunk/xCAT-client/share/doc/xCAT2.pdf">xCAT 2 cookbook </text:a><text:s/>for details. <text:s/>This step will run the 'confGang' postscript on all the nodes which configures the Ganglia to use unicast modd.</text:p>
        </text:list-item>
      </text:list>
      <text:p text:style-name="P12"/>
      <text:list xml:id="list30128282" text:style-name="L5">
        <text:list-item>
          <text:p text:style-name="P53">Configure management node and the service nodes<text:line-break/> <text:s/><text:span text:style-name="T31">moncfg gangliamon </text:span><text:span text:style-name="T32">-r</text:span></text:p>
        </text:list-item>
      </text:list>
      <text:p text:style-name="P15"/>
      <text:list xml:id="list30127894" text:continue-numbering="true" text:style-name="L5">
        <text:list-item>
          <text:p text:style-name="P45"><text:soft-page-break/><text:span text:style-name="T4">To activate, use the monstart command.</text:span><text:span text:style-name="T67"> The -r flag will ensure that the Ganglia daemon (gmond) on the node is started.<text:line-break/> <text:s/></text:span><text:span text:style-name="T41">monstart gangliamon -r<text:line-break/><text:line-break/></text:span><text:span text:style-name="T67">Note: Use this command to stop gangliamon:<text:line-break/> <text:s/></text:span><text:span text:style-name="T41">monstop gangliamon -r <text:line-break/></text:span></text:p>
        </text:list-item>
        <text:list-item>
          <text:p text:style-name="P45"><text:span text:style-name="T58">Verify monitoring was started.</text:span><text:span text:style-name="T36"><text:line-break/> monls<text:line-break/> </text:span><text:span text:style-name="T41">gangliamon<text:tab/>monitored</text:span><text:span text:style-name="T36"><text:line-break/></text:span></text:p>
        </text:list-item>
      </text:list>
      <text:p text:style-name="P14"/>
      <text:p text:style-name="P8"/>
      <text:p text:style-name="Heading_20_3">PCP (Performance Co-Pilot)</text:p>
      <text:p text:style-name="P10"/>
      <text:list xml:id="list30132568" text:style-name="L9">
        <text:list-item>
          <text:p text:style-name="P48">Install PCP on the management node.</text:p>
        </text:list-item>
      </text:list>
      <text:p text:style-name="P11"/>
      <text:p text:style-name="P11"><text:s text:c="2"/>PCP installation:</text:p>
      <text:list xml:id="list30107456" text:style-name="L10">
        <text:list-item>
          <text:p text:style-name="P54">Download the software from:<text:line-break/><text:a xlink:type="simple" xlink:href="ftp://oss.sgi.com/projects/pcp/download/">ftp://oss.sgi.com/projects/pcp/download/</text:a></text:p>
        </text:list-item>
        <text:list-item>
          <text:p text:style-name="P49"><text:span text:style-name="T67">Obtain the rpms for PCP (</text:span><text:span text:style-name="T63">Please note that the versions of the rpm might change and hence download them appropriately).<text:line-break/></text:span><text:a xlink:type="simple" xlink:href="http://oss.sgi.com/%7Enathans/pcp/rpm/pcp-2.7.7-20080924.i386.rpm"> </text:a><text:a xlink:type="simple" xlink:href="http://oss.sgi.com/%7Enathans/pcp/rpm/pcp-2.7.7-20080924.i386.rpm">pcp-2.7.7-20080924.i386.rpm</text:a></text:p>
        </text:list-item>
        <text:list-item>
          <text:p text:style-name="P54">Install the rpm.<text:line-break/> <text:span text:style-name="T31">rpm -Uvh <text:s/>pcp-2.7.7-20080924.i386.rpm<text:line-break/></text:span></text:p>
        </text:list-item>
      </text:list>
      <text:list xml:id="list30121263" text:style-name="L9">
        <text:list-item>
          <text:p text:style-name="P48"><text:span text:style-name="T56">Make sure all the nodes and service nodes that need to have PCP installed have 'osi' in the </text:span><text:span text:style-name="T33">nodetype</text:span><text:span text:style-name="T56"> column of the </text:span><text:span text:style-name="T60">nodetype</text:span><text:span text:style-name="T56"> table. <text:line-break/> <text:s/></text:span><text:span text:style-name="T31">tabdump nodetype<text:line-break/></text:span></text:p>
        </text:list-item>
        <text:list-item>
          <text:p text:style-name="P48"><text:span text:style-name="T67">Add pcpmon to the “monitoring” table.<text:line-break/> <text:s/></text:span><text:span text:style-name="T41">monadd pcpmon<text:line-break/></text:span><text:span text:style-name="T63">or</text:span><text:span text:style-name="T55"> </text:span><text:span text:style-name="T63">to use PCP to monitor node status do<text:line-break/> <text:s/></text:span><text:span text:style-name="T41">monadd pcpmon -n </text:span></text:p>
        </text:list-item>
      </text:list>
      <text:list xml:id="list30134412" text:style-name="L11">
        <text:list-header>
          <text:p text:style-name="P64"/>
        </text:list-header>
      </text:list>
      <text:list xml:id="list30127587" text:style-name="L12">
        <text:list-item>
          <text:p text:style-name="P55">Install PCP on the service node and the compute nodes.</text:p>
        </text:list-item>
      </text:list>
      <text:list xml:id="list30113290" text:style-name="L13">
        <text:list-item>
          <text:p text:style-name="P61">Copy <text:span text:style-name="T31">pcp-2.7.7-20080924.i386.rpm</text:span> to the <text:span text:style-name="T48">/install/post/otherpkgs/&lt;osver&gt;/&lt;arch&gt;</text:span> <text:s/>directory.</text:p>
        </text:list-item>
        <text:list-item>
          <text:p text:style-name="P63">Add <text:span text:style-name="T31">pcp</text:span> to the service node's 'other packages' profile (<text:span text:style-name="T31">service.otherpkgs.pkglist</text:span>) and save it to the <text:span text:style-name="T31">/install/custom/&lt;install|netboot&gt;/os</text:span> directory.</text:p>
        </text:list-item>
        <text:list-item>
          <text:p text:style-name="P63">Add <text:span text:style-name="T31">pcp</text:span> to the compute node's 'other packages' profile (<text:span text:style-name="T31">compute.otherpkgs.pkglist</text:span>) and save it to /<text:span text:style-name="T31">install/custom/&lt;install|</text:span><text:soft-page-break/><text:span text:style-name="T31">netboot&gt;/os</text:span> directory. Please refer to <text:a xlink:type="simple" xlink:href="http://xcat.svn.sourceforge.net/svnroot/xcat/xcat-core/trunk/xCAT-client/share/doc/xCAT2-updatenode.pdf">xCAT 2 <text:s/>How to Install Additonal Software</text:a> for details.</text:p>
        </text:list-item>
        <text:list-item>
          <text:p text:style-name="P63">Install the service node and then compute nodes. Please refer to the <text:a xlink:type="simple" xlink:href="http://xcat.svn.sourceforge.net/svnroot/xcat/xcat-core/trunk/xCAT-client/share/doc/xCAT2.pdf">xCAT 2 cookbook </text:a><text:s/>for details. <text:s/></text:p>
        </text:list-item>
      </text:list>
      <text:p text:style-name="P12"/>
      <text:list xml:id="list30123761" text:style-name="L12">
        <text:list-item>
          <text:p text:style-name="P58">The “pcpmon” allows the users to collect the specific performance monitoring metrics. The metrics are inputted through a configuration file called “pcpmon.config” located under “<text:span text:style-name="T48">$::XCATROOT/lib/perl/xCAT_monitoring/pcp/</text:span>”. <text:s/>There is no limit on the number of <text:s/>metrics that can be collected as long as all the metrics are legal in the PCP context. The user can update the configuration file periodically to add/remove metrics. Use the “pminfo” command to list valid metrics. A typical “pcpmon.config” file could look like this: <text:line-break/><text:span text:style-name="T31"> mem.physmem<text:line-break/> mem.util.free<text:line-break/> mem.util.swapFree<text:line-break/> filesys.used<text:line-break/> proc.memory.size<text:line-break/> disk.dev.total<text:line-break/></text:span></text:p>
        </text:list-item>
        <text:list-item>
          <text:p text:style-name="P55"><text:span text:style-name="T56">The metrics are updated in the xCAT database table called “performance”. <text:s/>A typical entry in the “performance” table could look like this:<text:line-break/></text:span><text:span text:style-name="T31">#timestamp,node,attrname,attrvalue<text:line-break/>"10/08/08:16:21:18","cu03sv","mem.physmem","1925460.000"<text:line-break/>"10/08/08:16:21:18","cu03sv","mem.util.free","179448.000"<text:line-break/>"10/08/08:16:21:18","cu03sv","mem.util.swapFree","1052216.000"<text:line-break/>"10/08/08:16:21:18","cu03sv","filesys.used","10224392.000"<text:line-break/>"10/08/08:16:21:18","cu03sv","proc.memory.size","92.000"<text:line-break/>"10/08/08:16:21:18","cu03sv","disk.dev.total","10316.000"<text:line-break/></text:span></text:p>
        </text:list-item>
        <text:list-item>
          <text:p text:style-name="P50"><text:span text:style-name="T4">To activate, use the monstart command</text:span><text:span text:style-name="T67">. The -r flag will ensure that the PCP daemon <text:s/>on the node is started.<text:line-break/> <text:s/></text:span><text:span text:style-name="T41">monstart pcpmon -r <text:line-break/><text:line-break/></text:span><text:span text:style-name="T67">Note: Use this command to stop pcpmon:<text:line-break/> <text:s/></text:span><text:span text:style-name="T41">monstop pcpmon -r <text:line-break/></text:span></text:p>
        </text:list-item>
      </text:list>
      <text:list xml:id="list30119985" text:style-name="L5">
        <text:list-item>
          <text:p text:style-name="P45"><text:span text:style-name="T58">Verify monitoring was started.</text:span><text:span text:style-name="T36"><text:line-break/> monls<text:line-break/> </text:span><text:span text:style-name="T41">pcpmon<text:tab/>monitored</text:span><text:span text:style-name="T36"><text:line-break/></text:span></text:p>
        </text:list-item>
      </text:list>
      <text:p text:style-name="Heading_20_3">Node liveness monitoring with PCP</text:p>
      <text:p text:style-name="P35"/>
      <text:p text:style-name="P16"><text:span text:style-name="T2">P</text:span><text:span text:style-name="T68">cpmon</text:span> provides node liveness monitoring. This can be used if no other 3rd party software is used for node status monitoring. The <text:span text:style-name="T1">status </text:span>column of the <text:span text:style-name="T1">nodelist</text:span> table will be updated periodically with the latest node liveness status by this plug-in. </text:p>
      <text:list xml:id="list30117849" text:style-name="L14">
        <text:list-item>
          <text:p text:style-name="P39"><text:soft-page-break/><text:span text:style-name="T4">To add the monitoring plug-in in the 'monitoring' table:<text:line-break/> </text:span><text:span text:style-name="T14">monadd pcpmon -n -s [ping-interval=15]<text:line-break/></text:span><text:span text:style-name="T7">Please note that the above command will set the interval to 15 minutes and the default (if “ping-interval” is not used) is 5 minutes. </text:span></text:p>
        </text:list-item>
        <text:list-item>
          <text:p text:style-name="P39"><text:span text:style-name="T4">To activate, use the monstart command.<text:line-break/></text:span><text:span text:style-name="T14"> monstart pcpmon</text:span></text:p>
        </text:list-item>
        <text:list-item>
          <text:p text:style-name="P39"><text:span text:style-name="T56">Verify monitoring was started.<text:line-break/> </text:span><text:span text:style-name="T14">monls pcpmon<text:line-break/> pcpmon <text:s text:c="9"/>monitored <text:s text:c="6"/>node-status-monitored</text:span></text:p>
        </text:list-item>
        <text:list-item>
          <text:p text:style-name="P39"><text:span text:style-name="T7">Check the settings.<text:line-break/> </text:span><text:span text:style-name="T14">tabdump monsetting<text:line-break/> #name,key,value,comments,disable<text:line-break/> "xcatmon","ping-interval","15",,</text:span></text:p>
        </text:list-item>
        <text:list-item>
          <text:p text:style-name="P39">Make sure cron jobs are activated on MN and all monitoring servers.<text:line-break/> <text:s/><text:span text:style-name="T14">crontab -l<text:line-break/>*/15 * * * * XCATROOT=/opt/xcat PATH=/sbin:/usr/sbin:/bin:/usr/bin:/opt/xcat/bin:/opt/xcat/sbin /opt/xcat/sbin/pcp_collect</text:span></text:p>
        </text:list-item>
      </text:list>
      <text:p text:style-name="P8"/>
      <text:p text:style-name="P14"/>
      <text:p text:style-name="P31">Create your own monitoring plug-in module</text:p>
      <text:p text:style-name="P59"/>
      <text:p text:style-name="P9">As mentioned before, a monitoring plug-in modules acts as a bridge to connect xCAT and the 3rd party software. The functions of a monitoring plug-in module include initializing the 3rd party software, informing it with the changes of the xCAT node list, setting it up to feed node status back to xCAT etc. The following figure depicts the data flow and the relationship among xcatd, monitoring plug-ins and the third party software. </text:p>
      <text:p text:style-name="P9"/>
      <text:p text:style-name="Text_20_Body_20_Single"><text:soft-page-break/><draw:frame draw:style-name="fr2" draw:name="graphics1" text:anchor-type="as-char" svg:width="6.0937in" svg:height="3.3646in" draw:z-index="0"><draw:image xlink:href="Pictures/100000000000024900000143459387DD.jpg" xlink:type="simple" xlink:show="embed" xlink:actuate="onLoad"/></draw:frame></text:p>
      <text:p text:style-name="P20">Figure 2. Data flow among xcatd, plug-in modules and 3rd party monitoring software</text:p>
      <text:p text:style-name="Text_20_Body_20_Single"><text:span text:style-name="T4">To use this infrastructure to create your own plug-in module, create a Perl module </text:span>and put it under <text:span text:style-name="T67">/</text:span><text:span text:style-name="T41">opt/xcat/lib/perl/xCAT_monitoring/</text:span><text:span text:style-name="T23"> </text:span>directory. If the file name is xxx.pm then the package name will be <text:span text:style-name="T41">xCAT_monitoring::xxx</text:span>. <text:span text:style-name="T4"><text:s/></text:span>The following is a list of subroutines that a plug-in module must implement:</text:p>
      <text:p text:style-name="P22">start</text:p>
      <text:p text:style-name="P22">stop </text:p>
      <text:p text:style-name="P22">config</text:p>
      <text:p text:style-name="P22">deconfig</text:p>
      <text:p text:style-name="P22">supportNodeStatusMon</text:p>
      <text:p text:style-name="P22">startNodeStatusMon</text:p>
      <text:p text:style-name="P22">stopNodeStatusMon</text:p>
      <text:p text:style-name="P23">processSettingChanges (optional)</text:p>
      <text:p text:style-name="P23">getDiscription </text:p>
      <text:p text:style-name="P23">getPostscripts (optional)</text:p>
      <text:p text:style-name="P23">getNodeConfData (optional)</text:p>
      <text:p text:style-name="Text_20_Body_20_Single">Please refer to <text:span text:style-name="T49">/opt/xcat/lib/perl/xCAT_monitoring/samples/tmplatemon.pm</text:span><text:span text:style-name="T69"> </text:span>for the detailed description of the functions. You can find <text:span text:style-name="T3">tmplatemon.pm</text:span> from the xCAT source code on the web:<text:line-break/><text:a xlink:type="simple" xlink:href="http://xcat.svn.sourceforge.net/viewvc/xcat/xcat-core/trunk/xCAT-server-2.0/lib/xcat/monitoring/samples/">http://xcat.svn.sourceforge.net/viewvc/xcat/xcat-core/trunk/xCAT-server-2.0/lib/xcat/monitoring/samples/</text:a></text:p>
      <text:p text:style-name="P21"/>
      <text:p text:style-name="Heading_20_1"><text:bookmark-start text:name="_Ref180983260"/><text:soft-page-break/>Using xCAT Notification<text:bookmark-end text:name="_Ref180983260"/> Infrastructure</text:p>
      <text:p text:style-name="Default_20_Text"/>
      <text:p text:style-name="Text_20_Body_20_Single">With xCAT 2.0, you can monitor xCAT database for changes such as nodes entering/leaving the cluster, hardware updates, node liveness etc. <text:s/>In fact anything stored in the xCAT database tables can be monitored through the xCAT notification infrastructure. <text:s/></text:p>
      <text:list xml:id="list30112104" text:style-name="L15">
        <text:list-item>
          <text:p text:style-name="P40">To start getting notified for changes, simply register your Perl module or command as the following:<text:line-break/> <text:span text:style-name="T41">regnotif </text:span><text:span text:style-name="T38">filename tablename -o actions<text:line-break/></text:span>where </text:p>
        </text:list-item>
      </text:list>
      <text:list xml:id="list30117232" text:style-name="L16">
        <text:list-item>
          <text:list>
            <text:list-item>
              <text:p text:style-name="P41"><text:span text:style-name="T28">filename </text:span><text:span text:style-name="T29">is the full path name of your Perl module or command.</text:span></text:p>
            </text:list-item>
            <text:list-item>
              <text:p text:style-name="P41"><text:span text:style-name="T28">Tablenames </text:span><text:span text:style-name="T29">is a comma separated list of table names that you are interested in.</text:span></text:p>
            </text:list-item>
            <text:list-item>
              <text:p text:style-name="P41"><text:span text:style-name="T28">actions </text:span><text:span text:style-name="T29">is a comma separated list of data table actions. 'a' for row addition, 'd' for row deletion and 'u' for row update.<text:line-break/></text:span>Example<text:span text:style-name="T23">:<text:line-break/></text:span><text:span text:style-name="T41">regnotif /opt/xcat/lib/perl/xCAT_monitoring/mycode.pm nodelist,nodhm -o a,d<text:line-break/></text:span><text:span text:style-name="T42">regnotif /usr/bin/mycmd switch,noderes -o u</text:span></text:p>
            </text:list-item>
          </text:list>
        </text:list-item>
      </text:list>
      <text:list xml:id="list30133417" text:style-name="L15">
        <text:list-item>
          <text:p text:style-name="P40">Use the following command to view all the modules and commands registered.<text:line-break/> <text:span text:style-name="T41">tabdump notification</text:span></text:p>
        </text:list-item>
        <text:list-item>
          <text:p text:style-name="P40">To unregister, do the following:<text:line-break/><text:span text:style-name="T23"> </text:span><text:span text:style-name="T41">unregnotif </text:span><text:span text:style-name="T38">filename<text:line-break/></text:span>Example:<text:line-break/><text:span text:style-name="T41">unregnotif <text:s/>/opt/xcat/lib/perl/xCAT_monitoring/mycode.pm<text:line-break/>unregnotif <text:s/>/usr/bin/mycmd<text:line-break/><text:line-break/></text:span>If the file name<text:span text:style-name="T3"> </text:span>specifies a Perl module, the package name must be <text:span text:style-name="T41">xCAT_monitoring::xxx</text:span><text:span text:style-name="T31">.</text:span> It must implement the following subroutine which will get called when database table change occurs:<text:line-break/><text:line-break/><text:span text:style-name="T31"> </text:span><text:span text:style-name="T41">processTableChanges</text:span><text:span text:style-name="T39">(tableop, table_name, old_data, new_data)<text:line-break/></text:span>where:</text:p>
        </text:list-item>
      </text:list>
      <text:list xml:id="list30131018" text:style-name="L17">
        <text:list-item>
          <text:list>
            <text:list-item>
              <text:p text:style-name="P42"><text:span text:style-name="T28">tableop</text:span><text:span text:style-name="T29"> Table operation. It can be 'a' for row addition, 'd' for row deletion and 'u' for row update.</text:span></text:p>
            </text:list-item>
            <text:list-item>
              <text:p text:style-name="P42"><text:span text:style-name="T29"><text:s/></text:span><text:span text:style-name="T28">tablename </text:span><text:span text:style-name="T29"><text:s text:c="2"/>The name of the database table whose data has been changed.</text:span></text:p>
            </text:list-item>
            <text:list-item>
              <text:p text:style-name="P42"><text:span text:style-name="T28">old_data</text:span><text:span text:style-name="T29"> <text:s text:c="6"/>An array reference of the old row data that has been changed. The first element is an array reference that contains the column names. The rest of the elements are array references each contains attribute values of a row. It is set when the action is u or d.</text:span></text:p>
            </text:list-item>
            <text:list-item>
              <text:p text:style-name="P42"><text:span text:style-name="T28">new_data</text:span><text:span text:style-name="T29"> <text:s text:c="4"/>A hash reference of the new row data; only changed values are in the hash. It is keyed by column names. It is set when the action is u or a.<text:line-break/><text:line-break/>I</text:span>f the file name specifies a command (written by any programming languages or scripts), <text:s/>when the interested database table changes, the info will be fed to the <text:soft-page-break/>command through the standard input. The format of the data in the STDIN is as following:</text:p>
            </text:list-item>
          </text:list>
        </text:list-item>
      </text:list>
      <text:p text:style-name="P24">action(a, u or d)</text:p>
      <text:p text:style-name="P24">tablename</text:p>
      <text:p text:style-name="P24">[old value]</text:p>
      <text:p text:style-name="P24">col1_name,col2_name...</text:p>
      <text:p text:style-name="P25">col1_val,col2_val,...</text:p>
      <text:p text:style-name="P25">col1_val,col2_val,....</text:p>
      <text:p text:style-name="P24">...</text:p>
      <text:p text:style-name="P24">[new value]</text:p>
      <text:p text:style-name="P24">col1_name,col2_name,...</text:p>
      <text:p text:style-name="P24">col1_value,col2_value,...</text:p>
      <text:p text:style-name="P24">...  </text:p>
      <text:p text:style-name="Text_20_Body_20_Single">The sample code can be found under <text:span text:style-name="T41">/opt/xcat/lib/perl/xCAT_monitoring/samples/mycode.pm</text:span><text:span text:style-name="T23"> </text:span>on an installed system or on the web:<text:line-break/><text:a xlink:type="simple" xlink:href="http://xcat.svn.sourceforge.net/viewvc/xcat/xcat-core/trunk/xCAT-server-2.0/lib/xcat/monitoring/samples/">http://xcat.svn.sourceforge.net/viewvc/xcat/xcat-core/trunk/xCAT-server-2.0/lib/xcat/monitoring/samples/</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mily-generic="swiss"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4" svg:font-family="Tahoma"/>
    <style:font-face style:name="Courier New1" svg:font-family="'Courier New'" style:font-family-generic="modern"/>
    <style:font-face style:name="宋体" svg:font-family="宋体" style:font-family-generic="roman"/>
    <style:font-face style:name="Helv" svg:font-family="Helv" style:font-family-generic="swiss"/>
    <style:font-face style:name="Courier" svg:font-family="Courier" style:font-family-generic="modern" style:font-pitch="fixed"/>
    <style:font-face style:name="Courier New" svg:font-family="'Courier New'" style:font-family-generic="modern" style:font-pitch="fixed"/>
    <style:font-face style:name="Lucida Sans Unicode1" svg:font-family="'Lucida Sans Unicode'" style:font-pitch="variable"/>
    <style:font-face style:name="SimSun" svg:font-family="SimSun, 宋体" style:font-pitch="variable"/>
    <style:font-face style:name="Tahoma3" svg:font-family="Tahom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ourier New2" svg:font-family="'Courier New'" style:font-family-generic="swiss" style:font-pitch="variable"/>
    <style:font-face style:name="Helv1" svg:font-family="Helv"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2" svg:font-family="Tahoma" style:font-family-generic="system" style:font-pitch="variable"/>
  </office:font-face-decls>
  <office:styles>
    <draw:marker draw:name="msArrowEnd_20_5" draw:display-name="msArrowEnd 5" svg:viewBox="0 0 210 210" svg:d="m105 0 105 210h-210z"/>
    <draw:stroke-dash draw:name="Dash_20_2" draw:display-name="Dash 2" draw:style="rect" draw:dots2="1" draw:dots2-length="0.111in" draw:distance="0.0413in"/>
    <draw:stroke-dash draw:name="Dash_20_3" draw:display-name="Dash 3" draw:style="rect" draw:dots2="1" draw:dots2-length="0.0555in" draw:distance="0.0413in"/>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2"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Default_20_Text" style:display-name="Default Text"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ext_20_Body_20_Single" style:display-name="Text Body Single" style:family="paragraph" style:parent-style-name="Default_20_Text">
      <style:paragraph-properties fo:margin-top="0in" fo:margin-bottom="0.0835in"/>
    </style:style>
    <style:style style:name="Text_20_Body_20_Indent" style:display-name="Text Body Indent" style:family="paragraph" style:parent-style-name="Default_20_Text">
      <style:paragraph-properties fo:margin-left="0.25in" fo:margin-right="0in" fo:margin-top="0in" fo:margin-bottom="0.0835in" fo:text-indent="0in" style:auto-text-indent="false"/>
    </style:style>
    <style:style style:name="Heading" style:family="paragraph" style:parent-style-name="Default_20_Text" style:next-style-name="Text_20_Body_20_Single" style:class="text">
      <style:paragraph-properties fo:margin-top="0.1665in" fo:margin-bottom="0.0835in" fo:keep-with-next="always"/>
      <style:text-properties style:font-name="Arial" fo:font-size="14pt" style:font-name-asian="MS Mincho" style:font-size-asian="14pt" style:font-name-complex="Tahoma2" style:font-size-complex="14pt"/>
    </style:style>
    <style:style style:name="Text_20_body" style:display-name="Text body" style:family="paragraph" style:parent-style-name="Standard" style:class="text">
      <style:paragraph-properties fo:margin-top="0in" fo:margin-bottom="0.0835in"/>
    </style:style>
    <style:style style:name="Heading_20_1" style:display-name="Heading 1" style:family="paragraph" style:parent-style-name="Default_20_Text" style:next-style-name="Default_20_Text" style:class="text">
      <style:paragraph-properties fo:margin-left="0in" fo:margin-right="0in" fo:margin-top="0.1665in" fo:margin-bottom="0.0417in" fo:text-indent="0in" style:auto-text-indent="false"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Default_20_Text" style:next-style-name="Default_20_Text" style:class="text">
      <style:paragraph-properties fo:margin-left="0in" fo:margin-right="0in" fo:margin-top="0.1665in" fo:margin-bottom="0.0417in" fo:text-indent="0in" style:auto-text-indent="false"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Default_20_Text" style:next-style-name="Default_20_Text" style:class="text">
      <style:paragraph-properties fo:margin-left="0in" fo:margin-right="0in" fo:margin-top="0.1665in" fo:margin-bottom="0.0417in" fo:text-indent="0in" style:auto-text-indent="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Default_20_Text" style:next-style-name="Default_20_Text" style:class="text">
      <style:paragraph-properties fo:margin-left="0in" fo:margin-right="0in" fo:margin-top="0.1665in" fo:margin-bottom="0.0417in" fo:text-indent="0in"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Default_20_Text" style:next-style-name="Default_20_Text" style:class="text">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Default_20_Text" style:next-style-name="Default_20_Text" style:class="text">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Default_20_Text" style:next-style-name="Default_20_Text" style:class="text">
      <style:paragraph-properties fo:margin-left="0in" fo:margin-right="0in" fo:margin-top="0.1665in" fo:margin-bottom="0.0417in" fo:text-indent="0in" style:auto-text-indent="false"/>
    </style:style>
    <style:style style:name="Heading_20_8" style:display-name="Heading 8" style:family="paragraph" style:parent-style-name="Default_20_Text" style:next-style-name="Default_20_Text" style:class="text">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Default_20_Text" style:next-style-name="Default_20_Text" style:class="text">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List" style:family="paragraph" style:parent-style-name="Default_20_Text" style:class="list">
      <style:paragraph-properties fo:margin-left="0.25in" fo:margin-right="0in" fo:text-indent="-0.25in" style:auto-text-indent="false"/>
    </style:style>
    <style:style style:name="Bullet_20_2" style:display-name="Bullet 2" style:family="paragraph" style:parent-style-name="Default_20_Text">
      <style:paragraph-properties fo:margin-left="0.5in" fo:margin-right="0in" fo:text-indent="-0.25in" style:auto-text-indent="false"/>
    </style:style>
    <style:style style:name="List_20_3" style:display-name="List 3" style:family="paragraph" style:parent-style-name="Default_20_Text" style:class="list">
      <style:paragraph-properties fo:margin-left="0.75in" fo:margin-right="0in" fo:text-indent="-0.25in" style:auto-text-indent="false"/>
    </style:style>
    <style:style style:name="List_20_4" style:display-name="List 4" style:family="paragraph" style:parent-style-name="Default_20_Text" style:class="list">
      <style:paragraph-properties fo:margin-left="1in" fo:margin-right="0in" fo:text-indent="-0.25in" style:auto-text-indent="false"/>
    </style:style>
    <style:style style:name="Header" style:family="paragraph" style:parent-style-name="Default_20_Text" style:class="extra">
      <style:paragraph-properties>
        <style:tab-stops>
          <style:tab-stop style:position="3in" style:type="center"/>
          <style:tab-stop style:position="6in" style:type="right"/>
        </style:tab-stops>
      </style:paragraph-properties>
    </style:style>
    <style:style style:name="Footer" style:family="paragraph" style:parent-style-name="Default_20_Text" style:class="extra">
      <style:paragraph-properties text:number-lines="false" text:line-number="0">
        <style:tab-stops>
          <style:tab-stop style:position="3in" style:type="center"/>
          <style:tab-stop style:position="6in" style:type="right"/>
        </style:tab-stops>
      </style:paragraph-properties>
    </style:style>
    <style:style style:name="Table_20_Contents" style:display-name="Table Contents" style:family="paragraph" style:parent-style-name="Default_20_Text"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Default_20_Text" style:next-style-name="Default_20_Text" style:class="extra">
      <style:paragraph-properties fo:margin-top="0.0835in" fo:margin-bottom="0.0835in"/>
      <style:text-properties fo:font-size="10pt" fo:font-weight="bold" style:font-size-asian="10pt" style:font-weight-asian="bold" style:font-size-complex="10pt" style:font-weight-complex="bold"/>
    </style:style>
    <style:style style:name="Frame_20_contents" style:display-name="Frame contents" style:family="paragraph" style:parent-style-name="Text_20_Body_20_Single" style:class="extra"/>
    <style:style style:name="Index" style:family="paragraph" style:parent-style-name="Default_20_Text" style:class="index">
      <style:paragraph-properties text:number-lines="false" text:line-number="0"/>
      <style:text-properties style:font-name-complex="Tahoma4"/>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Default_20_Text" style:next-style-name="Default_20_Text" style:class="index">
      <style:paragraph-properties>
        <style:tab-stops>
          <style:tab-stop style:position="5.9929in" style:type="right" style:leader-style="dotted" style:leader-text="."/>
        </style:tab-stops>
      </style:paragraph-properties>
    </style:style>
    <style:style style:name="Contents_20_2" style:display-name="Contents 2" style:family="paragraph" style:parent-style-name="Default_20_Text" style:next-style-name="Default_20_Text" style:class="index">
      <style:paragraph-properties fo:margin-left="0.1665in" fo:margin-right="0in" fo:text-indent="0in" style:auto-text-indent="false"/>
    </style:style>
    <style:style style:name="Contents_20_3" style:display-name="Contents 3" style:family="paragraph" style:parent-style-name="Default_20_Text" style:next-style-name="Default_20_Text" style:class="index">
      <style:paragraph-properties fo:margin-left="0.3335in" fo:margin-right="0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itle" style:family="paragraph" style:parent-style-name="Default_20_Text"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_20_Single" style:class="chapter">
      <style:paragraph-properties fo:text-align="center" style:justify-single-word="false"/>
      <style:text-properties fo:font-size="14pt" fo:font-style="italic" style:font-size-asian="14pt" style:font-style-asian="italic" style:font-size-complex="14pt" style:font-style-complex="italic"/>
    </style:style>
    <style:style style:name="Body_20_Text_20_First_20_Indent" style:display-name="Body Text First Indent" style:family="paragraph" style:parent-style-name="Text_20_Body_20_Single">
      <style:paragraph-properties fo:margin-left="0in" fo:margin-right="0in" fo:text-indent="0.1457in" style:auto-text-indent="false"/>
    </style:style>
    <style:style style:name="Block_20_Text" style:display-name="Block Text" style:family="paragraph" style:parent-style-name="Default_20_Text">
      <style:paragraph-properties fo:margin-left="1in" fo:margin-right="1in" fo:margin-top="0in" fo:margin-bottom="0.0835in" fo:text-indent="0in" style:auto-text-indent="false"/>
    </style:style>
    <style:style style:name="Body_20_Text_20_2" style:display-name="Body Text 2" style:family="paragraph" style:parent-style-name="Default_20_Text">
      <style:paragraph-properties fo:margin-top="0in" fo:margin-bottom="0.0835in" fo:line-height="200%"/>
    </style:style>
    <style:style style:name="Body_20_Text_20_Indent_20_2" style:display-name="Body Text Indent 2" style:family="paragraph" style:parent-style-name="Default_20_Text">
      <style:paragraph-properties fo:margin-left="0.25in" fo:margin-right="0in" fo:margin-top="0in" fo:margin-bottom="0.0835in" fo:line-height="200%" fo:text-indent="0in" style:auto-text-indent="false"/>
    </style:style>
    <style:style style:name="Normal_20__28_Web_29_" style:display-name="Normal (Web)" style:family="paragraph" style:parent-style-name="Default_20_Text">
      <style:paragraph-properties fo:margin-top="0.1945in" fo:margin-bottom="0.1945in"/>
    </style:style>
    <style:style style:name="List_20_Number_20_3" style:display-name="List Number 3" style:family="paragraph" style:parent-style-name="Default_20_Text" style:list-style-name="WW8Num3">
      <style:paragraph-properties fo:margin-left="0in" fo:margin-right="0in" fo:text-indent="0in" style:auto-text-indent="false"/>
    </style:style>
    <style:style style:name="Balloon_20_Text" style:display-name="Balloon Text" style:family="paragraph" style:parent-style-name="Default_20_Text">
      <style:text-properties style:font-name="Tahoma" fo:font-size="8pt" style:font-size-asian="8pt" style:font-name-complex="Tahoma" style:font-size-complex="8pt"/>
    </style:style>
    <style:style style:name="Comment_20_Text" style:display-name="Comment Text" style:family="paragraph" style:parent-style-name="Default_20_Text">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3" style:display-name="Body Text 3" style:family="paragraph" style:parent-style-name="Default_20_Text">
      <style:paragraph-properties fo:margin-top="0in" fo:margin-bottom="0.0835in"/>
      <style:text-properties fo:font-size="8pt" style:font-size-asian="8pt" style:font-size-complex="8pt"/>
    </style:style>
    <style:style style:name="Message_20_Header" style:display-name="Message Header" style:family="paragraph" style:parent-style-name="Default_20_Text">
      <style:paragraph-properties fo:margin-left="0.75in" fo:margin-right="0in" fo:text-indent="-0.75in" style:auto-text-indent="false" fo:background-color="#cccccc" fo:padding="0.0138in" fo:border="0.0071in solid #000000">
        <style:background-image/>
      </style:paragraph-properties>
      <style:text-properties style:font-name="Arial" style:font-name-complex="Arial"/>
    </style:style>
    <style:style style:name="Date" style:family="paragraph" style:parent-style-name="Default_20_Text" style:next-style-name="Default_20_Text"/>
    <style:style style:name="List_20_Bullet_20_2" style:display-name="List Bullet 2" style:family="paragraph" style:parent-style-name="Default_20_Text" style:list-style-name="WW8Num8">
      <style:paragraph-properties fo:margin-left="0in" fo:margin-right="0in" fo:text-indent="0in" style:auto-text-indent="false"/>
    </style:style>
    <style:style style:name="List_20_Bullet_20_3" style:display-name="List Bullet 3" style:family="paragraph" style:parent-style-name="Default_20_Text" style:list-style-name="WW8Num7">
      <style:paragraph-properties fo:margin-left="0in" fo:margin-right="0in" fo:text-indent="0in" style:auto-text-indent="false"/>
    </style:style>
    <style:style style:name="List_20_Bullet_20_4" style:display-name="List Bullet 4" style:family="paragraph" style:parent-style-name="Default_20_Text" style:list-style-name="WW8Num6">
      <style:paragraph-properties fo:margin-left="0in" fo:margin-right="0in" fo:text-indent="0in" style:auto-text-indent="false"/>
    </style:style>
    <style:style style:name="Body_20_Text_20_Indent_20_3" style:display-name="Body Text Indent 3" style:family="paragraph" style:parent-style-name="Default_20_Text">
      <style:paragraph-properties fo:margin-left="0.25in" fo:margin-right="0in" fo:margin-top="0in" fo:margin-bottom="0.0835in" fo:text-indent="0in" style:auto-text-indent="false"/>
      <style:text-properties fo:font-size="8pt" style:font-size-asian="8pt" style:font-size-complex="8pt"/>
    </style:style>
    <style:style style:name="Note_20_Heading" style:display-name="Note Heading" style:family="paragraph" style:parent-style-name="Default_20_Text" style:next-style-name="Default_20_Text"/>
    <style:style style:name="List_20_Number" style:display-name="List Number" style:family="paragraph" style:parent-style-name="Default_20_Text" style:list-style-name="WW8Num9">
      <style:paragraph-properties fo:margin-left="0in" fo:margin-right="0in" fo:text-indent="0in" style:auto-text-indent="false"/>
    </style:style>
    <style:style style:name="List_20_Continue" style:display-name="List Continue" style:family="paragraph" style:parent-style-name="Default_20_Text">
      <style:paragraph-properties fo:margin-left="0.25in" fo:margin-right="0in" fo:margin-top="0in" fo:margin-bottom="0.0835in" fo:text-indent="0in" style:auto-text-indent="false"/>
    </style:style>
    <style:style style:name="Closing" style:family="paragraph" style:parent-style-name="Default_20_Text">
      <style:paragraph-properties fo:margin-left="3in" fo:margin-right="0in" fo:text-indent="0in" style:auto-text-indent="false"/>
    </style:style>
    <style:style style:name="List_20_Number_20_2" style:display-name="List Number 2" style:family="paragraph" style:parent-style-name="Default_20_Text" style:list-style-name="WW8Num4">
      <style:paragraph-properties fo:margin-left="0in" fo:margin-right="0in" fo:text-indent="0in" style:auto-text-indent="false"/>
    </style:style>
    <style:style style:name="List_20_Number_20_4" style:display-name="List Number 4" style:family="paragraph" style:parent-style-name="Default_20_Text" style:list-style-name="WW8Num2">
      <style:paragraph-properties fo:margin-left="0in" fo:margin-right="0in" fo:text-indent="0in" style:auto-text-indent="false"/>
    </style:style>
    <style:style style:name="List_20_Continue_20_2" style:display-name="List Continue 2" style:family="paragraph" style:parent-style-name="Default_20_Text">
      <style:paragraph-properties fo:margin-left="0.5in" fo:margin-right="0in" fo:margin-top="0in" fo:margin-bottom="0.0835in" fo:text-indent="0in" style:auto-text-indent="false"/>
    </style:style>
    <style:style style:name="List_20_Continue_20_3" style:display-name="List Continue 3" style:family="paragraph" style:parent-style-name="Default_20_Text">
      <style:paragraph-properties fo:margin-left="0.75in" fo:margin-right="0in" fo:margin-top="0in" fo:margin-bottom="0.0835in" fo:text-indent="0in" style:auto-text-indent="false"/>
    </style:style>
    <style:style style:name="Style1" style:family="paragraph" style:parent-style-name="Body_20_Text_20_Indent_20_3"/>
    <style:style style:name="List_20_Bullet" style:display-name="List Bullet" style:family="paragraph" style:parent-style-name="Default_20_Text" style:list-style-name="WW8Num10">
      <style:paragraph-properties fo:margin-left="0in" fo:margin-right="0in" fo:text-indent="0in" style:auto-text-indent="false"/>
    </style:style>
    <style:style style:name="Code" style:family="paragraph" style:parent-style-name="Default_20_Text" style:class="text">
      <style:paragraph-properties fo:margin-left="0.2201in" fo:margin-right="0in" fo:margin-top="0in" fo:margin-bottom="0in" fo:text-align="start" style:justify-single-word="false" fo:text-indent="-0.2201in" style:auto-text-indent="false"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text-properties style:font-name="Courier New" fo:font-size="10pt" style:font-size-asian="10pt" style:font-size-complex="10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Line_20_numbering" style:display-name="Line numbering" style:family="text" style:parent-style-name="Default_20_Paragraph_20_Font"/>
    <style:style style:name="Strong_20_Emphasis" style:display-name="Strong Emphasis" style:family="text" style:parent-style-name="Default_20_Paragraph_20_Font">
      <style:text-properties fo:font-style="italic" style:font-style-asian="italic" style:font-style-complex="italic"/>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5z0" style:family="text">
      <style:text-properties style:font-name="Times New Roman" style:font-name-asian="Times New Roman" style:font-name-complex="Times New Roman"/>
    </style:style>
    <style:style style:name="WW8Num15z1" style:family="text">
      <style:text-properties style:font-name="Courier New1" style:font-name-complex="Courier New1"/>
    </style:style>
    <style:style style:name="WW8Num15z2" style:family="text">
      <style:text-properties style:font-name="Wingdings"/>
    </style:style>
    <style:style style:name="WW8Num15z3" style:family="text">
      <style:text-properties style:font-name="Symbol"/>
    </style:style>
    <style:style style:name="WW8Num18z0" style:family="text">
      <style:text-properties style:font-name="Wingdings"/>
    </style:style>
    <style:style style:name="WW8Num18z1" style:family="text">
      <style:text-properties style:font-name="Courier New1" style:font-name-complex="Courier New1"/>
    </style:style>
    <style:style style:name="WW8Num18z3" style:family="text">
      <style:text-properties style:font-name="Symbol"/>
    </style:style>
    <style:style style:name="WW8Num21z0" style:family="text">
      <style:text-properties fo:font-size="12pt" style:font-size-asian="12pt" style:font-size-complex="12pt"/>
    </style:style>
    <style:style style:name="WW8Num21z2" style:family="text">
      <style:text-properties fo:color="#000000" fo:font-weight="normal" style:font-weight-asian="normal"/>
    </style:style>
    <style:style style:name="WW8Num23z0" style:family="text">
      <style:text-properties fo:font-size="12pt" style:font-size-asian="12pt" style:font-size-complex="12pt"/>
    </style:style>
    <style:style style:name="WW8Num23z2" style:family="text">
      <style:text-properties fo:color="#000000" fo:font-weight="normal" style:font-weight-asian="normal"/>
    </style:style>
    <style:style style:name="WW8Num24z0" style:family="text">
      <style:text-properties fo:color="#000000" style:font-name="Times"/>
    </style:style>
    <style:style style:name="WW8Num25z1" style:family="text">
      <style:text-properties style:font-name="Wingdings" style:font-name-asian="Times New Roman" style:font-name-complex="Times New Roman"/>
    </style:style>
    <style:style style:name="WW8Num25z2" style:family="text">
      <style:text-properties style:font-name="Wingdings"/>
    </style:style>
    <style:style style:name="WW8Num25z3" style:family="text">
      <style:text-properties style:font-name="Symbol"/>
    </style:style>
    <style:style style:name="WW8Num25z4" style:family="text">
      <style:text-properties style:font-name="Courier New1" style:font-name-complex="Courier New1"/>
    </style:style>
    <style:style style:name="WW8Num26z0" style:family="text">
      <style:text-properties style:font-name="Times New Roman" style:font-name-asian="Times New Roman" style:font-name-complex="Times New Roman"/>
    </style:style>
    <style:style style:name="WW8Num26z1" style:family="text">
      <style:text-properties style:font-name="Courier New1" style:font-name-complex="Courier New1"/>
    </style:style>
    <style:style style:name="WW8Num26z2" style:family="text">
      <style:text-properties style:font-name="Wingdings"/>
    </style:style>
    <style:style style:name="WW8Num26z3" style:family="text">
      <style:text-properties style:font-name="Symbol"/>
    </style:style>
    <style:style style:name="WW8Num27z0" style:family="text">
      <style:text-properties style:font-name="Wingdings"/>
    </style:style>
    <style:style style:name="WW8Num27z1" style:family="text">
      <style:text-properties style:font-name="Courier New1" style:font-name-complex="Courier New1"/>
    </style:style>
    <style:style style:name="WW8Num27z3" style:family="text">
      <style:text-properties style:font-name="Symbol"/>
    </style:style>
    <style:style style:name="WW8Num30z0" style:family="text">
      <style:text-properties style:font-name="Wingdings"/>
    </style:style>
    <style:style style:name="WW8Num30z1" style:family="text">
      <style:text-properties style:font-name="Courier New1" style:font-name-complex="Courier New1"/>
    </style:style>
    <style:style style:name="WW8Num30z3" style:family="text">
      <style:text-properties style:font-name="Symbol"/>
    </style:style>
    <style:style style:name="WW8Num33z0" style:family="text">
      <style:text-properties style:font-name="Symbol"/>
    </style:style>
    <style:style style:name="WW8Num33z1" style:family="text">
      <style:text-properties style:font-name="Courier New1" style:font-name-complex="Courier New1"/>
    </style:style>
    <style:style style:name="WW8Num33z2" style:family="text">
      <style:text-properties style:font-name="Wingdings"/>
    </style:style>
    <style:style style:name="WW8Num34z0" style:family="text">
      <style:text-properties style:font-name="Times New Roman" style:font-name-asian="Times New Roman" style:font-name-complex="Times New Roman"/>
    </style:style>
    <style:style style:name="WW8Num34z1" style:family="text">
      <style:text-properties style:font-name="Courier New1" style:font-name-complex="Courier New1"/>
    </style:style>
    <style:style style:name="WW8Num34z2" style:family="text">
      <style:text-properties style:font-name="Wingdings"/>
    </style:style>
    <style:style style:name="WW8Num34z3" style:family="text">
      <style:text-properties style:font-name="Symbol"/>
    </style:style>
    <style:style style:name="WW8Num35z0" style:family="text">
      <style:text-properties style:font-name="Symbol" fo:font-size="10pt" style:font-size-asian="10pt"/>
    </style:style>
    <style:style style:name="WW8Num35z1" style:family="text">
      <style:text-properties style:font-name="Courier New1" fo:font-size="10pt" style:font-size-asian="10pt"/>
    </style:style>
    <style:style style:name="WW8Num35z2" style:family="text">
      <style:text-properties style:font-name="Wingdings" fo:font-size="10pt" style:font-size-asian="10pt"/>
    </style:style>
    <style:style style:name="WW8Num39z0" style:family="text">
      <style:text-properties style:font-name="Times" fo:font-style="normal" fo:font-weight="bold" style:font-style-asian="normal" style:font-weight-asian="bold"/>
    </style:style>
    <style:style style:name="WW8Num42z0" style:family="text">
      <style:text-properties style:font-name="Symbol"/>
    </style:style>
    <style:style style:name="WW8Num44z0" style:family="text">
      <style:text-properties style:font-name="Times New Roman" style:font-name-asian="Times New Roman" style:font-name-complex="Times New Roman"/>
    </style:style>
    <style:style style:name="WW8Num44z1" style:family="text">
      <style:text-properties style:font-name="Courier New1" style:font-name-complex="Courier New1"/>
    </style:style>
    <style:style style:name="WW8Num44z2" style:family="text">
      <style:text-properties style:font-name="Wingdings"/>
    </style:style>
    <style:style style:name="WW8Num44z3" style:family="text">
      <style:text-properties style:font-name="Symbol"/>
    </style:style>
    <style:style style:name="WW8Num45z0" style:family="text">
      <style:text-properties style:font-name="Symbol"/>
    </style:style>
    <style:style style:name="WW8Num45z1" style:family="text">
      <style:text-properties style:font-name="Courier New1" style:font-name-complex="Courier New1"/>
    </style:style>
    <style:style style:name="WW8Num45z2" style:family="text">
      <style:text-properties style:font-name="Wingdings"/>
    </style:style>
    <style:style style:name="WW8NumSt19z0" style:family="text">
      <style:text-properties fo:color="#000000"/>
    </style:style>
    <style:style style:name="WW8NumSt39z0" style:family="text">
      <style:text-properties style:font-name="Helv1"/>
    </style:style>
    <style:style style:name="Default_20_Paragraph_20_Font" style:display-name="Default Paragraph Font" style:family="text"/>
    <style:style style:name="Comment_20_Reference" style:display-name="Comment Reference" style:family="text" style:parent-style-name="Default_20_Paragraph_20_Font">
      <style:text-properties fo:font-size="8pt" style:font-size-asian="8pt" style:font-size-complex="8pt"/>
    </style:style>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_20_Char1" style:display-name=" Char1" style:family="text" style:parent-style-name="Default_20_Paragraph_20_Font">
      <style:text-properties style:font-name="Arial" fo:font-size="12pt" fo:language="en" fo:country="US" style:font-size-asian="12pt" style:font-name-complex="Arial" style:font-size-complex="12pt" style:language-complex="ar" style:country-complex="SA"/>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WW8Num39z0" style:num-suffix=".0" style:num-format="1">
        <style:list-level-properties text:min-label-width="0.3in"/>
      </text:outline-level-style>
      <text:outline-level-style text:level="2" style:num-format="1" text:display-levels="2">
        <style:list-level-properties text:min-label-width="0.4in"/>
      </text:outline-level-style>
      <text:outline-level-style text:level="3" style:num-format="1" text:display-levels="3">
        <style:list-level-properties text:space-before="0.1252in"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number text:level="1" style:num-suffix=")" style:num-format="a">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consecutive-numbering="true">
      <text:list-level-style-bullet text:level="1" style:num-suffix="." text:bullet-char="*">
        <style:list-level-properties/>
        <style:text-properties style:font-name="Star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1">
        <style:list-level-properties text:space-before="1.3752in" text:min-label-width="0.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4">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3957in" text:min-label-width="0.25in"/>
        <style:text-properties style:font-name="Times New Roman"/>
      </text:list-level-style-bullet>
      <text:list-level-style-bullet text:level="2" text:style-name="WW8Num15z1" style:num-suffix="." text:bullet-char="o">
        <style:list-level-properties text:space-before="0.8957in" text:min-label-width="0.25in"/>
        <style:text-properties style:font-name="Courier New"/>
      </text:list-level-style-bullet>
      <text:list-level-style-bullet text:level="3" text:style-name="WW8Num15z2" style:num-suffix="." text:bullet-char="">
        <style:list-level-properties text:space-before="1.3957in" text:min-label-width="0.25in"/>
        <style:text-properties style:font-name="Wingdings"/>
      </text:list-level-style-bullet>
      <text:list-level-style-bullet text:level="4" text:style-name="WW8Num15z3" style:num-suffix="." text:bullet-char="">
        <style:list-level-properties text:space-before="1.8957in" text:min-label-width="0.25in"/>
        <style:text-properties style:font-name="Symbol"/>
      </text:list-level-style-bullet>
      <text:list-level-style-bullet text:level="5" text:style-name="WW8Num15z1" style:num-suffix="." text:bullet-char="o">
        <style:list-level-properties text:space-before="2.3957in" text:min-label-width="0.25in"/>
        <style:text-properties style:font-name="Courier New"/>
      </text:list-level-style-bullet>
      <text:list-level-style-bullet text:level="6" text:style-name="WW8Num15z2" style:num-suffix="." text:bullet-char="">
        <style:list-level-properties text:space-before="2.8957in" text:min-label-width="0.25in"/>
        <style:text-properties style:font-name="Wingdings"/>
      </text:list-level-style-bullet>
      <text:list-level-style-bullet text:level="7" text:style-name="WW8Num15z3" style:num-suffix="." text:bullet-char="">
        <style:list-level-properties text:space-before="3.3957in" text:min-label-width="0.25in"/>
        <style:text-properties style:font-name="Symbol"/>
      </text:list-level-style-bullet>
      <text:list-level-style-bullet text:level="8" text:style-name="WW8Num15z1" style:num-suffix="." text:bullet-char="o">
        <style:list-level-properties text:space-before="3.8957in" text:min-label-width="0.25in"/>
        <style:text-properties style:font-name="Courier New"/>
      </text:list-level-style-bullet>
      <text:list-level-style-bullet text:level="9" text:style-name="WW8Num15z2" style:num-suffix="." text:bullet-char="">
        <style:list-level-properties text:space-before="4.3957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space-before="0.5in" text:min-label-width="0.25in"/>
      </text:list-level-style-number>
      <text:list-level-style-number text:level="2" style:num-suffix=")" style:num-format="1">
        <style:list-level-properties text:space-before="0.7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1.25in" text:min-label-width="0.25in"/>
      </text:list-level-style-number>
      <text:list-level-style-number text:level="5" style:num-prefix="(" style:num-suffix=")" style:num-format="a" style:num-letter-sync="true">
        <style:list-level-properties text:space-before="1.5in" text:min-label-width="0.25in"/>
      </text:list-level-style-number>
      <text:list-level-style-number text:level="6" style:num-prefix="(" style:num-suffix=")" style:num-format="i">
        <style:list-level-properties text:space-before="1.75in" text:min-label-width="0.25in"/>
      </text:list-level-style-number>
      <text:list-level-style-number text:level="7" style:num-suffix="." style:num-format="1">
        <style:list-level-properties text:space-before="2in" text:min-label-width="0.25in"/>
      </text:list-level-style-number>
      <text:list-level-style-number text:level="8" style:num-suffix="." style:num-format="a" style:num-letter-sync="true">
        <style:list-level-properties text:space-before="2.25in" text:min-label-width="0.25in"/>
      </text:list-level-style-number>
      <text:list-level-style-number text:level="9" style:num-suffix="." style:num-format="i">
        <style:list-level-properties text:space-before="2.5in" text:min-label-width="0.25in"/>
      </text:list-level-style-number>
      <text:list-level-style-number text:level="10" style:num-suffix="." style:num-format="1">
        <style:list-level-properties text:space-before="2.5in" text:min-label-width="0.25in"/>
      </text:list-level-style-number>
    </text:list-style>
    <text:list-style style:name="WW8Num17">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8" text:consecutive-numbering="true">
      <text:list-level-style-bullet text:level="1" text:style-name="WW8Num18z0" style:num-suffix="." text:bullet-char="">
        <style:list-level-properties text:space-before="0.25in" text:min-label-width="0.25in"/>
        <style:text-properties style:font-name="Wingdings"/>
      </text:list-level-style-bullet>
      <text:list-level-style-bullet text:level="2" text:style-name="WW8Num18z1" style:num-suffix="." text:bullet-char="o">
        <style:list-level-properties text:space-before="0.75in" text:min-label-width="0.25in"/>
        <style:text-properties style:font-name="Courier New"/>
      </text:list-level-style-bullet>
      <text:list-level-style-bullet text:level="3" text:style-name="WW8Num18z0" style:num-suffix="." text:bullet-char="">
        <style:list-level-properties text:space-before="1.25in" text:min-label-width="0.25in"/>
        <style:text-properties style:font-name="Wingdings"/>
      </text:list-level-style-bullet>
      <text:list-level-style-bullet text:level="4" text:style-name="WW8Num18z3" style:num-suffix="." text:bullet-char="">
        <style:list-level-properties text:space-before="1.75in" text:min-label-width="0.25in"/>
        <style:text-properties style:font-name="Symbol"/>
      </text:list-level-style-bullet>
      <text:list-level-style-bullet text:level="5" text:style-name="WW8Num18z1" style:num-suffix="." text:bullet-char="o">
        <style:list-level-properties text:space-before="2.25in" text:min-label-width="0.25in"/>
        <style:text-properties style:font-name="Courier New"/>
      </text:list-level-style-bullet>
      <text:list-level-style-bullet text:level="6" text:style-name="WW8Num18z0" style:num-suffix="." text:bullet-char="">
        <style:list-level-properties text:space-before="2.75in" text:min-label-width="0.25in"/>
        <style:text-properties style:font-name="Wingdings"/>
      </text:list-level-style-bullet>
      <text:list-level-style-bullet text:level="7" text:style-name="WW8Num18z3" style:num-suffix="." text:bullet-char="">
        <style:list-level-properties text:space-before="3.25in" text:min-label-width="0.25in"/>
        <style:text-properties style:font-name="Symbol"/>
      </text:list-level-style-bullet>
      <text:list-level-style-bullet text:level="8" text:style-name="WW8Num18z1" style:num-suffix="." text:bullet-char="o">
        <style:list-level-properties text:space-before="3.75in" text:min-label-width="0.25in"/>
        <style:text-properties style:font-name="Courier New"/>
      </text:list-level-style-bullet>
      <text:list-level-style-bullet text:level="9" text:style-name="WW8Num18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9">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20">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1">
      <text:list-level-style-number text:level="1" text:style-name="WW8Num21z0" style:num-suffix="." style:num-format="1">
        <style:list-level-properties text:space-before="1in" text:min-label-width="0.25in"/>
      </text:list-level-style-number>
      <text:list-level-style-number text:level="2" style:num-suffix="." style:num-format="1">
        <style:list-level-properties text:space-before="1.5in" text:min-label-width="0.25in"/>
      </text:list-level-style-number>
      <text:list-level-style-number text:level="3" text:style-name="WW8Num21z2" style:num-suffix="." style:num-format="1">
        <style:list-level-properties text:space-before="2in" text:min-label-width="0.25in"/>
      </text:list-level-style-number>
      <text:list-level-style-number text:level="4" style:num-suffix="." style:num-format="1">
        <style:list-level-properties text:space-before="2.5in" text:min-label-width="0.25in"/>
      </text:list-level-style-number>
      <text:list-level-style-number text:level="5" style:num-suffix="." style:num-format="1">
        <style:list-level-properties text:space-before="3in" text:min-label-width="0.25in"/>
      </text:list-level-style-number>
      <text:list-level-style-number text:level="6" style:num-suffix="." style:num-format="1">
        <style:list-level-properties text:space-before="3.5in" text:min-label-width="0.25in"/>
      </text:list-level-style-number>
      <text:list-level-style-number text:level="7" style:num-suffix="." style:num-format="1">
        <style:list-level-properties text:space-before="4in" text:min-label-width="0.25in"/>
      </text:list-level-style-number>
      <text:list-level-style-number text:level="8" style:num-suffix="." style:num-format="1">
        <style:list-level-properties text:space-before="4.5in" text:min-label-width="0.25in"/>
      </text:list-level-style-number>
      <text:list-level-style-number text:level="9" style:num-suffix="." style:num-format="1">
        <style:list-level-properties text:space-before="5in" text:min-label-width="0.25in"/>
      </text:list-level-style-number>
      <text:list-level-style-number text:level="10" style:num-suffix="." style:num-format="1">
        <style:list-level-properties text:space-before="2.5in" text:min-label-width="0.25in"/>
      </text:list-level-style-number>
    </text:list-style>
    <text:list-style style:name="WW8Num2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23">
      <text:list-level-style-number text:level="1" text:style-name="WW8Num23z0" style:num-suffix="." style:num-format="1">
        <style:list-level-properties text:space-before="0.75in" text:min-label-width="0.25in"/>
      </text:list-level-style-number>
      <text:list-level-style-number text:level="2" style:num-suffix="." style:num-format="1">
        <style:list-level-properties text:space-before="1.25in" text:min-label-width="0.25in"/>
      </text:list-level-style-number>
      <text:list-level-style-number text:level="3" text:style-name="WW8Num23z2" style:num-suffix="." style:num-format="1">
        <style:list-level-properties text:space-before="1.75in" text:min-label-width="0.25in"/>
      </text:list-level-style-number>
      <text:list-level-style-number text:level="4" style:num-suffix="." style:num-format="1">
        <style:list-level-properties text:space-before="2.25in" text:min-label-width="0.25in"/>
      </text:list-level-style-number>
      <text:list-level-style-number text:level="5" style:num-suffix="." style:num-format="1">
        <style:list-level-properties text:space-before="2.75in" text:min-label-width="0.25in"/>
      </text:list-level-style-number>
      <text:list-level-style-number text:level="6" style:num-suffix="." style:num-format="1">
        <style:list-level-properties text:space-before="3.25in" text:min-label-width="0.25in"/>
      </text:list-level-style-number>
      <text:list-level-style-number text:level="7" style:num-suffix="." style:num-format="1">
        <style:list-level-properties text:space-before="3.75in" text:min-label-width="0.25in"/>
      </text:list-level-style-number>
      <text:list-level-style-number text:level="8" style:num-suffix="." style:num-format="1">
        <style:list-level-properties text:space-before="4.25in" text:min-label-width="0.25in"/>
      </text:list-level-style-number>
      <text:list-level-style-number text:level="9" style:num-suffix="." style:num-format="1">
        <style:list-level-properties text:space-before="4.75in" text:min-label-width="0.25in"/>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number text:level="1" text:style-name="WW8Num24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5" text:consecutive-numbering="true">
      <text:list-level-style-number text:level="1" style:num-suffix="." style:num-format="1">
        <style:list-level-properties text:space-before="0.25in" text:min-label-width="0.25in"/>
      </text:list-level-style-number>
      <text:list-level-style-bullet text:level="2" text:style-name="WW8Num25z1" style:num-suffix="." text:bullet-char="">
        <style:list-level-properties text:space-before="0.75in" text:min-label-width="0.25in"/>
        <style:text-properties style:font-name="Wingdings"/>
      </text:list-level-style-bullet>
      <text:list-level-style-bullet text:level="3" text:style-name="WW8Num25z2" style:num-suffix="." text:bullet-char="">
        <style:list-level-properties text:space-before="1.25in" text:min-label-width="0.25in"/>
        <style:text-properties style:font-name="Wingdings"/>
      </text:list-level-style-bullet>
      <text:list-level-style-bullet text:level="4" text:style-name="WW8Num25z3" style:num-suffix="." text:bullet-char="">
        <style:list-level-properties text:space-before="1.75in" text:min-label-width="0.25in"/>
        <style:text-properties style:font-name="Symbol"/>
      </text:list-level-style-bullet>
      <text:list-level-style-bullet text:level="5" text:style-name="WW8Num25z4" style:num-suffix="." text:bullet-char="o">
        <style:list-level-properties text:space-before="2.25in" text:min-label-width="0.25in"/>
        <style:text-properties style:font-name="Courier New"/>
      </text:list-level-style-bullet>
      <text:list-level-style-bullet text:level="6" text:style-name="WW8Num25z2" style:num-suffix="." text:bullet-char="">
        <style:list-level-properties text:space-before="2.75in" text:min-label-width="0.25in"/>
        <style:text-properties style:font-name="Wingdings"/>
      </text:list-level-style-bullet>
      <text:list-level-style-bullet text:level="7" text:style-name="WW8Num25z3" style:num-suffix="." text:bullet-char="">
        <style:list-level-properties text:space-before="3.25in" text:min-label-width="0.25in"/>
        <style:text-properties style:font-name="Symbol"/>
      </text:list-level-style-bullet>
      <text:list-level-style-bullet text:level="8" text:style-name="WW8Num25z4" style:num-suffix="." text:bullet-char="o">
        <style:list-level-properties text:space-before="3.75in" text:min-label-width="0.25in"/>
        <style:text-properties style:font-name="Courier New"/>
      </text:list-level-style-bullet>
      <text:list-level-style-bullet text:level="9" text:style-name="WW8Num2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6" text:consecutive-numbering="true">
      <text:list-level-style-bullet text:level="1" text:style-name="WW8Num26z0" style:num-suffix="." text:bullet-char="-">
        <style:list-level-properties text:space-before="0.75in" text:min-label-width="0.25in"/>
        <style:text-properties style:font-name="Times New Roman"/>
      </text:list-level-style-bullet>
      <text:list-level-style-bullet text:level="2" text:style-name="WW8Num26z1" style:num-suffix="." text:bullet-char="o">
        <style:list-level-properties text:space-before="1.25in" text:min-label-width="0.25in"/>
        <style:text-properties style:font-name="Courier New"/>
      </text:list-level-style-bullet>
      <text:list-level-style-bullet text:level="3" text:style-name="WW8Num26z2" style:num-suffix="." text:bullet-char="">
        <style:list-level-properties text:space-before="1.75in" text:min-label-width="0.25in"/>
        <style:text-properties style:font-name="Wingdings"/>
      </text:list-level-style-bullet>
      <text:list-level-style-bullet text:level="4" text:style-name="WW8Num26z3" style:num-suffix="." text:bullet-char="">
        <style:list-level-properties text:space-before="2.25in" text:min-label-width="0.25in"/>
        <style:text-properties style:font-name="Symbol"/>
      </text:list-level-style-bullet>
      <text:list-level-style-bullet text:level="5" text:style-name="WW8Num26z1" style:num-suffix="." text:bullet-char="o">
        <style:list-level-properties text:space-before="2.75in" text:min-label-width="0.25in"/>
        <style:text-properties style:font-name="Courier New"/>
      </text:list-level-style-bullet>
      <text:list-level-style-bullet text:level="6" text:style-name="WW8Num26z2" style:num-suffix="." text:bullet-char="">
        <style:list-level-properties text:space-before="3.25in" text:min-label-width="0.25in"/>
        <style:text-properties style:font-name="Wingdings"/>
      </text:list-level-style-bullet>
      <text:list-level-style-bullet text:level="7" text:style-name="WW8Num26z3" style:num-suffix="." text:bullet-char="">
        <style:list-level-properties text:space-before="3.75in" text:min-label-width="0.25in"/>
        <style:text-properties style:font-name="Symbol"/>
      </text:list-level-style-bullet>
      <text:list-level-style-bullet text:level="8" text:style-name="WW8Num26z1" style:num-suffix="." text:bullet-char="o">
        <style:list-level-properties text:space-before="4.25in" text:min-label-width="0.25in"/>
        <style:text-properties style:font-name="Courier New"/>
      </text:list-level-style-bullet>
      <text:list-level-style-bullet text:level="9" text:style-name="WW8Num26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
        <style:list-level-properties text:space-before="0.25in" text:min-label-width="0.25in"/>
        <style:text-properties style:font-name="Wingdings"/>
      </text:list-level-style-bullet>
      <text:list-level-style-bullet text:level="2" text:style-name="WW8Num27z1" style:num-suffix="." text:bullet-char="o">
        <style:list-level-properties text:space-before="0.75in" text:min-label-width="0.25in"/>
        <style:text-properties style:font-name="Courier New"/>
      </text:list-level-style-bullet>
      <text:list-level-style-bullet text:level="3" text:style-name="WW8Num27z0" style:num-suffix="." text:bullet-char="">
        <style:list-level-properties text:space-before="1.25in" text:min-label-width="0.25in"/>
        <style:text-properties style:font-name="Wingdings"/>
      </text:list-level-style-bullet>
      <text:list-level-style-bullet text:level="4" text:style-name="WW8Num27z3" style:num-suffix="." text:bullet-char="">
        <style:list-level-properties text:space-before="1.75in" text:min-label-width="0.25in"/>
        <style:text-properties style:font-name="Symbol"/>
      </text:list-level-style-bullet>
      <text:list-level-style-bullet text:level="5" text:style-name="WW8Num27z1" style:num-suffix="." text:bullet-char="o">
        <style:list-level-properties text:space-before="2.25in" text:min-label-width="0.25in"/>
        <style:text-properties style:font-name="Courier New"/>
      </text:list-level-style-bullet>
      <text:list-level-style-bullet text:level="6" text:style-name="WW8Num27z0" style:num-suffix="." text:bullet-char="">
        <style:list-level-properties text:space-before="2.75in" text:min-label-width="0.25in"/>
        <style:text-properties style:font-name="Wingdings"/>
      </text:list-level-style-bullet>
      <text:list-level-style-bullet text:level="7" text:style-name="WW8Num27z3" style:num-suffix="." text:bullet-char="">
        <style:list-level-properties text:space-before="3.25in" text:min-label-width="0.25in"/>
        <style:text-properties style:font-name="Symbol"/>
      </text:list-level-style-bullet>
      <text:list-level-style-bullet text:level="8" text:style-name="WW8Num27z1" style:num-suffix="." text:bullet-char="o">
        <style:list-level-properties text:space-before="3.75in" text:min-label-width="0.25in"/>
        <style:text-properties style:font-name="Courier New"/>
      </text:list-level-style-bullet>
      <text:list-level-style-bullet text:level="9" text:style-name="WW8Num27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29" text:consecutive-numbering="true">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0.25in" text:min-label-width="0.25in"/>
        <style:text-properties style:font-name="Wingdings"/>
      </text:list-level-style-bullet>
      <text:list-level-style-bullet text:level="2" text:style-name="WW8Num30z1" style:num-suffix="." text:bullet-char="o">
        <style:list-level-properties text:space-before="0.75in" text:min-label-width="0.25in"/>
        <style:text-properties style:font-name="Courier New"/>
      </text:list-level-style-bullet>
      <text:list-level-style-bullet text:level="3" text:style-name="WW8Num30z0" style:num-suffix="." text:bullet-char="">
        <style:list-level-properties text:space-before="1.25in" text:min-label-width="0.25in"/>
        <style:text-properties style:font-name="Wingdings"/>
      </text:list-level-style-bullet>
      <text:list-level-style-bullet text:level="4" text:style-name="WW8Num30z3" style:num-suffix="." text:bullet-char="">
        <style:list-level-properties text:space-before="1.75in" text:min-label-width="0.25in"/>
        <style:text-properties style:font-name="Symbol"/>
      </text:list-level-style-bullet>
      <text:list-level-style-bullet text:level="5" text:style-name="WW8Num30z1" style:num-suffix="." text:bullet-char="o">
        <style:list-level-properties text:space-before="2.25in" text:min-label-width="0.25in"/>
        <style:text-properties style:font-name="Courier New"/>
      </text:list-level-style-bullet>
      <text:list-level-style-bullet text:level="6" text:style-name="WW8Num30z0" style:num-suffix="." text:bullet-char="">
        <style:list-level-properties text:space-before="2.75in" text:min-label-width="0.25in"/>
        <style:text-properties style:font-name="Wingdings"/>
      </text:list-level-style-bullet>
      <text:list-level-style-bullet text:level="7" text:style-name="WW8Num30z3" style:num-suffix="." text:bullet-char="">
        <style:list-level-properties text:space-before="3.25in" text:min-label-width="0.25in"/>
        <style:text-properties style:font-name="Symbol"/>
      </text:list-level-style-bullet>
      <text:list-level-style-bullet text:level="8" text:style-name="WW8Num30z1" style:num-suffix="." text:bullet-char="o">
        <style:list-level-properties text:space-before="3.75in" text:min-label-width="0.25in"/>
        <style:text-properties style:font-name="Courier New"/>
      </text:list-level-style-bullet>
      <text:list-level-style-bullet text:level="9" text:style-name="WW8Num30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33" text:consecutive-numbering="true">
      <text:list-level-style-bullet text:level="1" text:style-name="WW8Num33z0" style:num-suffix="." text:bullet-char="">
        <style:list-level-properties text:space-before="0.25in" text:min-label-width="0.25in"/>
        <style:text-properties style:font-name="Symbol"/>
      </text:list-level-style-bullet>
      <text:list-level-style-bullet text:level="2" text:style-name="WW8Num33z1" style:num-suffix="." text:bullet-char="o">
        <style:list-level-properties text:space-before="0.75in" text:min-label-width="0.25in"/>
        <style:text-properties style:font-name="Courier New"/>
      </text:list-level-style-bullet>
      <text:list-level-style-bullet text:level="3" text:style-name="WW8Num33z2" style:num-suffix="." text:bullet-char="">
        <style:list-level-properties text:space-before="1.25in" text:min-label-width="0.25in"/>
        <style:text-properties style:font-name="Wingdings"/>
      </text:list-level-style-bullet>
      <text:list-level-style-bullet text:level="4" text:style-name="WW8Num33z0" style:num-suffix="." text:bullet-char="">
        <style:list-level-properties text:space-before="1.75in" text:min-label-width="0.25in"/>
        <style:text-properties style:font-name="Symbol"/>
      </text:list-level-style-bullet>
      <text:list-level-style-bullet text:level="5" text:style-name="WW8Num33z1" style:num-suffix="." text:bullet-char="o">
        <style:list-level-properties text:space-before="2.25in" text:min-label-width="0.25in"/>
        <style:text-properties style:font-name="Courier New"/>
      </text:list-level-style-bullet>
      <text:list-level-style-bullet text:level="6" text:style-name="WW8Num33z2" style:num-suffix="." text:bullet-char="">
        <style:list-level-properties text:space-before="2.75in" text:min-label-width="0.25in"/>
        <style:text-properties style:font-name="Wingdings"/>
      </text:list-level-style-bullet>
      <text:list-level-style-bullet text:level="7" text:style-name="WW8Num33z0" style:num-suffix="." text:bullet-char="">
        <style:list-level-properties text:space-before="3.25in" text:min-label-width="0.25in"/>
        <style:text-properties style:font-name="Symbol"/>
      </text:list-level-style-bullet>
      <text:list-level-style-bullet text:level="8" text:style-name="WW8Num33z1" style:num-suffix="." text:bullet-char="o">
        <style:list-level-properties text:space-before="3.75in" text:min-label-width="0.25in"/>
        <style:text-properties style:font-name="Courier New"/>
      </text:list-level-style-bullet>
      <text:list-level-style-bullet text:level="9" text:style-name="WW8Num3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4" text:consecutive-numbering="true">
      <text:list-level-style-bullet text:level="1" text:style-name="WW8Num34z0" style:num-suffix="." text:bullet-char="-">
        <style:list-level-properties text:space-before="0.75in" text:min-label-width="0.25in"/>
        <style:text-properties style:font-name="Times New Roman"/>
      </text:list-level-style-bullet>
      <text:list-level-style-bullet text:level="2" text:style-name="WW8Num34z1" style:num-suffix="." text:bullet-char="o">
        <style:list-level-properties text:space-before="1.25in" text:min-label-width="0.25in"/>
        <style:text-properties style:font-name="Courier New"/>
      </text:list-level-style-bullet>
      <text:list-level-style-bullet text:level="3" text:style-name="WW8Num34z2" style:num-suffix="." text:bullet-char="">
        <style:list-level-properties text:space-before="1.75in" text:min-label-width="0.25in"/>
        <style:text-properties style:font-name="Wingdings"/>
      </text:list-level-style-bullet>
      <text:list-level-style-bullet text:level="4" text:style-name="WW8Num34z3" style:num-suffix="." text:bullet-char="">
        <style:list-level-properties text:space-before="2.25in" text:min-label-width="0.25in"/>
        <style:text-properties style:font-name="Symbol"/>
      </text:list-level-style-bullet>
      <text:list-level-style-bullet text:level="5" text:style-name="WW8Num34z1" style:num-suffix="." text:bullet-char="o">
        <style:list-level-properties text:space-before="2.75in" text:min-label-width="0.25in"/>
        <style:text-properties style:font-name="Courier New"/>
      </text:list-level-style-bullet>
      <text:list-level-style-bullet text:level="6" text:style-name="WW8Num34z2" style:num-suffix="." text:bullet-char="">
        <style:list-level-properties text:space-before="3.25in" text:min-label-width="0.25in"/>
        <style:text-properties style:font-name="Wingdings"/>
      </text:list-level-style-bullet>
      <text:list-level-style-bullet text:level="7" text:style-name="WW8Num34z3" style:num-suffix="." text:bullet-char="">
        <style:list-level-properties text:space-before="3.75in" text:min-label-width="0.25in"/>
        <style:text-properties style:font-name="Symbol"/>
      </text:list-level-style-bullet>
      <text:list-level-style-bullet text:level="8" text:style-name="WW8Num34z1" style:num-suffix="." text:bullet-char="o">
        <style:list-level-properties text:space-before="4.25in" text:min-label-width="0.25in"/>
        <style:text-properties style:font-name="Courier New"/>
      </text:list-level-style-bullet>
      <text:list-level-style-bullet text:level="9" text:style-name="WW8Num34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5">
      <text:list-level-style-bullet text:level="1" text:style-name="WW8Num35z0" style:num-suffix="." text:bullet-char="">
        <style:list-level-properties text:space-before="0.25in" text:min-label-width="0.25in"/>
        <style:text-properties style:font-name="Symbol"/>
      </text:list-level-style-bullet>
      <text:list-level-style-bullet text:level="2" text:style-name="WW8Num35z1" style:num-suffix="." text:bullet-char="o">
        <style:list-level-properties text:space-before="0.75in" text:min-label-width="0.25in"/>
        <style:text-properties style:font-name="Courier New"/>
      </text:list-level-style-bullet>
      <text:list-level-style-bullet text:level="3" text:style-name="WW8Num35z2" style:num-suffix="." text:bullet-char="">
        <style:list-level-properties text:space-before="1.25in" text:min-label-width="0.25in"/>
        <style:text-properties style:font-name="Wingdings"/>
      </text:list-level-style-bullet>
      <text:list-level-style-bullet text:level="4" text:style-name="WW8Num35z2" style:num-suffix="." text:bullet-char="">
        <style:list-level-properties text:space-before="1.75in" text:min-label-width="0.25in"/>
        <style:text-properties style:font-name="Wingdings"/>
      </text:list-level-style-bullet>
      <text:list-level-style-bullet text:level="5" text:style-name="WW8Num35z2" style:num-suffix="." text:bullet-char="">
        <style:list-level-properties text:space-before="2.25in" text:min-label-width="0.25in"/>
        <style:text-properties style:font-name="Wingdings"/>
      </text:list-level-style-bullet>
      <text:list-level-style-bullet text:level="6" text:style-name="WW8Num35z2" style:num-suffix="." text:bullet-char="">
        <style:list-level-properties text:space-before="2.75in" text:min-label-width="0.25in"/>
        <style:text-properties style:font-name="Wingdings"/>
      </text:list-level-style-bullet>
      <text:list-level-style-bullet text:level="7" text:style-name="WW8Num35z2" style:num-suffix="." text:bullet-char="">
        <style:list-level-properties text:space-before="3.25in" text:min-label-width="0.25in"/>
        <style:text-properties style:font-name="Wingdings"/>
      </text:list-level-style-bullet>
      <text:list-level-style-bullet text:level="8" text:style-name="WW8Num35z2" style:num-suffix="." text:bullet-char="">
        <style:list-level-properties text:space-before="3.75in" text:min-label-width="0.25in"/>
        <style:text-properties style:font-name="Wingdings"/>
      </text:list-level-style-bullet>
      <text:list-level-style-bullet text:level="9" text:style-name="WW8Num3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6">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37">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9">
      <text:list-level-style-number text:level="1" text:style-name="WW8Num39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space-before="0.1252in"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40">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2">
      <text:list-level-style-bullet text:level="1" text:style-name="WW8Num42z0" style:num-suffix="." text:bullet-char="">
        <style:list-level-properties text:space-before="0.5in" text:min-label-width="0.25in"/>
        <style:text-properties style:font-name="Symbol"/>
      </text:list-level-style-bullet>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43">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4" text:consecutive-numbering="true">
      <text:list-level-style-bullet text:level="1" text:style-name="WW8Num44z0" style:num-suffix="." text:bullet-char="-">
        <style:list-level-properties text:space-before="0.25in" text:min-label-width="0.25in"/>
        <style:text-properties style:font-name="Times New Roman"/>
      </text:list-level-style-bullet>
      <text:list-level-style-bullet text:level="2" text:style-name="WW8Num44z1" style:num-suffix="." text:bullet-char="o">
        <style:list-level-properties text:space-before="0.75in" text:min-label-width="0.25in"/>
        <style:text-properties style:font-name="Courier New"/>
      </text:list-level-style-bullet>
      <text:list-level-style-bullet text:level="3" text:style-name="WW8Num44z2" style:num-suffix="." text:bullet-char="">
        <style:list-level-properties text:space-before="1.25in" text:min-label-width="0.25in"/>
        <style:text-properties style:font-name="Wingdings"/>
      </text:list-level-style-bullet>
      <text:list-level-style-bullet text:level="4" text:style-name="WW8Num44z3" style:num-suffix="." text:bullet-char="">
        <style:list-level-properties text:space-before="1.75in" text:min-label-width="0.25in"/>
        <style:text-properties style:font-name="Symbol"/>
      </text:list-level-style-bullet>
      <text:list-level-style-bullet text:level="5" text:style-name="WW8Num44z1" style:num-suffix="." text:bullet-char="o">
        <style:list-level-properties text:space-before="2.25in" text:min-label-width="0.25in"/>
        <style:text-properties style:font-name="Courier New"/>
      </text:list-level-style-bullet>
      <text:list-level-style-bullet text:level="6" text:style-name="WW8Num44z2" style:num-suffix="." text:bullet-char="">
        <style:list-level-properties text:space-before="2.75in" text:min-label-width="0.25in"/>
        <style:text-properties style:font-name="Wingdings"/>
      </text:list-level-style-bullet>
      <text:list-level-style-bullet text:level="7" text:style-name="WW8Num44z3" style:num-suffix="." text:bullet-char="">
        <style:list-level-properties text:space-before="3.25in" text:min-label-width="0.25in"/>
        <style:text-properties style:font-name="Symbol"/>
      </text:list-level-style-bullet>
      <text:list-level-style-bullet text:level="8" text:style-name="WW8Num44z1" style:num-suffix="." text:bullet-char="o">
        <style:list-level-properties text:space-before="3.75in" text:min-label-width="0.25in"/>
        <style:text-properties style:font-name="Courier New"/>
      </text:list-level-style-bullet>
      <text:list-level-style-bullet text:level="9" text:style-name="WW8Num44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5" text:consecutive-numbering="true">
      <text:list-level-style-bullet text:level="1" text:style-name="WW8Num45z0" style:num-suffix="." text:bullet-char="">
        <style:list-level-properties text:space-before="0.25in" text:min-label-width="0.25in"/>
        <style:text-properties style:font-name="Symbol"/>
      </text:list-level-style-bullet>
      <text:list-level-style-bullet text:level="2" text:style-name="WW8Num45z1" style:num-suffix="." text:bullet-char="o">
        <style:list-level-properties text:space-before="0.75in" text:min-label-width="0.25in"/>
        <style:text-properties style:font-name="Courier New"/>
      </text:list-level-style-bullet>
      <text:list-level-style-bullet text:level="3" text:style-name="WW8Num45z2" style:num-suffix="." text:bullet-char="">
        <style:list-level-properties text:space-before="1.25in" text:min-label-width="0.25in"/>
        <style:text-properties style:font-name="Wingdings"/>
      </text:list-level-style-bullet>
      <text:list-level-style-bullet text:level="4" text:style-name="WW8Num45z0" style:num-suffix="." text:bullet-char="">
        <style:list-level-properties text:space-before="1.75in" text:min-label-width="0.25in"/>
        <style:text-properties style:font-name="Symbol"/>
      </text:list-level-style-bullet>
      <text:list-level-style-bullet text:level="5" text:style-name="WW8Num45z1" style:num-suffix="." text:bullet-char="o">
        <style:list-level-properties text:space-before="2.25in" text:min-label-width="0.25in"/>
        <style:text-properties style:font-name="Courier New"/>
      </text:list-level-style-bullet>
      <text:list-level-style-bullet text:level="6" text:style-name="WW8Num45z2" style:num-suffix="." text:bullet-char="">
        <style:list-level-properties text:space-before="2.75in" text:min-label-width="0.25in"/>
        <style:text-properties style:font-name="Wingdings"/>
      </text:list-level-style-bullet>
      <text:list-level-style-bullet text:level="7" text:style-name="WW8Num45z0" style:num-suffix="." text:bullet-char="">
        <style:list-level-properties text:space-before="3.25in" text:min-label-width="0.25in"/>
        <style:text-properties style:font-name="Symbol"/>
      </text:list-level-style-bullet>
      <text:list-level-style-bullet text:level="8" text:style-name="WW8Num45z1" style:num-suffix="." text:bullet-char="o">
        <style:list-level-properties text:space-before="3.75in" text:min-label-width="0.25in"/>
        <style:text-properties style:font-name="Courier New"/>
      </text:list-level-style-bullet>
      <text:list-level-style-bullet text:level="9" text:style-name="WW8Num4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6">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47">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Outline1">
      <text:list-level-style-number text:level="1" text:style-name="WW8Num39z0"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format="">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rame_20_contents">
      <style:paragraph-properties fo:text-align="center" style:justify-single-word="false"/>
    </style:style>
    <style:style style:name="Mfr1" style:family="graphic" style:parent-style-name="Frame">
      <style:graphic-properties fo:margin-left="0in" fo:margin-right="0in" fo:margin-top="0in" fo:margin-bottom="0in" style:wrap="run-through" style:number-wrapped-paragraphs="no-limit" style:vertical-pos="top" style:vertical-rel="paragraph-content" style:horizontal-pos="right" style:horizontal-rel="paragraph-content" fo:padding="0in" fo:border="none"/>
    </style:style>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draw:frame draw:style-name="Mfr1" draw:name="Frame1" text:anchor-type="paragraph" svg:width="0.3929in" draw:z-index="19"><draw:text-box fo:min-height="0.1965in"><text:p text:style-name="MP1"><text:page-number text:select-page="current">7</text:page-number></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dc:title>xCAT 2.X Monitoring How-to</dc:title>
    <dc:title>xCAT 2.X Monitoring How-to</dc:title>
    <meta:initial-creator>IBM_USER</meta:initial-creator>
    <meta:creation-date>2008-03-11T09:00:00</meta:creation-date>
    <dc:creator>kboswort</dc:creator>
    <dc:date>2009-10-07T14:42:59</dc:date>
    <meta:printed-by>kboswort</meta:printed-by>
    <meta:print-date>2009-10-07T13:36:53</meta:print-date>
    <dc:language>en-US</dc:language>
    <meta:editing-cycles>335</meta:editing-cycles>
    <meta:editing-duration>P3DT2H32M5S</meta:editing-duration>
    <meta:document-statistic meta:character-count="29071" meta:image-count="1" meta:object-count="0" meta:page-count="17" meta:paragraph-count="244" meta:table-count="2" meta:word-count="4036"/>
    <meta:user-defined meta:name="Info 1"/>
    <meta:user-defined meta:name="Info 2"/>
    <meta:user-defined meta:name="Info 3"/>
    <meta:user-defined meta:name="Info 4"/>
  </office:meta>
</office:document-meta>
</file>